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libri Light" svg:font-family="'Calibri Light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5.4272in"/>
    </style:style>
    <style:style style:name="co4" style:family="table-column">
      <style:table-column-properties fo:break-before="auto" style:column-width="1.4374in"/>
    </style:style>
    <style:style style:name="co5" style:family="table-column">
      <style:table-column-properties fo:break-before="auto" style:column-width="1.4583in"/>
    </style:style>
    <style:style style:name="co6" style:family="table-column">
      <style:table-column-properties fo:break-before="auto" style:column-width="1.0417in"/>
    </style:style>
    <style:style style:name="co7" style:family="table-column">
      <style:table-column-properties fo:break-before="auto" style:column-width="0.8957in"/>
    </style:style>
    <style:style style:name="co8" style:family="table-column">
      <style:table-column-properties fo:break-before="auto" style:column-width="1.1354in"/>
    </style:style>
    <style:style style:name="co9" style:family="table-column">
      <style:table-column-properties fo:break-before="auto" style:column-width="2.1772in"/>
    </style:style>
    <style:style style:name="co10" style:family="table-column">
      <style:table-column-properties fo:break-before="auto" style:column-width="1.1563in"/>
    </style:style>
    <style:style style:name="co11" style:family="table-column">
      <style:table-column-properties fo:break-before="auto" style:column-width="0.5728in"/>
    </style:style>
    <style:style style:name="co12" style:family="table-column">
      <style:table-column-properties fo:break-before="auto" style:column-width="0.9791in"/>
    </style:style>
    <style:style style:name="co13" style:family="table-column">
      <style:table-column-properties fo:break-before="auto" style:column-width="5.4272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5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8106">
      <style:text-properties fo:color="#833c0c" fo:font-style="italic" style:font-style-asian="italic" style:font-style-complex="italic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 style:data-style-name="N8106"/>
    <style:style style:name="ce9" style:family="table-cell" style:parent-style-name="Default" style:data-style-name="N8106"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Passengers" table:style-name="ta1">
        <table:table-column table:style-name="co1" table:default-cell-style-name="ce1"/>
        <table:table-column table:style-name="co2" table:default-cell-style-name="ce4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2" table:default-cell-style-name="ce5"/>
        <table:table-column table:style-name="co1" table:default-cell-style-name="ce4"/>
        <table:table-column table:style-name="co2" table:number-columns-repeated="1010" table:default-cell-style-name="ce1"/>
        <table:table-row table:style-name="ro1">
          <table:table-cell table:style-name="ce2" office:value-type="string">
            <text:p>PassengerId</text:p>
          </table:table-cell>
          <table:table-cell table:style-name="ce2" office:value-type="string">
            <text:p>Survival</text:p>
          </table:table-cell>
          <table:table-cell table:style-name="ce3" office:value-type="string">
            <text:p>Pclass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Sex</text:p>
          </table:table-cell>
          <table:table-cell table:style-name="ce3" office:value-type="string">
            <text:p>Age</text:p>
          </table:table-cell>
          <table:table-cell table:style-name="ce3" office:value-type="string">
            <text:p>SibSp</text:p>
          </table:table-cell>
          <table:table-cell table:style-name="ce3" office:value-type="string">
            <text:p>Parch</text:p>
          </table:table-cell>
          <table:table-cell table:style-name="ce3" office:value-type="string">
            <text:p>Ticket</text:p>
          </table:table-cell>
          <table:table-cell table:style-name="ce3" office:value-type="string">
            <text:p>Fare</text:p>
          </table:table-cell>
          <table:table-cell table:style-name="ce3" office:value-type="string">
            <text:p>Cabin</text:p>
          </table:table-cell>
          <table:table-cell table:style-name="ce3" office:value-type="string">
            <text:p>Embarked</text:p>
          </table:table-cell>
          <table:table-cell table:style-name="ce2" office:value-type="string">
            <text:p>Domestic</text:p>
          </table:table-cell>
          <table:table-cell table:style-name="ce2" office:value-type="string">
            <text:p>LifeBoatId</text:p>
          </table:table-cell>
          <table:table-cell table:style-name="ce3" table:number-columns-repeated="1010"/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bbing, Mr. Anthony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5547</text:p>
          </table:table-cell>
          <table:table-cell office:value-type="string">
            <text:p>7.5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bbott, Master. Eugene Joseph</text:p>
          </table:table-cell>
          <table:table-cell office:value-type="string">
            <text:p>male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.A. 2673</text:p>
          </table:table-cell>
          <table:table-cell office:value-type="string">
            <text:p>20.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bbott, Mr. Rossmore Edward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.A. 2673</text:p>
          </table:table-cell>
          <table:table-cell office:value-type="string">
            <text:p>20.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bbott, Mrs. Stanton (Rosa Hunt)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.A. 2673</text:p>
          </table:table-cell>
          <table:table-cell office:value-type="string">
            <text:p>20.2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belseth, Miss. Karen Marie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48125">
            <text:p>348125</text:p>
          </table:table-cell>
          <table:table-cell office:value-type="string">
            <text:p>7.6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 table:visibility="filter">
          <table:table-cell office:value-type="float" office:value="949">
            <text:p>9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belseth, Mr. Olaus Jorgense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48122">
            <text:p>348122</text:p>
          </table:table-cell>
          <table:table-cell office:value-type="string">
            <text:p>7.65</text:p>
          </table:table-cell>
          <table:table-cell office:value-type="string">
            <text:p>F G63</text:p>
          </table:table-cell>
          <table:table-cell office:value-type="string">
            <text:p>S</text:p>
          </table:table-cell>
          <table:table-cell/>
          <table:table-cell office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belson, Mr. Samuel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/PP 3381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elson, Mrs. Samuel (Hannah Wizosky)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/PP 3381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brahamsson, Mr. Abraham August Johannes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2 3101284</text:p>
          </table:table-cell>
          <table:table-cell office:value-type="string">
            <text:p>7.92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brahim, Mrs. Joseph (Sophie Halaut Easu)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657">
            <text:p>2657</text:p>
          </table:table-cell>
          <table:table-cell office:value-type="string">
            <text:p>7.2292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dahl, Mr. Mauritz Nils Martin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 7076</text:p>
          </table:table-cell>
          <table:table-cell office:value-type="string">
            <text:p>7.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dams, Mr. John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1826">
            <text:p>341826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hlin, Mrs. Johan (Johanna Persdotter Larsson)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46">
            <text:p>7546</text:p>
          </table:table-cell>
          <table:table-cell office:value-type="string">
            <text:p>9.4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99">
            <text:p>11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ks, Master. Philip Frank</text:p>
          </table:table-cell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2091">
            <text:p>392091</text:p>
          </table:table-cell>
          <table:table-cell office:value-type="string">
            <text:p>9.3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ks, Mrs. Sam (Leah Rosen)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2091">
            <text:p>392091</text:p>
          </table:table-cell>
          <table:table-cell office:value-type="string">
            <text:p>9.3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bimona, Mr. Nassef Cassem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99">
            <text:p>2699</text:p>
          </table:table-cell>
          <table:table-cell office:value-type="string">
            <text:p>18.7875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ldworth, Mr. Charles Augustus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48744">
            <text:p>24874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lexander, Mr. William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4">
            <text:p>3474</text:p>
          </table:table-cell>
          <table:table-cell office:value-type="string">
            <text:p>7.88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lhomaki, Mr. Ilmari Rudolf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2 3101287</text:p>
          </table:table-cell>
          <table:table-cell office:value-type="string">
            <text:p>7.9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li, Mr. Ahmed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.Q. 3101311</text:p>
          </table:table-cell>
          <table:table-cell office:value-type="string">
            <text:p>7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li, Mr. William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.Q. 3101312</text:p>
          </table:table-cell>
          <table:table-cell office:value-type="string">
            <text:p>7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31">
            <text:p>7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llen, Miss. Elisabeth Walton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4160">
            <text:p>24160</text:p>
          </table:table-cell>
          <table:table-cell office:value-type="string">
            <text:p>211.3375</text:p>
          </table:table-cell>
          <table:table-cell office:value-type="string">
            <text:p>B5</text:p>
          </table:table-cell>
          <table:table-cell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llen, Mr. William Henry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73450">
            <text:p>373450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306">
            <text:p>30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llison, Master. Hudson Trevor</text:p>
          </table:table-cell>
          <table:table-cell office:value-type="string">
            <text:p>mal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3781">
            <text:p>113781</text:p>
          </table:table-cell>
          <table:table-cell office:value-type="string">
            <text:p>151.55</text:p>
          </table:table-cell>
          <table:table-cell office:value-type="string">
            <text:p>C22 C26</text:p>
          </table:table-cell>
          <table:table-cell office:value-type="string">
            <text:p>S</text:p>
          </table:table-cell>
          <table:table-cell/>
          <table:table-cell office:value-type="float" office:value="11">
            <text:p>11</text:p>
          </table:table-cell>
          <table:table-cell table:number-columns-repeated="1010"/>
        </table:table-row>
        <table:table-row table:style-name="ro1" table:visibility="filter"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llison, Miss. Helen Loraine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3781">
            <text:p>113781</text:p>
          </table:table-cell>
          <table:table-cell office:value-type="string">
            <text:p>151.55</text:p>
          </table:table-cell>
          <table:table-cell office:value-type="string">
            <text:p>C22 C26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198">
            <text:p>11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llison, Mr. Hudson Joshua Creighton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3781">
            <text:p>113781</text:p>
          </table:table-cell>
          <table:table-cell office:value-type="string">
            <text:p>151.55</text:p>
          </table:table-cell>
          <table:table-cell office:value-type="string">
            <text:p>C22 C26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llison, Mrs. Hudson J C (Bessie Waldo Daniels)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3781">
            <text:p>113781</text:p>
          </table:table-cell>
          <table:table-cell office:value-type="string">
            <text:p>151.55</text:p>
          </table:table-cell>
          <table:table-cell office:value-type="string">
            <text:p>C22 C26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llum, Mr. Owen George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223">
            <text:p>2223</text:p>
          </table:table-cell>
          <table:table-cell office:value-type="string">
            <text:p>8.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en, Mr. Albert Karvin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 4001</text:p>
          </table:table-cell>
          <table:table-cell office:value-type="string">
            <text:p>22.5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ndersen-Jensen, Miss. Carla Christine Nielsine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0046">
            <text:p>350046</text:p>
          </table:table-cell>
          <table:table-cell office:value-type="string">
            <text:p>7.8542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 table:visibility="filter">
          <table:table-cell office:value-type="float" office:value="461">
            <text:p>4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nderson, Mr. Harry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19952">
            <text:p>19952</text:p>
          </table:table-cell>
          <table:table-cell office:value-type="string">
            <text:p>26.55</text:p>
          </table:table-cell>
          <table:table-cell office:value-type="string">
            <text:p>E12</text:p>
          </table:table-cell>
          <table:table-cell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son, Master. Sigvard Harald Elias</text:p>
          </table:table-cell>
          <table:table-cell office:value-type="string">
            <text:p>male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82">
            <text:p>347082</text:p>
          </table:table-cell>
          <table:table-cell office:value-type="string">
            <text:p>31.2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son, Miss. Ebba Iris Alfrida</text:p>
          </table:table-cell>
          <table:table-cell office:value-type="string">
            <text:p>femal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82">
            <text:p>347082</text:p>
          </table:table-cell>
          <table:table-cell office:value-type="string">
            <text:p>31.2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son, Miss. Ellis Anna Maria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82">
            <text:p>347082</text:p>
          </table:table-cell>
          <table:table-cell office:value-type="string">
            <text:p>31.2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ndersson, Miss. Erna Alexandra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101281">
            <text:p>3101281</text:p>
          </table:table-cell>
          <table:table-cell office:value-type="string">
            <text:p>7.92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son, Miss. Ida Augusta Margareta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91">
            <text:p>347091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son, Miss. Ingeborg Constanzia</text:p>
          </table:table-cell>
          <table:table-cell office:value-type="string">
            <text:p>female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82">
            <text:p>347082</text:p>
          </table:table-cell>
          <table:table-cell office:value-type="string">
            <text:p>31.2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son, Miss. Sigrid Elisabeth</text:p>
          </table:table-cell>
          <table:table-cell office:value-type="string">
            <text:p>female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82">
            <text:p>347082</text:p>
          </table:table-cell>
          <table:table-cell office:value-type="string">
            <text:p>31.2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son, Mr. Anders Johan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7082">
            <text:p>347082</text:p>
          </table:table-cell>
          <table:table-cell office:value-type="string">
            <text:p>31.2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ndersson, Mr. August Edvard ("Wennerstrom")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50043">
            <text:p>350043</text:p>
          </table:table-cell>
          <table:table-cell office:value-type="string">
            <text:p>7.7958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son, Mr. Johan Samuel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075">
            <text:p>347075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ersson, Mrs. Anders Johan (Alfrida Konstantia Brogren)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7082">
            <text:p>347082</text:p>
          </table:table-cell>
          <table:table-cell office:value-type="string">
            <text:p>31.2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dreasson, Mr. Paul Edvin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47466">
            <text:p>347466</text:p>
          </table:table-cell>
          <table:table-cell office:value-type="string">
            <text:p>7.8542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ndrew, Mr. Edgardo Samuel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31945">
            <text:p>231945</text:p>
          </table:table-cell>
          <table:table-cell office:value-type="string">
            <text:p>11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ndrew, Mr. Frank Thomas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34050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76">
            <text:p>27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ndrews, Miss. Kornelia Theodosia</text:p>
          </table:table-cell>
          <table:table-cell office:value-type="string">
            <text:p>female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502">
            <text:p>13502</text:p>
          </table:table-cell>
          <table:table-cell office:value-type="string">
            <text:p>77.9583</text:p>
          </table:table-cell>
          <table:table-cell office:value-type="string">
            <text:p>D7</text:p>
          </table:table-cell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 table:visibility="filter">
          <table:table-cell office:value-type="float" office:value="807">
            <text:p>8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ndrews, Mr. Thomas Jr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12050">
            <text:p>112050</text:p>
          </table:table-cell>
          <table:table-cell office:value-type="float" office:value="0">
            <text:p>0</text:p>
          </table:table-cell>
          <table:table-cell office:value-type="string">
            <text:p>A36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gheloff, Mr. Minko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9202">
            <text:p>349202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ngle, Mr. William A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6875">
            <text:p>22687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ngle, Mrs. William A (Florence "Mary" Agnes Hughes)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6875">
            <text:p>22687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1">
            <text:p>11</text:p>
          </table:table-cell>
          <table:table-cell table:number-columns-repeated="1010"/>
        </table:table-row>
        <table:table-row table:style-name="ro1" table:visibility="filter">
          <table:table-cell office:value-type="float" office:value="572">
            <text:p>57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ppleton, Mrs. Edward Dale (Charlotte Lamson)</text:p>
          </table:table-cell>
          <table:table-cell office:value-type="string">
            <text:p>female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769">
            <text:p>11769</text:p>
          </table:table-cell>
          <table:table-cell office:value-type="string">
            <text:p>51.4792</text:p>
          </table:table-cell>
          <table:table-cell office:value-type="string">
            <text:p>C101</text:p>
          </table:table-cell>
          <table:table-cell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rnold-Franchi, Mr. Josef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9237">
            <text:p>349237</text:p>
          </table:table-cell>
          <table:table-cell office:value-type="string">
            <text:p>17.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rnold-Franchi, Mrs. Josef (Josefine Franchi)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9237">
            <text:p>349237</text:p>
          </table:table-cell>
          <table:table-cell office:value-type="string">
            <text:p>17.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ronsson, Mr. Ernst Axel Algot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49911">
            <text:p>349911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rtagaveytia, Mr. Ramon</text:p>
          </table:table-cell>
          <table:table-cell office:value-type="string">
            <text:p>male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609</text:p>
          </table:table-cell>
          <table:table-cell office:value-type="string">
            <text:p>49.504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shby, Mr. John</text:p>
          </table:table-cell>
          <table:table-cell office:value-type="string">
            <text:p>male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244346">
            <text:p>24434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sim, Mr. Adola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.Q. 3101310</text:p>
          </table:table-cell>
          <table:table-cell office:value-type="string">
            <text:p>7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splund, Master. Carl Edgar</text:p>
          </table:table-cell>
          <table:table-cell office:value-type="string">
            <text:p>mal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77">
            <text:p>347077</text:p>
          </table:table-cell>
          <table:table-cell office:value-type="string">
            <text:p>31.38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splund, Master. Clarence Gustaf Hugo</text:p>
          </table:table-cell>
          <table:table-cell office:value-type="string">
            <text:p>male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77">
            <text:p>347077</text:p>
          </table:table-cell>
          <table:table-cell office:value-type="string">
            <text:p>31.38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splund, Master. Edvin Rojj Felix</text:p>
          </table:table-cell>
          <table:table-cell office:value-type="string">
            <text:p>mal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77">
            <text:p>347077</text:p>
          </table:table-cell>
          <table:table-cell office:value-type="string">
            <text:p>31.38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splund, Master. Filip Oscar</text:p>
          </table:table-cell>
          <table:table-cell office:value-type="string">
            <text:p>male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77">
            <text:p>347077</text:p>
          </table:table-cell>
          <table:table-cell office:value-type="string">
            <text:p>31.38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splund, Miss. Lillian Gertrud</text:p>
          </table:table-cell>
          <table:table-cell office:value-type="string">
            <text:p>femal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77">
            <text:p>347077</text:p>
          </table:table-cell>
          <table:table-cell office:value-type="string">
            <text:p>31.38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splund, Mr. Carl Oscar Vilhelm Gustafsson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7077">
            <text:p>347077</text:p>
          </table:table-cell>
          <table:table-cell office:value-type="string">
            <text:p>31.38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splund, Mr. Johan Charles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350054">
            <text:p>350054</text:p>
          </table:table-cell>
          <table:table-cell office:value-type="string">
            <text:p>7.7958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splund, Mrs. Carl Oscar (Selma Augusta Emilia Johansson)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7077">
            <text:p>347077</text:p>
          </table:table-cell>
          <table:table-cell office:value-type="string">
            <text:p>31.38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ssaf Khalil, Mrs. Mariana (Miriam")"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2696">
            <text:p>2696</text:p>
          </table:table-cell>
          <table:table-cell office:value-type="string">
            <text:p>7.225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ssaf, Mr. Gerios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692">
            <text:p>2692</text:p>
          </table:table-cell>
          <table:table-cell office:value-type="string">
            <text:p>7.225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ssam, Mr. Ali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.Q. 3101309</text:p>
          </table:table-cell>
          <table:table-cell office:value-type="string">
            <text:p>7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094">
            <text:p>10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stor, Col. John Jacob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757</text:p>
          </table:table-cell>
          <table:table-cell office:value-type="string">
            <text:p>227.525</text:p>
          </table:table-cell>
          <table:table-cell office:value-type="string">
            <text:p>C62 C64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701">
            <text:p>7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stor, Mrs. John Jacob (Madeleine Talmadge Force)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757</text:p>
          </table:table-cell>
          <table:table-cell office:value-type="string">
            <text:p>227.525</text:p>
          </table:table-cell>
          <table:table-cell office:value-type="string">
            <text:p>C62 C64</text:p>
          </table:table-cell>
          <table:table-cell office:value-type="string">
            <text:p>C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talah, Miss. Malake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627">
            <text:p>2627</text:p>
          </table:table-cell>
          <table:table-cell office:value-type="string">
            <text:p>14.4583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talah, Mr. Sleiman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694">
            <text:p>2694</text:p>
          </table:table-cell>
          <table:table-cell office:value-type="string">
            <text:p>7.225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370">
            <text:p>37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ubart, Mme. Leontine Pauline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477</text:p>
          </table:table-cell>
          <table:table-cell office:value-type="string">
            <text:p>69.3</text:p>
          </table:table-cell>
          <table:table-cell office:value-type="string">
            <text:p>B35</text:p>
          </table:table-cell>
          <table:table-cell office:value-type="string">
            <text:p>C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ugustsson, Mr. Albert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347468">
            <text:p>347468</text:p>
          </table:table-cell>
          <table:table-cell office:value-type="string">
            <text:p>7.8542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youb, Miss. Banoura</text:p>
          </table:table-cell>
          <table:table-cell office:value-type="string">
            <text:p>female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687">
            <text:p>2687</text:p>
          </table:table-cell>
          <table:table-cell office:value-type="string">
            <text:p>7.2292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accos, Mr. Raffull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679">
            <text:p>2679</text:p>
          </table:table-cell>
          <table:table-cell office:value-type="string">
            <text:p>7.225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ackstrom, Mr. Karl Alfred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01278">
            <text:p>3101278</text:p>
          </table:table-cell>
          <table:table-cell office:value-type="string">
            <text:p>15.8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ckstrom, Mrs. Karl Alfred (Maria Mathilda Gustafsson)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01278">
            <text:p>3101278</text:p>
          </table:table-cell>
          <table:table-cell office:value-type="string">
            <text:p>15.8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clini, Miss. Eugenie</text:p>
          </table:table-cell>
          <table:table-cell office:value-type="string">
            <text:p>fema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string">
            <text:p>19.2583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clini, Miss. Helene Barbara</text:p>
          </table:table-cell>
          <table:table-cell office:value-type="string">
            <text:p>fema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string">
            <text:p>19.2583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clini, Miss. Marie Catherine</text:p>
          </table:table-cell>
          <table:table-cell office:value-type="string">
            <text:p>femal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string">
            <text:p>19.2583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clini, Mrs. Solomon (Latifa Qurban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66">
            <text:p>2666</text:p>
          </table:table-cell>
          <table:table-cell office:value-type="string">
            <text:p>19.2583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dman, Miss. Emily Louisa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4 31416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adt, Mr. Mohamed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623">
            <text:p>2623</text:p>
          </table:table-cell>
          <table:table-cell office:value-type="string">
            <text:p>7.225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ailey, Mr. Percy Andrew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9108">
            <text:p>29108</text:p>
          </table:table-cell>
          <table:table-cell office:value-type="string">
            <text:p>11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aimbrigge, Mr. Charles Robert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31030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alkic, Mr. Cerin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8">
            <text:p>349248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ll, Mrs. (Ada E Hall)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8551">
            <text:p>28551</text:p>
          </table:table-cell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anfield, Mr. Frederick James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/SOTON 34068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rah, Mr. Hanna Assi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663">
            <text:p>2663</text:p>
          </table:table-cell>
          <table:table-cell office:value-type="string">
            <text:p>7.2292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arbara, Miss. Saiide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91">
            <text:p>2691</text:p>
          </table:table-cell>
          <table:table-cell office:value-type="string">
            <text:p>14.454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arbara, Mrs. (Catherine David)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91">
            <text:p>2691</text:p>
          </table:table-cell>
          <table:table-cell office:value-type="string">
            <text:p>14.454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arber, Miss. Ellen "Nellie"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9877">
            <text:p>19877</text:p>
          </table:table-cell>
          <table:table-cell office:value-type="string">
            <text:p>78.85</text:p>
          </table:table-cell>
          <table:table-cell/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1" table:visibility="filter">
          <table:table-cell office:value-type="float" office:value="631">
            <text:p>6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arkworth, Mr. Algernon Henry Wilson</text:p>
          </table:table-cell>
          <table:table-cell office:value-type="string">
            <text:p>male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27042">
            <text:p>27042</text:p>
          </table:table-cell>
          <table:table-cell office:value-type="float" office:value="30">
            <text:p>30</text:p>
          </table:table-cell>
          <table:table-cell office:value-type="string">
            <text:p>A23</text:p>
          </table:table-cell>
          <table:table-cell office:value-type="string">
            <text:p>S</text:p>
          </table:table-cell>
          <table:table-cell/>
          <table:table-cell office:value-type="string">
            <text:p>B</text:p>
          </table:table-cell>
          <table:table-cell table:number-columns-repeated="1010"/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arry, Miss. Julia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30844">
            <text:p>330844</text:p>
          </table:table-cell>
          <table:table-cell office:value-type="string">
            <text:p>7.8792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arton, Mr. David Joh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24669">
            <text:p>324669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ateman, Rev. Robert James</text:p>
          </table:table-cell>
          <table:table-cell office:value-type="string">
            <text:p>male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.O.P. 1166</text:p>
          </table:table-cell>
          <table:table-cell office:value-type="string">
            <text:p>12.5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umann, Mr. John D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PC 17318</text:p>
          </table:table-cell>
          <table:table-cell office:value-type="string">
            <text:p>25.9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xter, Mr. Quigg Edmond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558</text:p>
          </table:table-cell>
          <table:table-cell office:value-type="string">
            <text:p>247.5208</text:p>
          </table:table-cell>
          <table:table-cell office:value-type="string">
            <text:p>B58 B60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300">
            <text:p>3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axter, Mrs. James (Helene DeLaudeniere Chaput)</text:p>
          </table:table-cell>
          <table:table-cell office:value-type="string">
            <text:p>female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558</text:p>
          </table:table-cell>
          <table:table-cell office:value-type="string">
            <text:p>247.5208</text:p>
          </table:table-cell>
          <table:table-cell office:value-type="string">
            <text:p>B58 B60</text:p>
          </table:table-cell>
          <table:table-cell office:value-type="string">
            <text:p>C</text:p>
          </table:table-cell>
          <table:table-cell/>
          <table:table-cell office:value-type="float" office:value="6">
            <text:p>6</text:p>
          </table:table-cell>
          <table:table-cell table:number-columns-repeated="1010"/>
        </table:table-row>
        <table:table-row table:style-name="ro1" table:visibility="filter">
          <table:table-cell office:value-type="float" office:value="219">
            <text:p>2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azzani, Miss. Albina</text:p>
          </table:table-cell>
          <table:table-cell office:value-type="string">
            <text:p>fe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1813">
            <text:p>11813</text:p>
          </table:table-cell>
          <table:table-cell office:value-type="string">
            <text:p>76.2917</text:p>
          </table:table-cell>
          <table:table-cell office:value-type="string">
            <text:p>D15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eane, Mr. Edward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08">
            <text:p>2908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eane, Mrs. Edward (Ethel Clarke)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08">
            <text:p>2908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 table:visibility="filter">
          <table:table-cell office:value-type="float" office:value="1010">
            <text:p>1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eattie, Mr. Thomson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3050">
            <text:p>13050</text:p>
          </table:table-cell>
          <table:table-cell office:value-type="string">
            <text:p>75.2417</text:p>
          </table:table-cell>
          <table:table-cell office:value-type="string">
            <text:p>C6</text:p>
          </table:table-cell>
          <table:table-cell office:value-type="string">
            <text:p>C</text:p>
          </table:table-cell>
          <table:table-cell/>
          <table:table-cell office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eauchamp, Mr. Henry James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44358">
            <text:p>244358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eavan, Mr. William Thomas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23951">
            <text:p>323951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ecker, Master. Richard F</text:p>
          </table:table-cell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0136">
            <text:p>230136</text:p>
          </table:table-cell>
          <table:table-cell office:value-type="float" office:value="39">
            <text:p>39</text:p>
          </table:table-cell>
          <table:table-cell office:value-type="string">
            <text:p>F4</text:p>
          </table:table-cell>
          <table:table-cell office:value-type="string">
            <text:p>S</text:p>
          </table:table-cell>
          <table:table-cell/>
          <table:table-cell office:value-type="float" office:value="11">
            <text:p>11</text:p>
          </table:table-cell>
          <table:table-cell table:number-columns-repeated="1010"/>
        </table:table-row>
        <table:table-row table:style-name="ro1" table:visibility="filter">
          <table:table-cell office:value-type="float" office:value="619">
            <text:p>6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ecker, Miss. Marion Louise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0136">
            <text:p>230136</text:p>
          </table:table-cell>
          <table:table-cell office:value-type="float" office:value="39">
            <text:p>39</text:p>
          </table:table-cell>
          <table:table-cell office:value-type="string">
            <text:p>F4</text:p>
          </table:table-cell>
          <table:table-cell office:value-type="string">
            <text:p>S</text:p>
          </table:table-cell>
          <table:table-cell/>
          <table:table-cell office:value-type="float" office:value="11">
            <text:p>11</text:p>
          </table:table-cell>
          <table:table-cell table:number-columns-repeated="1010"/>
        </table:table-row>
        <table:table-row table:style-name="ro1" table:visibility="filter">
          <table:table-cell office:value-type="float" office:value="1218">
            <text:p>12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ecker, Miss. Ruth Elizabeth</text:p>
          </table:table-cell>
          <table:table-cell office:value-type="string">
            <text:p>female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0136">
            <text:p>230136</text:p>
          </table:table-cell>
          <table:table-cell office:value-type="float" office:value="39">
            <text:p>39</text:p>
          </table:table-cell>
          <table:table-cell office:value-type="string">
            <text:p>F4</text:p>
          </table:table-cell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 table:visibility="filter">
          <table:table-cell office:value-type="float" office:value="1070">
            <text:p>10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ecker, Mrs. Allen Oliver (Nellie E Baumgardner)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30136">
            <text:p>230136</text:p>
          </table:table-cell>
          <table:table-cell office:value-type="float" office:value="39">
            <text:p>39</text:p>
          </table:table-cell>
          <table:table-cell office:value-type="string">
            <text:p>F4</text:p>
          </table:table-cell>
          <table:table-cell office:value-type="string">
            <text:p>S</text:p>
          </table:table-cell>
          <table:table-cell/>
          <table:table-cell office:value-type="float" office:value="11">
            <text:p>11</text:p>
          </table:table-cell>
          <table:table-cell table:number-columns-repeated="1010"/>
        </table:table-row>
        <table:table-row table:style-name="ro1" table:visibility="filter">
          <table:table-cell office:value-type="float" office:value="249">
            <text:p>2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eckwith, Mr. Richard Leonard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office:value-type="float" office:value="11751">
            <text:p>11751</text:p>
          </table:table-cell>
          <table:table-cell office:value-type="string">
            <text:p>52.5542</text:p>
          </table:table-cell>
          <table:table-cell office:value-type="string">
            <text:p>D35</text:p>
          </table:table-cell>
          <table:table-cell office:value-type="string">
            <text:p>S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872">
            <text:p>87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eckwith, Mrs. Richard Leonard (Sallie Monypeny)</text:p>
          </table:table-cell>
          <table:table-cell office:value-type="string">
            <text:p>fe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float" office:value="11751">
            <text:p>11751</text:p>
          </table:table-cell>
          <table:table-cell office:value-type="string">
            <text:p>52.5542</text:p>
          </table:table-cell>
          <table:table-cell office:value-type="string">
            <text:p>D35</text:p>
          </table:table-cell>
          <table:table-cell office:value-type="string">
            <text:p>S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eesley, Mr. Lawrence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48698">
            <text:p>248698</text:p>
          </table:table-cell>
          <table:table-cell office:value-type="float" office:value="13">
            <text:p>13</text:p>
          </table:table-cell>
          <table:table-cell office:value-type="string">
            <text:p>D56</text:p>
          </table:table-cell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 table:visibility="filter">
          <table:table-cell office:value-type="float" office:value="890">
            <text:p>8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ehr, Mr. Karl Howell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11369">
            <text:p>111369</text:p>
          </table:table-cell>
          <table:table-cell office:value-type="float" office:value="30">
            <text:p>30</text:p>
          </table:table-cell>
          <table:table-cell office:value-type="string">
            <text:p>C148</text:p>
          </table:table-cell>
          <table:table-cell office:value-type="string">
            <text:p>C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engtsson, Mr. John Viktor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8">
            <text:p>347068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entham, Miss. Lilian W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8404">
            <text:p>2840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erglund, Mr. Karl Ivar Sve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P 4348</text:p>
          </table:table-cell>
          <table:table-cell office:value-type="string">
            <text:p>9.3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erriman, Mr. William John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8425">
            <text:p>28425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etros, Master. Sema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22">
            <text:p>2622</text:p>
          </table:table-cell>
          <table:table-cell office:value-type="string">
            <text:p>7.229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etros, Mr. Tannous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648">
            <text:p>2648</text:p>
          </table:table-cell>
          <table:table-cell office:value-type="string">
            <text:p>4.0125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81">
            <text:p>38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idois, Miss. Rosalie</text:p>
          </table:table-cell>
          <table:table-cell office:value-type="string">
            <text:p>fe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757</text:p>
          </table:table-cell>
          <table:table-cell office:value-type="string">
            <text:p>227.525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ing, Mr. Lee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string">
            <text:p>56.4958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 table:visibility="filter">
          <table:table-cell office:value-type="float" office:value="1048">
            <text:p>10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ird, Miss. Ellen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483</text:p>
          </table:table-cell>
          <table:table-cell office:value-type="string">
            <text:p>221.7792</text:p>
          </table:table-cell>
          <table:table-cell office:value-type="string">
            <text:p>C97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irkeland, Mr. Hans Martin Monsen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12992">
            <text:p>312992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irnbaum, Mr. Jakob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3905">
            <text:p>1390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485">
            <text:p>48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ishop, Mr. Dickinson H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967">
            <text:p>11967</text:p>
          </table:table-cell>
          <table:table-cell office:value-type="string">
            <text:p>91.0792</text:p>
          </table:table-cell>
          <table:table-cell office:value-type="string">
            <text:p>B49</text:p>
          </table:table-cell>
          <table:table-cell office:value-type="string">
            <text:p>C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 table:visibility="filter">
          <table:table-cell office:value-type="float" office:value="292">
            <text:p>29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ishop, Mrs. Dickinson H (Helen Walton)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967">
            <text:p>11967</text:p>
          </table:table-cell>
          <table:table-cell office:value-type="string">
            <text:p>91.0792</text:p>
          </table:table-cell>
          <table:table-cell office:value-type="string">
            <text:p>B49</text:p>
          </table:table-cell>
          <table:table-cell office:value-type="string">
            <text:p>C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 table:visibility="filter">
          <table:table-cell office:value-type="float" office:value="270">
            <text:p>27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issette, Miss. Amelia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760</text:p>
          </table:table-cell>
          <table:table-cell office:value-type="string">
            <text:p>135.6333</text:p>
          </table:table-cell>
          <table:table-cell office:value-type="string">
            <text:p>C9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jorklund, Mr. Ernst Herbert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47090">
            <text:p>347090</text:p>
          </table:table-cell>
          <table:table-cell office:value-type="string">
            <text:p>7.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431">
            <text:p>4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jornstrom-Steffansson, Mr. Mauritz Haka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10564">
            <text:p>110564</text:p>
          </table:table-cell>
          <table:table-cell office:value-type="string">
            <text:p>26.55</text:p>
          </table:table-cell>
          <table:table-cell office:value-type="string">
            <text:p>C52</text:p>
          </table:table-cell>
          <table:table-cell office:value-type="string">
            <text:p>S</text:p>
          </table:table-cell>
          <table:table-cell/>
          <table:table-cell office:value-type="string">
            <text:p>D</text:p>
          </table:table-cell>
          <table:table-cell table:number-columns-repeated="1010"/>
        </table:table-row>
        <table:table-row table:style-name="ro1" table:visibility="filter"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ackwell, Mr. Stephen Weart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13784">
            <text:p>113784</text:p>
          </table:table-cell>
          <table:table-cell office:value-type="string">
            <text:p>35.5</text:p>
          </table:table-cell>
          <table:table-cell office:value-type="string">
            <text:p>T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10">
            <text:p>2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lank, Mr. Henry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12277">
            <text:p>112277</text:p>
          </table:table-cell>
          <table:table-cell office:value-type="float" office:value="31">
            <text:p>31</text:p>
          </table:table-cell>
          <table:table-cell office:value-type="string">
            <text:p>A31</text:p>
          </table:table-cell>
          <table:table-cell office:value-type="string">
            <text:p>C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 table:visibility="filter">
          <table:table-cell office:value-type="float" office:value="1292">
            <text:p>129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onnell, Miss. Caroline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6928">
            <text:p>36928</text:p>
          </table:table-cell>
          <table:table-cell office:value-type="string">
            <text:p>164.8667</text:p>
          </table:table-cell>
          <table:table-cell office:value-type="string">
            <text:p>C7</text:p>
          </table:table-cell>
          <table:table-cell office:value-type="string">
            <text:p>S</text:p>
          </table:table-cell>
          <table:table-cell/>
          <table:table-cell office:value-type="float" office:value="8">
            <text:p>8</text:p>
          </table:table-cell>
          <table:table-cell table:number-columns-repeated="1010"/>
        </table:table-row>
        <table:table-row table:style-name="ro1" table:visibility="filter"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onnell, Miss. Elizabeth</text:p>
          </table:table-cell>
          <table:table-cell office:value-type="string">
            <text:p>female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113783">
            <text:p>113783</text:p>
          </table:table-cell>
          <table:table-cell office:value-type="string">
            <text:p>26.55</text:p>
          </table:table-cell>
          <table:table-cell office:value-type="string">
            <text:p>C103</text:p>
          </table:table-cell>
          <table:table-cell office:value-type="string">
            <text:p>S</text:p>
          </table:table-cell>
          <table:table-cell/>
          <table:table-cell office:value-type="float" office:value="8">
            <text:p>8</text:p>
          </table:table-cell>
          <table:table-cell table:number-columns-repeated="1010"/>
        </table:table-row>
        <table:table-row table:style-name="ro1" table:visibility="filter"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orebank, Mr. John James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10489">
            <text:p>110489</text:p>
          </table:table-cell>
          <table:table-cell office:value-type="string">
            <text:p>26.55</text:p>
          </table:table-cell>
          <table:table-cell office:value-type="string">
            <text:p>D22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standyeff, Mr. Guentcho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9224">
            <text:p>349224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otsford, Mr. William Hull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37670">
            <text:p>23767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ulos, Master. Akar</text:p>
          </table:table-cell>
          <table:table-cell office:value-type="string">
            <text:p>male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678">
            <text:p>2678</text:p>
          </table:table-cell>
          <table:table-cell office:value-type="string">
            <text:p>15.2458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ulos, Miss. Nourelain</text:p>
          </table:table-cell>
          <table:table-cell office:value-type="string">
            <text:p>female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678">
            <text:p>2678</text:p>
          </table:table-cell>
          <table:table-cell office:value-type="string">
            <text:p>15.2458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ulos, Mr. Hanna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64">
            <text:p>2664</text:p>
          </table:table-cell>
          <table:table-cell office:value-type="string">
            <text:p>7.225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ulos, Mrs. Joseph (Sultana)</text:p>
          </table:table-cell>
          <table:table-cell office:value-type="string">
            <text:p>female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78">
            <text:p>2678</text:p>
          </table:table-cell>
          <table:table-cell office:value-type="string">
            <text:p>15.2458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urke, Miss. Mary</text:p>
          </table:table-cell>
          <table:table-cell office:value-type="string">
            <text:p>female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4848">
            <text:p>364848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urke, Mr. John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364849">
            <text:p>364849</text:p>
          </table:table-cell>
          <table:table-cell office:value-type="string">
            <text:p>15.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urke, Mrs. John (Catherine)</text:p>
          </table:table-cell>
          <table:table-cell office:value-type="string">
            <text:p>fe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364849">
            <text:p>364849</text:p>
          </table:table-cell>
          <table:table-cell office:value-type="string">
            <text:p>15.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267">
            <text:p>126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owen, Miss. Grace Scott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608</text:p>
          </table:table-cell>
          <table:table-cell office:value-type="string">
            <text:p>262.375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wen, Mr. David John "Dai"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54636">
            <text:p>54636</text:p>
          </table:table-cell>
          <table:table-cell office:value-type="string">
            <text:p>16.1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owenur, Mr. Solomon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211535">
            <text:p>211535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357">
            <text:p>3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owerman, Miss. Elsie Edith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505">
            <text:p>113505</text:p>
          </table:table-cell>
          <table:table-cell office:value-type="float" office:value="55">
            <text:p>55</text:p>
          </table:table-cell>
          <table:table-cell office:value-type="string">
            <text:p>E33</text:p>
          </table:table-cell>
          <table:table-cell office:value-type="string">
            <text:p>S</text:p>
          </table:table-cell>
          <table:table-cell/>
          <table:table-cell office:value-type="float" office:value="6">
            <text:p>6</text:p>
          </table:table-cell>
          <table:table-cell table:number-columns-repeated="1010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racken, Mr. James H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20367">
            <text:p>220367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radley, Miss. Bridget Delia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34914">
            <text:p>334914</text:p>
          </table:table-cell>
          <table:table-cell office:value-type="string">
            <text:p>7.725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508">
            <text:p>5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radley, Mr. George ("George Arthur Brayton")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1427">
            <text:p>111427</text:p>
          </table:table-cell>
          <table:table-cell office:value-type="string">
            <text:p>26.5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 table:visibility="filter">
          <table:table-cell office:value-type="float" office:value="920">
            <text:p>9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rady, Mr. John Bertram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13054">
            <text:p>113054</text:p>
          </table:table-cell>
          <table:table-cell office:value-type="string">
            <text:p>30.5</text:p>
          </table:table-cell>
          <table:table-cell office:value-type="string">
            <text:p>A21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raf, Miss. Elin Ester Maria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47471">
            <text:p>347471</text:p>
          </table:table-cell>
          <table:table-cell office:value-type="string">
            <text:p>7.8542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058">
            <text:p>10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randeis, Mr. Emil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91</text:p>
          </table:table-cell>
          <table:table-cell office:value-type="string">
            <text:p>50.4958</text:p>
          </table:table-cell>
          <table:table-cell office:value-type="string">
            <text:p>B10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raund, Mr. Lewis Richard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60">
            <text:p>3460</text:p>
          </table:table-cell>
          <table:table-cell office:value-type="string">
            <text:p>7.04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raund, Mr. Owen Harris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/5 21171</text:p>
          </table:table-cell>
          <table:table-cell office:value-type="string">
            <text:p>7.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rewe, Dr. Arthur Jackso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2379">
            <text:p>112379</text:p>
          </table:table-cell>
          <table:table-cell office:value-type="string">
            <text:p>39.6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robeck, Mr. Karl Rudolf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50045">
            <text:p>350045</text:p>
          </table:table-cell>
          <table:table-cell office:value-type="string">
            <text:p>7.7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rocklebank, Mr. William Alfred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64512">
            <text:p>364512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rown, Miss. Amelia "Mildred"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8733">
            <text:p>248733</text:p>
          </table:table-cell>
          <table:table-cell office:value-type="float" office:value="13">
            <text:p>13</text:p>
          </table:table-cell>
          <table:table-cell office:value-type="string">
            <text:p>F33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rown, Miss. Edith Eileen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750">
            <text:p>29750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rown, Mr. Thomas William Solomon</text:p>
          </table:table-cell>
          <table:table-cell office:value-type="string">
            <text:p>male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9750">
            <text:p>29750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95">
            <text:p>1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rown, Mrs. James Joseph (Margaret Tobin)</text:p>
          </table:table-cell>
          <table:table-cell office:value-type="string">
            <text:p>female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610</text:p>
          </table:table-cell>
          <table:table-cell office:value-type="string">
            <text:p>27.7208</text:p>
          </table:table-cell>
          <table:table-cell office:value-type="string">
            <text:p>B4</text:p>
          </table:table-cell>
          <table:table-cell office:value-type="string">
            <text:p>C</text:p>
          </table:table-cell>
          <table:table-cell/>
          <table:table-cell office:value-type="float" office:value="6">
            <text:p>6</text:p>
          </table:table-cell>
          <table:table-cell table:number-columns-repeated="1010"/>
        </table:table-row>
        <table:table-row table:style-name="ro1" table:visibility="filter">
          <table:table-cell office:value-type="float" office:value="1248">
            <text:p>12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rown, Mrs. John Murray (Caroline Lane Lamson)</text:p>
          </table:table-cell>
          <table:table-cell office:value-type="string">
            <text:p>female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769">
            <text:p>11769</text:p>
          </table:table-cell>
          <table:table-cell office:value-type="string">
            <text:p>51.4792</text:p>
          </table:table-cell>
          <table:table-cell office:value-type="string">
            <text:p>C101</text:p>
          </table:table-cell>
          <table:table-cell office:value-type="string">
            <text:p>S</text:p>
          </table:table-cell>
          <table:table-cell/>
          <table:table-cell office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rown, Mrs. Thomas William Solomon (Elizabeth Catherine Ford)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29750">
            <text:p>29750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ryhl, Miss. Dagmar Jenny Ingeborg 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6853">
            <text:p>23685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ryhl, Mr. Kurt Arnold Gottfrid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6853">
            <text:p>23685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uckley, Miss. Katherine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29944">
            <text:p>329944</text:p>
          </table:table-cell>
          <table:table-cell office:value-type="string">
            <text:p>7.2833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uckley, Mr. Daniel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30920">
            <text:p>330920</text:p>
          </table:table-cell>
          <table:table-cell office:value-type="string">
            <text:p>7.8208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 table:visibility="filter">
          <table:table-cell office:value-type="float" office:value="940">
            <text:p>94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ucknell, Mrs. William Robert (Emma Eliza Ward)</text:p>
          </table:table-cell>
          <table:table-cell office:value-type="string">
            <text:p>female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1813">
            <text:p>11813</text:p>
          </table:table-cell>
          <table:table-cell office:value-type="string">
            <text:p>76.2917</text:p>
          </table:table-cell>
          <table:table-cell office:value-type="string">
            <text:p>D15</text:p>
          </table:table-cell>
          <table:table-cell office:value-type="string">
            <text:p>C</text:p>
          </table:table-cell>
          <table:table-cell/>
          <table:table-cell office:value-type="float" office:value="8">
            <text:p>8</text:p>
          </table:table-cell>
          <table:table-cell table:number-columns-repeated="1010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urke, Mr. Jeremiah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65222">
            <text:p>365222</text:p>
          </table:table-cell>
          <table:table-cell office:value-type="string">
            <text:p>6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338">
            <text:p>3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urns, Miss. Elizabeth Margaret</text:p>
          </table:table-cell>
          <table:table-cell office:value-type="string">
            <text:p>female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6966">
            <text:p>16966</text:p>
          </table:table-cell>
          <table:table-cell office:value-type="string">
            <text:p>134.5</text:p>
          </table:table-cell>
          <table:table-cell office:value-type="string">
            <text:p>E40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urns, Miss. Mary Delia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30963">
            <text:p>330963</text:p>
          </table:table-cell>
          <table:table-cell office:value-type="string">
            <text:p>7.8792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uss, Miss. Kate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7849">
            <text:p>27849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utler, Mr. Reginald Fento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34686">
            <text:p>23468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537">
            <text:p>5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utt, Major. Archibald Willingham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13050">
            <text:p>113050</text:p>
          </table:table-cell>
          <table:table-cell office:value-type="string">
            <text:p>26.55</text:p>
          </table:table-cell>
          <table:table-cell office:value-type="string">
            <text:p>B38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yles, Rev. Thomas Roussel Davids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244310">
            <text:p>24431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ystrom, Mrs. (Karolina)</text:p>
          </table:table-cell>
          <table:table-cell office:value-type="string">
            <text:p>fe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236852">
            <text:p>236852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cic, Miss. Manda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15087">
            <text:p>315087</text:p>
          </table:table-cell>
          <table:table-cell office:value-type="string">
            <text:p>8.66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cic, Miss. Marija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15084">
            <text:p>315084</text:p>
          </table:table-cell>
          <table:table-cell office:value-type="string">
            <text:p>8.66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cic, Mr. Jego Grga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1">
            <text:p>315091</text:p>
          </table:table-cell>
          <table:table-cell office:value-type="string">
            <text:p>8.66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cic, Mr. Luka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15089">
            <text:p>315089</text:p>
          </table:table-cell>
          <table:table-cell office:value-type="string">
            <text:p>8.66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irns, Mr. Alexander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798">
            <text:p>113798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08">
            <text:p>7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lderhead, Mr. Edward Pennington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476</text:p>
          </table:table-cell>
          <table:table-cell office:value-type="string">
            <text:p>26.2875</text:p>
          </table:table-cell>
          <table:table-cell office:value-type="string">
            <text:p>E24</text:p>
          </table:table-cell>
          <table:table-cell office:value-type="string">
            <text:p>S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ldwell, Master. Alden Gates</text:p>
          </table:table-cell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8738">
            <text:p>248738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ldwell, Mr. Albert Francis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248738">
            <text:p>248738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ldwell, Mrs. Albert Francis (Sylvia Mae Harbaugh)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248738">
            <text:p>248738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lic, Mr. Jovo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3">
            <text:p>315093</text:p>
          </table:table-cell>
          <table:table-cell office:value-type="string">
            <text:p>8.66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lic, Mr. Petar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15086">
            <text:p>315086</text:p>
          </table:table-cell>
          <table:table-cell office:value-type="string">
            <text:p>8.66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meron, Miss. Clear Annie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.C.C. 13528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ampbell, Mr. William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39853">
            <text:p>23985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navan, Miss. Mary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64846">
            <text:p>364846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navan, Mr. Patrick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64858">
            <text:p>364858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116">
            <text:p>11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ndee, Mrs. Edward (Helen Churchill Hungerford)</text:p>
          </table:table-cell>
          <table:table-cell office:value-type="string">
            <text:p>female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606</text:p>
          </table:table-cell>
          <table:table-cell office:value-type="string">
            <text:p>27.4458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6">
            <text:p>6</text:p>
          </table:table-cell>
          <table:table-cell table:number-columns-repeated="101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nn, Mr. Ernest Charles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./5. 2152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ram, Mr. Joseph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89">
            <text:p>2689</text:p>
          </table:table-cell>
          <table:table-cell office:value-type="string">
            <text:p>14.4583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ram, Mrs. Joseph (Maria Elias)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89">
            <text:p>2689</text:p>
          </table:table-cell>
          <table:table-cell office:value-type="string">
            <text:p>14.4583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arbines, Mr. William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8424">
            <text:p>2842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680">
            <text:p>6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rdeza, Mr. Thomas Drake Martinez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755</text:p>
          </table:table-cell>
          <table:table-cell office:value-type="string">
            <text:p>512.3292</text:p>
          </table:table-cell>
          <table:table-cell office:value-type="string">
            <text:p>B51 B53 B55</text:p>
          </table:table-cell>
          <table:table-cell office:value-type="string">
            <text:p>C</text:p>
          </table:table-cell>
          <table:table-cell/>
          <table:table-cell office:value-type="float" office:value="3">
            <text:p>3</text:p>
          </table:table-cell>
          <table:table-cell table:number-columns-repeated="1010"/>
        </table:table-row>
        <table:table-row table:style-name="ro1" table:visibility="filter">
          <table:table-cell office:value-type="float" office:value="1235">
            <text:p>123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rdeza, Mrs. James Warburton Martinez (Charlotte Wardle Drake)</text:p>
          </table:table-cell>
          <table:table-cell office:value-type="string">
            <text:p>female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755</text:p>
          </table:table-cell>
          <table:table-cell office:value-type="string">
            <text:p>512.3292</text:p>
          </table:table-cell>
          <table:table-cell office:value-type="string">
            <text:p>B51 B53 B55</text:p>
          </table:table-cell>
          <table:table-cell office:value-type="string">
            <text:p>C</text:p>
          </table:table-cell>
          <table:table-cell/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rlsson, Mr. August Sigfrid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50042">
            <text:p>350042</text:p>
          </table:table-cell>
          <table:table-cell office:value-type="string">
            <text:p>7.7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rlsson, Mr. Carl Robert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50409">
            <text:p>350409</text:p>
          </table:table-cell>
          <table:table-cell office:value-type="string">
            <text:p>7.8542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873">
            <text:p>8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rlsson, Mr. Frans Olof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695">
            <text:p>695</text:p>
          </table:table-cell>
          <table:table-cell office:value-type="float" office:value="5">
            <text:p>5</text:p>
          </table:table-cell>
          <table:table-cell office:value-type="string">
            <text:p>B51 B53 B55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arr, Miss. Helen "Ellen"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67231">
            <text:p>367231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float" office:value="1205">
            <text:p>12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rr, Miss. Jeannie</text:p>
          </table:table-cell>
          <table:table-cell office:value-type="string">
            <text:p>female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68364">
            <text:p>368364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rrau, Mr. Francisco M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13059">
            <text:p>113059</text:p>
          </table:table-cell>
          <table:table-cell office:value-type="string">
            <text:p>47.1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rrau, Mr. Jose Pedro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13059">
            <text:p>113059</text:p>
          </table:table-cell>
          <table:table-cell office:value-type="string">
            <text:p>47.1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803">
            <text:p>80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rter, Master. William Thornton II</text:p>
          </table:table-cell>
          <table:table-cell office:value-type="string">
            <text:p>male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3760">
            <text:p>113760</text:p>
          </table:table-cell>
          <table:table-cell office:value-type="float" office:value="120">
            <text:p>120</text:p>
          </table:table-cell>
          <table:table-cell office:value-type="string">
            <text:p>B96 B98</text:p>
          </table:table-cell>
          <table:table-cell office:value-type="string">
            <text:p>S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 table:visibility="filter">
          <table:table-cell office:value-type="float" office:value="436">
            <text:p>4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rter, Miss. Lucile Polk</text:p>
          </table:table-cell>
          <table:table-cell office:value-type="string">
            <text:p>femal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3760">
            <text:p>113760</text:p>
          </table:table-cell>
          <table:table-cell office:value-type="float" office:value="120">
            <text:p>120</text:p>
          </table:table-cell>
          <table:table-cell office:value-type="string">
            <text:p>B96 B98</text:p>
          </table:table-cell>
          <table:table-cell office:value-type="string">
            <text:p>S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 table:visibility="filter">
          <table:table-cell office:value-type="float" office:value="391">
            <text:p>39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rter, Mr. William Ernest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3760">
            <text:p>113760</text:p>
          </table:table-cell>
          <table:table-cell office:value-type="float" office:value="120">
            <text:p>120</text:p>
          </table:table-cell>
          <table:table-cell office:value-type="string">
            <text:p>B96 B98</text:p>
          </table:table-cell>
          <table:table-cell office:value-type="string">
            <text:p>S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arter, Mrs. Ernest Courtenay (Lilian Hughes)</text:p>
          </table:table-cell>
          <table:table-cell office:value-type="string">
            <text:p>female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4252">
            <text:p>244252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64">
            <text:p>7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rter, Mrs. William Ernest (Lucile Polk)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3760">
            <text:p>113760</text:p>
          </table:table-cell>
          <table:table-cell office:value-type="float" office:value="120">
            <text:p>120</text:p>
          </table:table-cell>
          <table:table-cell office:value-type="string">
            <text:p>B96 B98</text:p>
          </table:table-cell>
          <table:table-cell office:value-type="string">
            <text:p>S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arter, Rev. Ernest Courtenay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4252">
            <text:p>244252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rver, Mr. Alfred Joh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92095">
            <text:p>392095</text:p>
          </table:table-cell>
          <table:table-cell office:value-type="string">
            <text:p>7.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se, Mr. Howard Brown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19924">
            <text:p>19924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60">
            <text:p>10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ssebeer, Mrs. Henry Arthur Jr (Eleanor Genevieve Fosdick)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770">
            <text:p>17770</text:p>
          </table:table-cell>
          <table:table-cell office:value-type="string">
            <text:p>27.7208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742">
            <text:p>7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vendish, Mr. Tyrell William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877">
            <text:p>19877</text:p>
          </table:table-cell>
          <table:table-cell office:value-type="string">
            <text:p>78.85</text:p>
          </table:table-cell>
          <table:table-cell office:value-type="string">
            <text:p>C46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988">
            <text:p>98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vendish, Mrs. Tyrell William (Julia Florence Siegel)</text:p>
          </table:table-cell>
          <table:table-cell office:value-type="string">
            <text:p>female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877">
            <text:p>19877</text:p>
          </table:table-cell>
          <table:table-cell office:value-type="string">
            <text:p>78.85</text:p>
          </table:table-cell>
          <table:table-cell office:value-type="string">
            <text:p>C46</text:p>
          </table:table-cell>
          <table:table-cell office:value-type="string">
            <text:p>S</text:p>
          </table:table-cell>
          <table:table-cell/>
          <table:table-cell office:value-type="float" office:value="6">
            <text:p>6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elotti, Mr. Francesco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43275">
            <text:p>343275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haffee, Mr. Herbert Fuller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.E.P. 5734</text:p>
          </table:table-cell>
          <table:table-cell office:value-type="string">
            <text:p>61.175</text:p>
          </table:table-cell>
          <table:table-cell office:value-type="string">
            <text:p>E31</text:p>
          </table:table-cell>
          <table:table-cell office:value-type="string">
            <text:p>S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 table:visibility="filter">
          <table:table-cell office:value-type="float" office:value="906">
            <text:p>90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affee, Mrs. Herbert Fuller (Carrie Constance Toogood)</text:p>
          </table:table-cell>
          <table:table-cell office:value-type="string">
            <text:p>female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.E.P. 5734</text:p>
          </table:table-cell>
          <table:table-cell office:value-type="string">
            <text:p>61.175</text:p>
          </table:table-cell>
          <table:table-cell office:value-type="string">
            <text:p>E31</text:p>
          </table:table-cell>
          <table:table-cell office:value-type="string">
            <text:p>S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 table:visibility="filter">
          <table:table-cell office:value-type="float" office:value="725">
            <text:p>7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ambers, Mr. Norman Campbell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806">
            <text:p>113806</text:p>
          </table:table-cell>
          <table:table-cell office:value-type="string">
            <text:p>53.1</text:p>
          </table:table-cell>
          <table:table-cell office:value-type="string">
            <text:p>E8</text:p>
          </table:table-cell>
          <table:table-cell office:value-type="string">
            <text:p>S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810">
            <text:p>8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ambers, Mrs. Norman Campbell (Bertha Griggs)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806">
            <text:p>113806</text:p>
          </table:table-cell>
          <table:table-cell office:value-type="string">
            <text:p>53.1</text:p>
          </table:table-cell>
          <table:table-cell office:value-type="string">
            <text:p>E8</text:p>
          </table:table-cell>
          <table:table-cell office:value-type="string">
            <text:p>S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hapman, Mr. Charles Henry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248731">
            <text:p>248731</text:p>
          </table:table-cell>
          <table:table-cell office:value-type="string">
            <text:p>13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hapman, Mr. John Henry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C/AH 29037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hapman, Mrs. John Henry (Sara Elizabeth Lawry)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C/AH 29037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harters, Mr. David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5. 13032</text:p>
          </table:table-cell>
          <table:table-cell office:value-type="string">
            <text:p>7.7333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951">
            <text:p>9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audanson, Miss. Victorine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608</text:p>
          </table:table-cell>
          <table:table-cell office:value-type="string">
            <text:p>262.375</text:p>
          </table:table-cell>
          <table:table-cell office:value-type="string">
            <text:p>B61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1" table:visibility="filter">
          <table:table-cell office:value-type="float" office:value="258">
            <text:p>2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rry, Miss. Gladys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10152">
            <text:p>110152</text:p>
          </table:table-cell>
          <table:table-cell office:value-type="string">
            <text:p>86.5</text:p>
          </table:table-cell>
          <table:table-cell office:value-type="string">
            <text:p>B77</text:p>
          </table:table-cell>
          <table:table-cell office:value-type="string">
            <text:p>S</text:p>
          </table:table-cell>
          <table:table-cell/>
          <table:table-cell office:value-type="float" office:value="8">
            <text:p>8</text:p>
          </table:table-cell>
          <table:table-cell table:number-columns-repeated="1010"/>
        </table:table-row>
        <table:table-row table:style-name="ro1" table:visibility="filter">
          <table:table-cell office:value-type="float" office:value="938">
            <text:p>9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vré, Mr. Paul Romain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94</text:p>
          </table:table-cell>
          <table:table-cell office:value-type="string">
            <text:p>29.7</text:p>
          </table:table-cell>
          <table:table-cell office:value-type="string">
            <text:p>A9</text:p>
          </table:table-cell>
          <table:table-cell office:value-type="string">
            <text:p>C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 table:visibility="filter">
          <table:table-cell office:value-type="float" office:value="167">
            <text:p>16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ibnall, Mrs. (Edith Martha Bowerman)</text:p>
          </table:table-cell>
          <table:table-cell office:value-type="string">
            <text:p>female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505">
            <text:p>113505</text:p>
          </table:table-cell>
          <table:table-cell office:value-type="float" office:value="55">
            <text:p>55</text:p>
          </table:table-cell>
          <table:table-cell office:value-type="string">
            <text:p>E33</text:p>
          </table:table-cell>
          <table:table-cell office:value-type="string">
            <text:p>S</text:p>
          </table:table-cell>
          <table:table-cell/>
          <table:table-cell office:value-type="float" office:value="6">
            <text:p>6</text:p>
          </table:table-cell>
          <table:table-cell table:number-columns-repeated="1010"/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hip, Mr. Chang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string">
            <text:p>56.4958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158">
            <text:p>11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hisholm, Mr. Roderick Robert Crispi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2051">
            <text:p>11205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hristmann, Mr. Emil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43276">
            <text:p>343276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hristy, Miss. Julie Rachel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237789">
            <text:p>23778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hristy, Mrs. (Alice Frances)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7789">
            <text:p>23778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hronopoulos, Mr. Apostolos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80">
            <text:p>2680</text:p>
          </table:table-cell>
          <table:table-cell office:value-type="string">
            <text:p>14.454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hronopoulos, Mr. Demetrios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80">
            <text:p>2680</text:p>
          </table:table-cell>
          <table:table-cell office:value-type="string">
            <text:p>14.454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1144">
            <text:p>11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lark, Mr. Walter Miller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508">
            <text:p>13508</text:p>
          </table:table-cell>
          <table:table-cell office:value-type="string">
            <text:p>136.7792</text:p>
          </table:table-cell>
          <table:table-cell office:value-type="string">
            <text:p>C89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1164">
            <text:p>11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lark, Mrs. Walter Miller (Virginia McDowell)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508">
            <text:p>13508</text:p>
          </table:table-cell>
          <table:table-cell office:value-type="string">
            <text:p>136.7792</text:p>
          </table:table-cell>
          <table:table-cell office:value-type="string">
            <text:p>C89</text:p>
          </table:table-cell>
          <table:table-cell office:value-type="string">
            <text:p>C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larke, Mr. Charles Valentine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3">
            <text:p>200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larke, Mrs. Charles V (Ada Maria Winfield)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3">
            <text:p>200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709">
            <text:p>7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leaver, Miss. Alice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13781">
            <text:p>113781</text:p>
          </table:table-cell>
          <table:table-cell office:value-type="string">
            <text:p>151.55</text:p>
          </table:table-cell>
          <table:table-cell/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10"/>
        </table:table-row>
        <table:table-row table:style-name="ro1" table:visibility="filter"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lifford, Mr. George Quincy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0465">
            <text:p>110465</text:p>
          </table:table-cell>
          <table:table-cell office:value-type="float" office:value="52">
            <text:p>52</text:p>
          </table:table-cell>
          <table:table-cell office:value-type="string">
            <text:p>A14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elho, Mr. Domingos Fernandeo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.Q. 3101307</text:p>
          </table:table-cell>
          <table:table-cell office:value-type="string">
            <text:p>7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ohen, Mr. Gurshon "Gus"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5 3540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lbert, Mr. Patrick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71109">
            <text:p>371109</text:p>
          </table:table-cell>
          <table:table-cell office:value-type="string">
            <text:p>7.2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leff, Mr. Peju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49210">
            <text:p>349210</text:p>
          </table:table-cell>
          <table:table-cell office:value-type="string">
            <text:p>7.4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leff, Mr. Satio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49209">
            <text:p>349209</text:p>
          </table:table-cell>
          <table:table-cell office:value-type="string">
            <text:p>7.4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oleridge, Mr. Reginald Charles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./C. 14263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ollander, Mr. Erik Gustaf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48740">
            <text:p>24874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ollett, Mr. Sidney C Stuart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8034">
            <text:p>28034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 table:visibility="filter"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olley, Mr. Edward Pomeroy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5727">
            <text:p>5727</text:p>
          </table:table-cell>
          <table:table-cell office:value-type="string">
            <text:p>25.5875</text:p>
          </table:table-cell>
          <table:table-cell office:value-type="string">
            <text:p>E58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ollyer, Miss. Marjorie "Lottie"</text:p>
          </table:table-cell>
          <table:table-cell office:value-type="string">
            <text:p>femal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.A. 31921</text:p>
          </table:table-cell>
          <table:table-cell office:value-type="string">
            <text:p>26.2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ollyer, Mr. Harvey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.A. 31921</text:p>
          </table:table-cell>
          <table:table-cell office:value-type="string">
            <text:p>26.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ollyer, Mrs. Harvey (Charlotte Annie Tate)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.A. 31921</text:p>
          </table:table-cell>
          <table:table-cell office:value-type="string">
            <text:p>26.2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 table:visibility="filter">
          <table:table-cell office:value-type="float" office:value="836">
            <text:p>8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mpton, Miss. Sara Rebecca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C 17756</text:p>
          </table:table-cell>
          <table:table-cell office:value-type="string">
            <text:p>83.1583</text:p>
          </table:table-cell>
          <table:table-cell office:value-type="string">
            <text:p>E49</text:p>
          </table:table-cell>
          <table:table-cell office:value-type="string">
            <text:p>C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 table:visibility="filter"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ompton, Mr. Alexander Taylor Jr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C 17756</text:p>
          </table:table-cell>
          <table:table-cell office:value-type="string">
            <text:p>83.1583</text:p>
          </table:table-cell>
          <table:table-cell office:value-type="string">
            <text:p>E52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1071">
            <text:p>107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mpton, Mrs. Alexander Taylor (Mary Eliza Ingersoll)</text:p>
          </table:table-cell>
          <table:table-cell office:value-type="string">
            <text:p>female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C 17756</text:p>
          </table:table-cell>
          <table:table-cell office:value-type="string">
            <text:p>83.1583</text:p>
          </table:table-cell>
          <table:table-cell office:value-type="string">
            <text:p>E45</text:p>
          </table:table-cell>
          <table:table-cell office:value-type="string">
            <text:p>C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nlon, Mr. Thomas Henry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1332">
            <text:p>21332</text:p>
          </table:table-cell>
          <table:table-cell office:value-type="string">
            <text:p>7.7333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nnaghton, Mr. Michael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35097">
            <text:p>335097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onnolly, Miss. Kate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30972">
            <text:p>330972</text:p>
          </table:table-cell>
          <table:table-cell office:value-type="string">
            <text:p>7.6292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nnolly, Miss. Kate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70373">
            <text:p>370373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nnors, Mr. Patrick</text:p>
          </table:table-cell>
          <table:table-cell office:value-type="string">
            <text:p>male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370369">
            <text:p>370369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ok, Mr. Jacob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5 3536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114">
            <text:p>11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ook, Mrs. (Selena Rogers)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./C. 14266</text:p>
          </table:table-cell>
          <table:table-cell office:value-type="string">
            <text:p>10.5</text:p>
          </table:table-cell>
          <table:table-cell office:value-type="string">
            <text:p>F33</text:p>
          </table:table-cell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r, Mr. Bartol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49230">
            <text:p>349230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r, Mr. Ivan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49229">
            <text:p>349229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r, Mr. Liudevit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49231">
            <text:p>349231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orbett, Mrs. Walter H (Irene Colvin)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37249">
            <text:p>237249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orey, Mrs. Percy C (Mary Phyllis Elizabeth Miller)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F.C.C. 13534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rn, Mr. Harry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Q 392090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969">
            <text:p>9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rnell, Mrs. Robert Clifford (Malvina Helen Lamson)</text:p>
          </table:table-cell>
          <table:table-cell office:value-type="string">
            <text:p>female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770">
            <text:p>11770</text:p>
          </table:table-cell>
          <table:table-cell office:value-type="string">
            <text:p>25.7</text:p>
          </table:table-cell>
          <table:table-cell office:value-type="string">
            <text:p>C101</text:p>
          </table:table-cell>
          <table:table-cell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otterill, Mr. Henry Harry""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9107">
            <text:p>29107</text:p>
          </table:table-cell>
          <table:table-cell office:value-type="string">
            <text:p>11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outts, Master. Eden Leslie "Neville"</text:p>
          </table:table-cell>
          <table:table-cell office:value-type="string">
            <text:p>male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.A. 37671</text:p>
          </table:table-cell>
          <table:table-cell office:value-type="string">
            <text:p>15.9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outts, Master. William Loch "William"</text:p>
          </table:table-cell>
          <table:table-cell office:value-type="string">
            <text:p>male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.A. 37671</text:p>
          </table:table-cell>
          <table:table-cell office:value-type="string">
            <text:p>15.9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outts, Mrs. William (Winnie Minnie" Treanor)"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.A. 37671</text:p>
          </table:table-cell>
          <table:table-cell office:value-type="string">
            <text:p>15.9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xon, Mr. Daniel</text:p>
          </table:table-cell>
          <table:table-cell office:value-type="string">
            <text:p>male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364500">
            <text:p>364500</text:p>
          </table:table-cell>
          <table:table-cell office:value-type="string">
            <text:p>7.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rafton, Mr. John Bertram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791">
            <text:p>113791</text:p>
          </table:table-cell>
          <table:table-cell office:value-type="string">
            <text:p>26.5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rease, Mr. Ernest James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.P. 3464</text:p>
          </table:table-cell>
          <table:table-cell office:value-type="string">
            <text:p>8.158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ribb, Miss. Laura Alice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1362">
            <text:p>371362</text:p>
          </table:table-cell>
          <table:table-cell office:value-type="string">
            <text:p>16.1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ribb, Mr. John Hatfield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1362">
            <text:p>371362</text:p>
          </table:table-cell>
          <table:table-cell office:value-type="string">
            <text:p>16.1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rosby, Capt. Edward Gifford</text:p>
          </table:table-cell>
          <table:table-cell office:value-type="string">
            <text:p>male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/P 5735</text:p>
          </table:table-cell>
          <table:table-cell office:value-type="float" office:value="71">
            <text:p>71</text:p>
          </table:table-cell>
          <table:table-cell office:value-type="string">
            <text:p>B22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541">
            <text:p>54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rosby, Miss. Harriet R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E/P 5735</text:p>
          </table:table-cell>
          <table:table-cell office:value-type="float" office:value="71">
            <text:p>71</text:p>
          </table:table-cell>
          <table:table-cell office:value-type="string">
            <text:p>B22</text:p>
          </table:table-cell>
          <table:table-cell office:value-type="string">
            <text:p>S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 table:visibility="filter">
          <table:table-cell office:value-type="float" office:value="1197">
            <text:p>119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rosby, Mrs. Edward Gifford (Catherine Elizabeth Halstead)</text:p>
          </table:table-cell>
          <table:table-cell office:value-type="string">
            <text:p>female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float" office:value="112901">
            <text:p>112901</text:p>
          </table:table-cell>
          <table:table-cell office:value-type="string">
            <text:p>26.55</text:p>
          </table:table-cell>
          <table:table-cell office:value-type="string">
            <text:p>B26</text:p>
          </table:table-cell>
          <table:table-cell office:value-type="string">
            <text:p>S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ulumovic, Mr. Jeso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0">
            <text:p>315090</text:p>
          </table:table-cell>
          <table:table-cell office:value-type="string">
            <text:p>8.66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126">
            <text:p>1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umings, Mr. John Bradley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599</text:p>
          </table:table-cell>
          <table:table-cell office:value-type="string">
            <text:p>71.2833</text:p>
          </table:table-cell>
          <table:table-cell office:value-type="string">
            <text:p>C85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umings, Mrs. John Bradley (Florence Briggs Thayer)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599</text:p>
          </table:table-cell>
          <table:table-cell office:value-type="string">
            <text:p>71.2833</text:p>
          </table:table-cell>
          <table:table-cell office:value-type="string">
            <text:p>C85</text:p>
          </table:table-cell>
          <table:table-cell office:value-type="string">
            <text:p>C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unningham, Mr. Alfred Fleming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39853">
            <text:p>23985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her, Mr. Shedid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698">
            <text:p>2698</text:p>
          </table:table-cell>
          <table:table-cell office:value-type="string">
            <text:p>7.225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ahl, Mr. Karl Edwart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7598">
            <text:p>7598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hlberg, Miss. Gerda Ulrika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7552">
            <text:p>7552</text:p>
          </table:table-cell>
          <table:table-cell office:value-type="string">
            <text:p>10.5167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kic, Mr. Branko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49228">
            <text:p>349228</text:p>
          </table:table-cell>
          <table:table-cell office:value-type="string">
            <text:p>10.170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83">
            <text:p>11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aly, Miss. Margaret Marcella Maggie""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82650">
            <text:p>382650</text:p>
          </table:table-cell>
          <table:table-cell office:value-type="string">
            <text:p>6.95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aly, Mr. Eugene Patrick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82651">
            <text:p>382651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/>
          <table:table-cell office:value-type="string">
            <text:p>B</text:p>
          </table:table-cell>
          <table:table-cell table:number-columns-repeated="1010"/>
        </table:table-row>
        <table:table-row table:style-name="ro1" table:visibility="filter">
          <table:table-cell office:value-type="float" office:value="858">
            <text:p>8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ly, Mr. Peter Denis </text:p>
          </table:table-cell>
          <table:table-cell office:value-type="string">
            <text:p>male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113055">
            <text:p>113055</text:p>
          </table:table-cell>
          <table:table-cell office:value-type="string">
            <text:p>26.55</text:p>
          </table:table-cell>
          <table:table-cell office:value-type="string">
            <text:p>E17</text:p>
          </table:table-cell>
          <table:table-cell office:value-type="string">
            <text:p>S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nbom, Master. Gilbert Sigvard Emanuel</text:p>
          </table:table-cell>
          <table:table-cell office:value-type="string">
            <text:p>ma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7080">
            <text:p>347080</text:p>
          </table:table-cell>
          <table:table-cell office:value-type="string">
            <text:p>14.4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nbom, Mr. Ernst Gilbert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347080">
            <text:p>347080</text:p>
          </table:table-cell>
          <table:table-cell office:value-type="string">
            <text:p>14.4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nbom, Mrs. Ernst Gilbert (Anna Sigrid Maria Brogren)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347080">
            <text:p>347080</text:p>
          </table:table-cell>
          <table:table-cell office:value-type="string">
            <text:p>14.4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08">
            <text:p>6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niel, Mr. Robert Williams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13804">
            <text:p>113804</text:p>
          </table:table-cell>
          <table:table-cell office:value-type="string">
            <text:p>30.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float" office:value="1033">
            <text:p>103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niels, Miss. Sarah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13781">
            <text:p>113781</text:p>
          </table:table-cell>
          <table:table-cell office:value-type="string">
            <text:p>151.55</text:p>
          </table:table-cell>
          <table:table-cell/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noff, Mr. Yoto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49219">
            <text:p>349219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ntcheff, Mr. Ristiu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49203">
            <text:p>349203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avidson, Mr. Thornton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.C. 12750</text:p>
          </table:table-cell>
          <table:table-cell office:value-type="float" office:value="52">
            <text:p>52</text:p>
          </table:table-cell>
          <table:table-cell office:value-type="string">
            <text:p>B71</text:p>
          </table:table-cell>
          <table:table-cell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1010"/>
        </table:table-row>
        <table:table-row table:style-name="ro1" table:visibility="filter">
          <table:table-cell office:value-type="float" office:value="984">
            <text:p>98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vidson, Mrs. Thornton (Orian Hays)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.C. 12750</text:p>
          </table:table-cell>
          <table:table-cell office:value-type="float" office:value="52">
            <text:p>52</text:p>
          </table:table-cell>
          <table:table-cell office:value-type="string">
            <text:p>B71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avies, Master. John Morgan Jr</text:p>
          </table:table-cell>
          <table:table-cell office:value-type="string">
            <text:p>male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.A. 33112</text:p>
          </table:table-cell>
          <table:table-cell office:value-type="string">
            <text:p>36.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vies, Mr. Alfred J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/4 48871</text:p>
          </table:table-cell>
          <table:table-cell office:value-type="string">
            <text:p>24.1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avies, Mr. Charles Henry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.O.C. 14879</text:p>
          </table:table-cell>
          <table:table-cell office:value-type="string">
            <text:p>73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vies, Mr. Eva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C/A4 23568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vies, Mr. John Samuel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/4 48871</text:p>
          </table:table-cell>
          <table:table-cell office:value-type="string">
            <text:p>24.1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vies, Mr. Joseph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/4 48873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avies, Mrs. John Morgan (Elizabeth Agnes Mary White) </text:p>
          </table:table-cell>
          <table:table-cell office:value-type="string">
            <text:p>female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.A. 33112</text:p>
          </table:table-cell>
          <table:table-cell office:value-type="string">
            <text:p>36.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avis, Miss. Mary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37668">
            <text:p>23766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vison, Mr. Thomas Henry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6525">
            <text:p>386525</text:p>
          </table:table-cell>
          <table:table-cell office:value-type="string">
            <text:p>16.1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avison, Mrs. Thomas Henry (Mary E Finck)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6525">
            <text:p>386525</text:p>
          </table:table-cell>
          <table:table-cell office:value-type="string">
            <text:p>16.1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e Brito, Mr. Jose Joaquim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44360">
            <text:p>24436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e Messemaeker, Mr. Guillaume Joseph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5572">
            <text:p>345572</text:p>
          </table:table-cell>
          <table:table-cell office:value-type="string">
            <text:p>17.4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e Messemaeker, Mrs. Guillaume Joseph (Emma)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5572">
            <text:p>345572</text:p>
          </table:table-cell>
          <table:table-cell office:value-type="string">
            <text:p>17.4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e Mulder, Mr. Theodore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45774">
            <text:p>345774</text:p>
          </table:table-cell>
          <table:table-cell office:value-type="string">
            <text:p>9.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e Pelsmaeker, Mr. Alfons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45778">
            <text:p>345778</text:p>
          </table:table-cell>
          <table:table-cell office:value-type="string">
            <text:p>9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eacon, Mr. Percy William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.O.C. 14879</text:p>
          </table:table-cell>
          <table:table-cell office:value-type="string">
            <text:p>73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ean, Master. Bertram Vere</text:p>
          </table:table-cell>
          <table:table-cell office:value-type="string">
            <text:p>mal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.A. 2315</text:p>
          </table:table-cell>
          <table:table-cell office:value-type="string">
            <text:p>20.5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ean, Miss. Elizabeth Gladys Millvina""</text:p>
          </table:table-cell>
          <table:table-cell office:value-type="string">
            <text:p>fema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.A. 2315</text:p>
          </table:table-cell>
          <table:table-cell office:value-type="string">
            <text:p>20.5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ean, Mr. Bertram Frank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.A. 2315</text:p>
          </table:table-cell>
          <table:table-cell office:value-type="string">
            <text:p>20.5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ean, Mrs. Bertram (Eva Georgetta Light)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.A. 2315</text:p>
          </table:table-cell>
          <table:table-cell office:value-type="string">
            <text:p>20.5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el Carlo, Mr. Sebastiano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C/PARIS 2167</text:p>
          </table:table-cell>
          <table:table-cell office:value-type="string">
            <text:p>27.7208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el Carlo, Mrs. Sebastiano (Argenia Genovesi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C/PARIS 2167</text:p>
          </table:table-cell>
          <table:table-cell office:value-type="string">
            <text:p>27.7208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elalic, Mr. Redjo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49250">
            <text:p>349250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emetri, Mr. Marink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38">
            <text:p>349238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enbury, Mr. Herbert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31029</text:p>
          </table:table-cell>
          <table:table-cell office:value-type="string">
            <text:p>31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enkoff, Mr. Mitt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25">
            <text:p>349225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ennis, Mr. Samuel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5 21172</text:p>
          </table:table-cell>
          <table:table-cell office:value-type="string">
            <text:p>7.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ennis, Mr. William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5 21175</text:p>
          </table:table-cell>
          <table:table-cell office:value-type="string">
            <text:p>7.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evaney, Miss. Margaret Delia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30958">
            <text:p>330958</text:p>
          </table:table-cell>
          <table:table-cell office:value-type="string">
            <text:p>7.8792</text:p>
          </table:table-cell>
          <table:table-cell/>
          <table:table-cell office:value-type="string">
            <text:p>Q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ibden, Mr. William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.O.C. 14879</text:p>
          </table:table-cell>
          <table:table-cell office:value-type="string">
            <text:p>73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691">
            <text:p>69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ick, Mr. Albert Adrian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474">
            <text:p>17474</text:p>
          </table:table-cell>
          <table:table-cell office:value-type="float" office:value="57">
            <text:p>57</text:p>
          </table:table-cell>
          <table:table-cell office:value-type="string">
            <text:p>B20</text:p>
          </table:table-cell>
          <table:table-cell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1010"/>
        </table:table-row>
        <table:table-row table:style-name="ro1" table:visibility="filter">
          <table:table-cell office:value-type="float" office:value="782">
            <text:p>78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ick, Mrs. Albert Adrian (Vera Gillespie)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474">
            <text:p>17474</text:p>
          </table:table-cell>
          <table:table-cell office:value-type="float" office:value="57">
            <text:p>57</text:p>
          </table:table-cell>
          <table:table-cell office:value-type="string">
            <text:p>B20</text:p>
          </table:table-cell>
          <table:table-cell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ika, Mr. Mirko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9232">
            <text:p>349232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imic, Mr. Jovan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315088">
            <text:p>315088</text:p>
          </table:table-cell>
          <table:table-cell office:value-type="string">
            <text:p>8.66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intcheff, Mr. Valtcho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349226">
            <text:p>349226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185">
            <text:p>118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odge, Dr. Washington</text:p>
          </table:table-cell>
          <table:table-cell office:value-type="string">
            <text:p>male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float" office:value="33638">
            <text:p>33638</text:p>
          </table:table-cell>
          <table:table-cell office:value-type="string">
            <text:p>81.8583</text:p>
          </table:table-cell>
          <table:table-cell office:value-type="string">
            <text:p>A34</text:p>
          </table:table-cell>
          <table:table-cell office:value-type="string">
            <text:p>S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446">
            <text:p>44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odge, Master. Washington</text:p>
          </table:table-cell>
          <table:table-cell office:value-type="string">
            <text:p>ma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638">
            <text:p>33638</text:p>
          </table:table-cell>
          <table:table-cell office:value-type="string">
            <text:p>81.8583</text:p>
          </table:table-cell>
          <table:table-cell office:value-type="string">
            <text:p>A34</text:p>
          </table:table-cell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 table:visibility="filter">
          <table:table-cell office:value-type="float" office:value="1266">
            <text:p>126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odge, Mrs. Washington (Ruth Vidaver)</text:p>
          </table:table-cell>
          <table:table-cell office:value-type="string">
            <text:p>female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33638">
            <text:p>33638</text:p>
          </table:table-cell>
          <table:table-cell office:value-type="string">
            <text:p>81.8583</text:p>
          </table:table-cell>
          <table:table-cell office:value-type="string">
            <text:p>A34</text:p>
          </table:table-cell>
          <table:table-cell office:value-type="string">
            <text:p>S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oharr, Mr. Tannou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86">
            <text:p>2686</text:p>
          </table:table-cell>
          <table:table-cell office:value-type="string">
            <text:p>7.229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oling, Miss. Elsie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1919">
            <text:p>231919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oling, Mrs. John T (Ada Julia Bone)</text:p>
          </table:table-cell>
          <table:table-cell office:value-type="string">
            <text:p>female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1919">
            <text:p>231919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ooley, Mr. Patrick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70376">
            <text:p>370376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orking, Mr. Edward Arthur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5. 10482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B</text:p>
          </table:table-cell>
          <table:table-cell table:number-columns-repeated="1010"/>
        </table:table-row>
        <table:table-row table:style-name="ro1" table:visibility="filter"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ouglas, Mr. Walter Donald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761</text:p>
          </table:table-cell>
          <table:table-cell office:value-type="string">
            <text:p>106.425</text:p>
          </table:table-cell>
          <table:table-cell office:value-type="string">
            <text:p>C86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1076">
            <text:p>107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ouglas, Mrs. Frederick Charles (Mary Helene Baxter)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C 17558</text:p>
          </table:table-cell>
          <table:table-cell office:value-type="string">
            <text:p>247.5208</text:p>
          </table:table-cell>
          <table:table-cell office:value-type="string">
            <text:p>B58 B60</text:p>
          </table:table-cell>
          <table:table-cell office:value-type="string">
            <text:p>C</text:p>
          </table:table-cell>
          <table:table-cell/>
          <table:table-cell office:value-type="float" office:value="6">
            <text:p>6</text:p>
          </table:table-cell>
          <table:table-cell table:number-columns-repeated="1010"/>
        </table:table-row>
        <table:table-row table:style-name="ro1" table:visibility="filter">
          <table:table-cell office:value-type="float" office:value="1131">
            <text:p>11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ouglas, Mrs. Walter Donald (Mahala Dutton)</text:p>
          </table:table-cell>
          <table:table-cell office:value-type="string">
            <text:p>femal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761</text:p>
          </table:table-cell>
          <table:table-cell office:value-type="string">
            <text:p>106.425</text:p>
          </table:table-cell>
          <table:table-cell office:value-type="string">
            <text:p>C86</text:p>
          </table:table-cell>
          <table:table-cell office:value-type="string">
            <text:p>C</text:p>
          </table:table-cell>
          <table:table-cell/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owdell, Miss. Elizabeth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64516">
            <text:p>364516</text:p>
          </table:table-cell>
          <table:table-cell office:value-type="string">
            <text:p>12.4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ownton, Mr. William James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28403">
            <text:p>2840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oyle, Miss. Elizabeth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68702">
            <text:p>368702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rapkin, Miss. Jennie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Q 392083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razenoic, Mr. Jozef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1">
            <text:p>349241</text:p>
          </table:table-cell>
          <table:table-cell office:value-type="string">
            <text:p>7.8958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rew, Master. Marshall Brines</text:p>
          </table:table-cell>
          <table:table-cell office:value-type="string">
            <text:p>mal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220">
            <text:p>28220</text:p>
          </table:table-cell>
          <table:table-cell office:value-type="string">
            <text:p>32.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rew, Mr. James Vivian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float" office:value="28220">
            <text:p>28220</text:p>
          </table:table-cell>
          <table:table-cell office:value-type="string">
            <text:p>32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rew, Mrs. James Vivian (Lulu Thorne Christian)</text:p>
          </table:table-cell>
          <table:table-cell office:value-type="string">
            <text:p>fe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28220">
            <text:p>28220</text:p>
          </table:table-cell>
          <table:table-cell office:value-type="string">
            <text:p>32.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uane, Mr. Frank</text:p>
          </table:table-cell>
          <table:table-cell office:value-type="string">
            <text:p>male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336439">
            <text:p>336439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557">
            <text:p>5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uff Gordon, Lady. (Lucille Christiana Sutherland) ("Mrs Morgan")</text:p>
          </table:table-cell>
          <table:table-cell office:value-type="string">
            <text:p>femal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755">
            <text:p>11755</text:p>
          </table:table-cell>
          <table:table-cell office:value-type="string">
            <text:p>39.6</text:p>
          </table:table-cell>
          <table:table-cell office:value-type="string">
            <text:p>A16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float" office:value="600">
            <text:p>6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uff Gordon, Sir. Cosmo Edmund ("Mr Morgan")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485</text:p>
          </table:table-cell>
          <table:table-cell office:value-type="string">
            <text:p>56.9292</text:p>
          </table:table-cell>
          <table:table-cell office:value-type="string">
            <text:p>A20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float" office:value="1223">
            <text:p>12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ulles, Mr. William Crothers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80</text:p>
          </table:table-cell>
          <table:table-cell office:value-type="string">
            <text:p>29.7</text:p>
          </table:table-cell>
          <table:table-cell office:value-type="string">
            <text:p>A18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uquemin, Mr. Joseph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.O./P.P. 752</text:p>
          </table:table-cell>
          <table:table-cell office:value-type="string">
            <text:p>7.5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uran y More, Miss. Asuncion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C/PARIS 2149</text:p>
          </table:table-cell>
          <table:table-cell office:value-type="string">
            <text:p>13.8583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uran y More, Miss. Florentina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C/PARIS 2148</text:p>
          </table:table-cell>
          <table:table-cell office:value-type="string">
            <text:p>13.8583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yker, Mr. Adolf Fredrik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7072">
            <text:p>347072</text:p>
          </table:table-cell>
          <table:table-cell office:value-type="string">
            <text:p>13.9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yker, Mrs. Adolf Fredrik (Anna Elisabeth Judith Andersson)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7072">
            <text:p>347072</text:p>
          </table:table-cell>
          <table:table-cell office:value-type="string">
            <text:p>13.9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 table:visibility="filter">
          <table:table-cell office:value-type="float" office:value="1042">
            <text:p>10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arnshaw, Mrs. Boulton (Olive Potter)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767">
            <text:p>11767</text:p>
          </table:table-cell>
          <table:table-cell office:value-type="string">
            <text:p>83.1583</text:p>
          </table:table-cell>
          <table:table-cell office:value-type="string">
            <text:p>C54</text:p>
          </table:table-cell>
          <table:table-cell office:value-type="string">
            <text:p>C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dvardsson, Mr. Gustaf Hjalmar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49912">
            <text:p>349912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Eitemiller, Mr. George Floyd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9751">
            <text:p>2975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klund, Mr. Hans Linus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47074">
            <text:p>347074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kstrom, Mr. Johan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1">
            <text:p>347061</text:p>
          </table:table-cell>
          <table:table-cell office:value-type="string">
            <text:p>6.9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lias, Mr. Dib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74">
            <text:p>2674</text:p>
          </table:table-cell>
          <table:table-cell office:value-type="string">
            <text:p>7.225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lias, Mr. Joseph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75">
            <text:p>2675</text:p>
          </table:table-cell>
          <table:table-cell office:value-type="string">
            <text:p>7.229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lias, Mr. Joseph Jr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2690">
            <text:p>2690</text:p>
          </table:table-cell>
          <table:table-cell office:value-type="string">
            <text:p>7.229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lias, Mr. Tannous</text:p>
          </table:table-cell>
          <table:table-cell office:value-type="string">
            <text:p>male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2695">
            <text:p>2695</text:p>
          </table:table-cell>
          <table:table-cell office:value-type="string">
            <text:p>7.229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lsbury, Mr. William James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5 3902</text:p>
          </table:table-cell>
          <table:table-cell office:value-type="string">
            <text:p>7.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Emanuel, Miss. Virginia Ethel</text:p>
          </table:table-cell>
          <table:table-cell office:value-type="string">
            <text:p>femal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64516">
            <text:p>364516</text:p>
          </table:table-cell>
          <table:table-cell office:value-type="string">
            <text:p>12.4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mir, Mr. Farred Chehab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31">
            <text:p>2631</text:p>
          </table:table-cell>
          <table:table-cell office:value-type="string">
            <text:p>7.225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Enander, Mr. Ingvar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36854">
            <text:p>23685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17">
            <text:p>7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dres, Miss. Caroline Louise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757</text:p>
          </table:table-cell>
          <table:table-cell office:value-type="string">
            <text:p>227.525</text:p>
          </table:table-cell>
          <table:table-cell office:value-type="string">
            <text:p>C45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1" table:visibility="filter">
          <table:table-cell office:value-type="float" office:value="497">
            <text:p>49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ustis, Miss. Elizabeth Mussey</text:p>
          </table:table-cell>
          <table:table-cell office:value-type="string">
            <text:p>female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947">
            <text:p>36947</text:p>
          </table:table-cell>
          <table:table-cell office:value-type="string">
            <text:p>78.2667</text:p>
          </table:table-cell>
          <table:table-cell office:value-type="string">
            <text:p>D20</text:p>
          </table:table-cell>
          <table:table-cell office:value-type="string">
            <text:p>C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 table:visibility="filter">
          <table:table-cell office:value-type="float" office:value="1004">
            <text:p>10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vans, Miss. Edith Corse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31</text:p>
          </table:table-cell>
          <table:table-cell office:value-type="string">
            <text:p>31.6792</text:p>
          </table:table-cell>
          <table:table-cell office:value-type="string">
            <text:p>A29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verett, Mr. Thomas James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6212</text:p>
          </table:table-cell>
          <table:table-cell office:value-type="string">
            <text:p>15.1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ahlstrom, Mr. Arne Jonas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36171">
            <text:p>23617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arrell, Mr. James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367232">
            <text:p>367232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arthing, Mr. Joh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PC 17483</text:p>
          </table:table-cell>
          <table:table-cell office:value-type="string">
            <text:p>221.7792</text:p>
          </table:table-cell>
          <table:table-cell office:value-type="string">
            <text:p>C95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69">
            <text:p>11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aunthorpe, Mr. Harry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26">
            <text:p>2926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aunthorpe, Mrs. Lizzie (Elizabeth Anne Wilkinson)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26">
            <text:p>2926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illbrook, Mr. Joseph Charles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15185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inoli, Mr. Luigi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OTON/O.Q. 3101308</text:p>
          </table:table-cell>
          <table:table-cell office:value-type="string">
            <text:p>7.0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ischer, Mr. Eberhard Thelander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50036">
            <text:p>350036</text:p>
          </table:table-cell>
          <table:table-cell office:value-type="string">
            <text:p>7.7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14">
            <text:p>9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legenheimer, Mrs. Alfred (Antoinette)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PC 17598</text:p>
          </table:table-cell>
          <table:table-cell office:value-type="string">
            <text:p>31.683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leming, Miss. Honor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4859">
            <text:p>364859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307">
            <text:p>30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leming, Miss. Margaret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421">
            <text:p>17421</text:p>
          </table:table-cell>
          <table:table-cell office:value-type="string">
            <text:p>110.8833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lynn, Mr. Jame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4851">
            <text:p>364851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lynn, Mr. Joh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8323">
            <text:p>368323</text:p>
          </table:table-cell>
          <table:table-cell office:value-type="string">
            <text:p>6.9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573">
            <text:p>57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lynn, Mr. John Irwin ("Irving")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474</text:p>
          </table:table-cell>
          <table:table-cell office:value-type="string">
            <text:p>26.3875</text:p>
          </table:table-cell>
          <table:table-cell office:value-type="string">
            <text:p>E25</text:p>
          </table:table-cell>
          <table:table-cell office:value-type="string">
            <text:p>S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oley, Mr. Joseph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30910">
            <text:p>330910</text:p>
          </table:table-cell>
          <table:table-cell office:value-type="string">
            <text:p>7.8792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oley, Mr. William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5235">
            <text:p>365235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oo, Mr. Choong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string">
            <text:p>56.4958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ord, Miss. Doolina Margaret "Daisy"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./C. 6608</text:p>
          </table:table-cell>
          <table:table-cell office:value-type="string">
            <text:p>34.3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ord, Miss. Robina Maggie "Ruby"</text:p>
          </table:table-cell>
          <table:table-cell office:value-type="string">
            <text:p>female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./C. 6608</text:p>
          </table:table-cell>
          <table:table-cell office:value-type="string">
            <text:p>34.3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ord, Mr. Arthur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A/5 1478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ord, Mr. Edward Watson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./C. 6608</text:p>
          </table:table-cell>
          <table:table-cell office:value-type="string">
            <text:p>34.3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ord, Mr. William Neal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./C. 6608</text:p>
          </table:table-cell>
          <table:table-cell office:value-type="string">
            <text:p>34.3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ord, Mrs. Edward (Margaret Ann Watson)</text:p>
          </table:table-cell>
          <table:table-cell office:value-type="string">
            <text:p>femal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./C. 6608</text:p>
          </table:table-cell>
          <table:table-cell office:value-type="string">
            <text:p>34.3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453">
            <text:p>4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oreman, Mr. Benjamin Laventall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13051">
            <text:p>113051</text:p>
          </table:table-cell>
          <table:table-cell office:value-type="string">
            <text:p>27.75</text:p>
          </table:table-cell>
          <table:table-cell office:value-type="string">
            <text:p>C111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342">
            <text:p>3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ortune, Miss. Alice Elizabeth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950">
            <text:p>19950</text:p>
          </table:table-cell>
          <table:table-cell office:value-type="float" office:value="263">
            <text:p>263</text:p>
          </table:table-cell>
          <table:table-cell office:value-type="string">
            <text:p>C23 C25 C27</text:p>
          </table:table-cell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 table:visibility="filter">
          <table:table-cell office:value-type="float" office:value="945">
            <text:p>9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ortune, Miss. Ethel Flora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950">
            <text:p>19950</text:p>
          </table:table-cell>
          <table:table-cell office:value-type="float" office:value="263">
            <text:p>263</text:p>
          </table:table-cell>
          <table:table-cell office:value-type="string">
            <text:p>C23 C25 C27</text:p>
          </table:table-cell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 table:visibility="filter"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ortune, Miss. Mabel Helen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950">
            <text:p>19950</text:p>
          </table:table-cell>
          <table:table-cell office:value-type="float" office:value="263">
            <text:p>263</text:p>
          </table:table-cell>
          <table:table-cell office:value-type="string">
            <text:p>C23 C25 C27</text:p>
          </table:table-cell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ortune, Mr. Charles Alexander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950">
            <text:p>19950</text:p>
          </table:table-cell>
          <table:table-cell office:value-type="float" office:value="263">
            <text:p>263</text:p>
          </table:table-cell>
          <table:table-cell office:value-type="string">
            <text:p>C23 C25 C27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ortune, Mr. Mark</text:p>
          </table:table-cell>
          <table:table-cell office:value-type="string">
            <text:p>male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950">
            <text:p>19950</text:p>
          </table:table-cell>
          <table:table-cell office:value-type="float" office:value="263">
            <text:p>263</text:p>
          </table:table-cell>
          <table:table-cell office:value-type="string">
            <text:p>C23 C25 C27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961">
            <text:p>9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ortune, Mrs. Mark (Mary McDougald)</text:p>
          </table:table-cell>
          <table:table-cell office:value-type="string">
            <text:p>female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950">
            <text:p>19950</text:p>
          </table:table-cell>
          <table:table-cell office:value-type="float" office:value="263">
            <text:p>263</text:p>
          </table:table-cell>
          <table:table-cell office:value-type="string">
            <text:p>C23 C25 C27</text:p>
          </table:table-cell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ox, Mr. Patrick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8573">
            <text:p>368573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ox, Mr. Stanley Hubert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29236">
            <text:p>22923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310">
            <text:p>3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ancatelli, Miss. Laura Mabel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485</text:p>
          </table:table-cell>
          <table:table-cell office:value-type="string">
            <text:p>56.9292</text:p>
          </table:table-cell>
          <table:table-cell office:value-type="string">
            <text:p>E36</text:p>
          </table:table-cell>
          <table:table-cell office:value-type="string">
            <text:p>C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ranklin, Mr. Charles (Charles Fardon)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OTON/O.Q. 3101314</text:p>
          </table:table-cell>
          <table:table-cell office:value-type="string">
            <text:p>7.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933">
            <text:p>9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ranklin, Mr. Thomas Parham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778">
            <text:p>113778</text:p>
          </table:table-cell>
          <table:table-cell office:value-type="string">
            <text:p>26.55</text:p>
          </table:table-cell>
          <table:table-cell office:value-type="string">
            <text:p>D34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61">
            <text:p>6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auenthal, Dr. Henry William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 17611</text:p>
          </table:table-cell>
          <table:table-cell office:value-type="string">
            <text:p>133.6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1296">
            <text:p>129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auenthal, Mr. Isaac Gerald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765">
            <text:p>17765</text:p>
          </table:table-cell>
          <table:table-cell office:value-type="string">
            <text:p>27.7208</text:p>
          </table:table-cell>
          <table:table-cell office:value-type="string">
            <text:p>D40</text:p>
          </table:table-cell>
          <table:table-cell office:value-type="string">
            <text:p>C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float" office:value="335">
            <text:p>33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auenthal, Mrs. Henry William (Clara Heinsheimer)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611</text:p>
          </table:table-cell>
          <table:table-cell office:value-type="string">
            <text:p>133.6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540">
            <text:p>54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ôlicher, Miss. Hedwig Margaritha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568">
            <text:p>13568</text:p>
          </table:table-cell>
          <table:table-cell office:value-type="string">
            <text:p>49.5</text:p>
          </table:table-cell>
          <table:table-cell office:value-type="string">
            <text:p>B39</text:p>
          </table:table-cell>
          <table:table-cell office:value-type="string">
            <text:p>C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588">
            <text:p>58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ölicher-Stehli, Mr. Maxmillian</text:p>
          </table:table-cell>
          <table:table-cell office:value-type="string">
            <text:p>male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13567">
            <text:p>13567</text:p>
          </table:table-cell>
          <table:table-cell office:value-type="string">
            <text:p>79.2</text:p>
          </table:table-cell>
          <table:table-cell office:value-type="string">
            <text:p>B41</text:p>
          </table:table-cell>
          <table:table-cell office:value-type="string">
            <text:p>C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1289">
            <text:p>128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ölicher-Stehli, Mrs. Maxmillian (Margaretha Emerentia Stehli)</text:p>
          </table:table-cell>
          <table:table-cell office:value-type="string">
            <text:p>female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float" office:value="13567">
            <text:p>13567</text:p>
          </table:table-cell>
          <table:table-cell office:value-type="string">
            <text:p>79.2</text:p>
          </table:table-cell>
          <table:table-cell office:value-type="string">
            <text:p>B41</text:p>
          </table:table-cell>
          <table:table-cell office:value-type="string">
            <text:p>C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rost, Mr. Anthony Wood "Archie"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39854">
            <text:p>23985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ry, Mr. Richard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2058">
            <text:p>112058</text:p>
          </table:table-cell>
          <table:table-cell office:value-type="float" office:value="0">
            <text:p>0</text:p>
          </table:table-cell>
          <table:table-cell office:value-type="string">
            <text:p>B102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unk, Miss. Annie Clemmer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237671">
            <text:p>23767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utrelle, Mr. Jacques Heath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803">
            <text:p>113803</text:p>
          </table:table-cell>
          <table:table-cell office:value-type="string">
            <text:p>53.1</text:p>
          </table:table-cell>
          <table:table-cell office:value-type="string">
            <text:p>C123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utrelle, Mrs. Jacques Heath (Lily May Peel)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803">
            <text:p>113803</text:p>
          </table:table-cell>
          <table:table-cell office:value-type="string">
            <text:p>53.1</text:p>
          </table:table-cell>
          <table:table-cell office:value-type="string">
            <text:p>C123</text:p>
          </table:table-cell>
          <table:table-cell office:value-type="string">
            <text:p>S</text:p>
          </table:table-cell>
          <table:table-cell/>
          <table:table-cell office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ynney, Mr. Joseph J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39865">
            <text:p>23986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ale, Mr. Harry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664">
            <text:p>28664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ale, Mr. Shadrach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664">
            <text:p>28664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allagher, Mr. Marti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6864">
            <text:p>36864</text:p>
          </table:table-cell>
          <table:table-cell office:value-type="string">
            <text:p>7.7417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arfirth, Mr. Joh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8585">
            <text:p>358585</text:p>
          </table:table-cell>
          <table:table-cell office:value-type="string">
            <text:p>14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Garside, Miss. Ethel</text:p>
          </table:table-cell>
          <table:table-cell office:value-type="string">
            <text:p>fe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43880">
            <text:p>24388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askell, Mr. Alfred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39865">
            <text:p>23986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avey, Mr. Lawrence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1028">
            <text:p>31028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ee, Mr. Arthur H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111320">
            <text:p>111320</text:p>
          </table:table-cell>
          <table:table-cell office:value-type="string">
            <text:p>38.5</text:p>
          </table:table-cell>
          <table:table-cell office:value-type="string">
            <text:p>E63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966">
            <text:p>96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eiger, Miss. Amalie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13503">
            <text:p>113503</text:p>
          </table:table-cell>
          <table:table-cell office:value-type="string">
            <text:p>211.5</text:p>
          </table:table-cell>
          <table:table-cell office:value-type="string">
            <text:p>C130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heorgheff, Mr. Stani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54">
            <text:p>349254</text:p>
          </table:table-cell>
          <table:table-cell office:value-type="string">
            <text:p>7.8958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294">
            <text:p>129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bson, Miss. Dorothy Winifred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2378">
            <text:p>112378</text:p>
          </table:table-cell>
          <table:table-cell office:value-type="string">
            <text:p>59.4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>
          <table:table-cell office:value-type="float" office:value="1260">
            <text:p>12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bson, Mrs. Leonard (Pauline C Boeson)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2378">
            <text:p>112378</text:p>
          </table:table-cell>
          <table:table-cell office:value-type="string">
            <text:p>59.4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 table:visibility="filter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iglio, Mr. Victor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93</text:p>
          </table:table-cell>
          <table:table-cell office:value-type="string">
            <text:p>79.2</text:p>
          </table:table-cell>
          <table:table-cell office:value-type="string">
            <text:p>B86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ilbert, Mr. William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30769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iles, Mr. Edgar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133">
            <text:p>28133</text:p>
          </table:table-cell>
          <table:table-cell office:value-type="string">
            <text:p>11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iles, Mr. Frederick Edward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134">
            <text:p>28134</text:p>
          </table:table-cell>
          <table:table-cell office:value-type="string">
            <text:p>11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iles, Mr. Ralph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8726">
            <text:p>248726</text:p>
          </table:table-cell>
          <table:table-cell office:value-type="string">
            <text:p>13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ilinski, Mr. Eliezer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4973">
            <text:p>14973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ill, Mr. John William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33866">
            <text:p>23386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illespie, Mr. William Henry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2233">
            <text:p>12233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ilnagh, Miss. Katherine "Katie"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5851">
            <text:p>35851</text:p>
          </table:table-cell>
          <table:table-cell office:value-type="string">
            <text:p>7.7333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ivard, Mr. Hans Kristensen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50646">
            <text:p>25064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lynn, Miss. Mary Agath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5677">
            <text:p>335677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 table:visibility="filter">
          <table:table-cell office:value-type="float" office:value="454">
            <text:p>4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oldenberg, Mr. Samuel L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453">
            <text:p>17453</text:p>
          </table:table-cell>
          <table:table-cell office:value-type="string">
            <text:p>89.1042</text:p>
          </table:table-cell>
          <table:table-cell office:value-type="string">
            <text:p>C92</text:p>
          </table:table-cell>
          <table:table-cell office:value-type="string">
            <text:p>C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850">
            <text:p>8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oldenberg, Mrs. Samuel L (Edwiga Grabowska)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453">
            <text:p>17453</text:p>
          </table:table-cell>
          <table:table-cell office:value-type="string">
            <text:p>89.1042</text:p>
          </table:table-cell>
          <table:table-cell office:value-type="string">
            <text:p>C92</text:p>
          </table:table-cell>
          <table:table-cell office:value-type="string">
            <text:p>C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oldschmidt, Mr. George B</text:p>
          </table:table-cell>
          <table:table-cell office:value-type="string">
            <text:p>male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754</text:p>
          </table:table-cell>
          <table:table-cell office:value-type="string">
            <text:p>34.6542</text:p>
          </table:table-cell>
          <table:table-cell office:value-type="string">
            <text:p>A5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oldsmith, Master. Frank John William "Frankie"</text:p>
          </table:table-cell>
          <table:table-cell office:value-type="string">
            <text:p>mal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3291">
            <text:p>363291</text:p>
          </table:table-cell>
          <table:table-cell office:value-type="string">
            <text:p>20.52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ldsmith, Mr. Frank John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363291">
            <text:p>363291</text:p>
          </table:table-cell>
          <table:table-cell office:value-type="string">
            <text:p>20.5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ldsmith, Mr. Nathan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.Q. 3101263</text:p>
          </table:table-cell>
          <table:table-cell office:value-type="string">
            <text:p>7.8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oldsmith, Mrs. Frank John (Emily Alice Brown)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363291">
            <text:p>363291</text:p>
          </table:table-cell>
          <table:table-cell office:value-type="string">
            <text:p>20.52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ncalves, Mr. Manuel Estanslas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.Q. 3101306</text:p>
          </table:table-cell>
          <table:table-cell office:value-type="string">
            <text:p>7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odwin, Master. Harold Victor</text:p>
          </table:table-cell>
          <table:table-cell office:value-type="string">
            <text:p>male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A 2144</text:p>
          </table:table-cell>
          <table:table-cell office:value-type="string">
            <text:p>46.9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odwin, Master. Sidney Leonard</text:p>
          </table:table-cell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A 2144</text:p>
          </table:table-cell>
          <table:table-cell office:value-type="string">
            <text:p>46.9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odwin, Master. William Frederick</text:p>
          </table:table-cell>
          <table:table-cell office:value-type="string">
            <text:p>male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A 2144</text:p>
          </table:table-cell>
          <table:table-cell office:value-type="string">
            <text:p>46.9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odwin, Miss. Jessie Allis</text:p>
          </table:table-cell>
          <table:table-cell office:value-type="string">
            <text:p>femal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A 2144</text:p>
          </table:table-cell>
          <table:table-cell office:value-type="string">
            <text:p>46.9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odwin, Miss. Lillian Amy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A 2144</text:p>
          </table:table-cell>
          <table:table-cell office:value-type="string">
            <text:p>46.9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odwin, Mr. Charles Edward</text:p>
          </table:table-cell>
          <table:table-cell office:value-type="string">
            <text:p>mal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A 2144</text:p>
          </table:table-cell>
          <table:table-cell office:value-type="string">
            <text:p>46.9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odwin, Mr. Charles Frederick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CA 2144</text:p>
          </table:table-cell>
          <table:table-cell office:value-type="string">
            <text:p>46.9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oodwin, Mrs. Frederick (Augusta Tyler)</text:p>
          </table:table-cell>
          <table:table-cell office:value-type="string">
            <text:p>female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CA 2144</text:p>
          </table:table-cell>
          <table:table-cell office:value-type="string">
            <text:p>46.9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023">
            <text:p>10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acie, Col. Archibald IV</text:p>
          </table:table-cell>
          <table:table-cell office:value-type="string">
            <text:p>male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113780">
            <text:p>113780</text:p>
          </table:table-cell>
          <table:table-cell office:value-type="string">
            <text:p>28.5</text:p>
          </table:table-cell>
          <table:table-cell office:value-type="string">
            <text:p>C51</text:p>
          </table:table-cell>
          <table:table-cell office:value-type="string">
            <text:p>C</text:p>
          </table:table-cell>
          <table:table-cell/>
          <table:table-cell office:value-type="string">
            <text:p>B</text:p>
          </table:table-cell>
          <table:table-cell table:number-columns-repeated="1010"/>
        </table:table-row>
        <table:table-row table:style-name="ro1" table:visibility="filter">
          <table:table-cell office:value-type="float" office:value="888">
            <text:p>88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aham, Miss. Margaret Edith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12053">
            <text:p>112053</text:p>
          </table:table-cell>
          <table:table-cell office:value-type="float" office:value="30">
            <text:p>30</text:p>
          </table:table-cell>
          <table:table-cell office:value-type="string">
            <text:p>B42</text:p>
          </table:table-cell>
          <table:table-cell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1010"/>
        </table:table-row>
        <table:table-row table:style-name="ro1" table:visibility="filter"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raham, Mr. George Edward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582</text:p>
          </table:table-cell>
          <table:table-cell office:value-type="string">
            <text:p>153.4625</text:p>
          </table:table-cell>
          <table:table-cell office:value-type="string">
            <text:p>C91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69">
            <text:p>2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aham, Mrs. William Thompson (Edith Junkins)</text:p>
          </table:table-cell>
          <table:table-cell office:value-type="string">
            <text:p>female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582</text:p>
          </table:table-cell>
          <table:table-cell office:value-type="string">
            <text:p>153.4625</text:p>
          </table:table-cell>
          <table:table-cell office:value-type="string">
            <text:p>C125</text:p>
          </table:table-cell>
          <table:table-cell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reen, Mr. George Henry</text:p>
          </table:table-cell>
          <table:table-cell office:value-type="string">
            <text:p>male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21440">
            <text:p>21440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reenberg, Mr. Samuel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250647">
            <text:p>250647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eenfield, Mr. William Bertram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759</text:p>
          </table:table-cell>
          <table:table-cell office:value-type="string">
            <text:p>63.3583</text:p>
          </table:table-cell>
          <table:table-cell office:value-type="string">
            <text:p>D10 D12</text:p>
          </table:table-cell>
          <table:table-cell office:value-type="string">
            <text:p>C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 table:visibility="filter">
          <table:table-cell office:value-type="float" office:value="1242">
            <text:p>12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eenfield, Mrs. Leo David (Blanche Strouse)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759</text:p>
          </table:table-cell>
          <table:table-cell office:value-type="string">
            <text:p>63.3583</text:p>
          </table:table-cell>
          <table:table-cell office:value-type="string">
            <text:p>D10 D12</text:p>
          </table:table-cell>
          <table:table-cell office:value-type="string">
            <text:p>C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ronnestad, Mr. Daniel Danielsen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8471">
            <text:p>8471</text:p>
          </table:table-cell>
          <table:table-cell office:value-type="string">
            <text:p>8.36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uest, Mr. Robert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6563">
            <text:p>376563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uggenheim, Mr. Benjamin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93</text:p>
          </table:table-cell>
          <table:table-cell office:value-type="string">
            <text:p>79.2</text:p>
          </table:table-cell>
          <table:table-cell office:value-type="string">
            <text:p>B82 B84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ustafsson, Mr. Alfred Ossian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534">
            <text:p>7534</text:p>
          </table:table-cell>
          <table:table-cell office:value-type="string">
            <text:p>9.84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ustafsson, Mr. Anders Vilhelm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01276">
            <text:p>3101276</text:p>
          </table:table-cell>
          <table:table-cell office:value-type="string">
            <text:p>7.9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ustafsson, Mr. Johan Birger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01277">
            <text:p>3101277</text:p>
          </table:table-cell>
          <table:table-cell office:value-type="string">
            <text:p>7.9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Gustafsson, Mr. Karl Gideon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9">
            <text:p>347069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as, Miss. Aloisia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49236">
            <text:p>349236</text:p>
          </table:table-cell>
          <table:table-cell office:value-type="string">
            <text:p>8.8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gardon, Miss. Kate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Q/3. 30631</text:p>
          </table:table-cell>
          <table:table-cell office:value-type="string">
            <text:p>7.7333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gland, Mr. Ingvald Olai Olsen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303">
            <text:p>65303</text:p>
          </table:table-cell>
          <table:table-cell office:value-type="string">
            <text:p>19.9667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gland, Mr. Konrad Mathias Reiersen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304">
            <text:p>65304</text:p>
          </table:table-cell>
          <table:table-cell office:value-type="string">
            <text:p>19.9667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kkarainen, Mr. Pekka Pietari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ON/O2. 3101279</text:p>
          </table:table-cell>
          <table:table-cell office:value-type="string">
            <text:p>15.8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akkarainen, Mrs. Pekka Pietari (Elin Matilda Dolck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ON/O2. 3101279</text:p>
          </table:table-cell>
          <table:table-cell office:value-type="string">
            <text:p>15.8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ale, Mr. Reginald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50653">
            <text:p>250653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malainen, Master. Viljo</text:p>
          </table:table-cell>
          <table:table-cell office:value-type="string">
            <text:p>male</text:p>
          </table:table-cell>
          <table:table-cell table:number-columns-repeated="3" office:value-type="float" office:value="1">
            <text:p>1</text:p>
          </table:table-cell>
          <table:table-cell office:value-type="float" office:value="250649">
            <text:p>250649</text:p>
          </table:table-cell>
          <table:table-cell office:value-type="string">
            <text:p>14.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malainen, Mrs. William (Anna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0649">
            <text:p>250649</text:p>
          </table:table-cell>
          <table:table-cell office:value-type="string">
            <text:p>14.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mpe, Mr. Leon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45769">
            <text:p>345769</text:p>
          </table:table-cell>
          <table:table-cell office:value-type="string">
            <text:p>9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nna, Mr. Mansour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693">
            <text:p>2693</text:p>
          </table:table-cell>
          <table:table-cell office:value-type="string">
            <text:p>7.229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nsen, Mr. Claus Peter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0026">
            <text:p>350026</text:p>
          </table:table-cell>
          <table:table-cell office:value-type="string">
            <text:p>14.108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nsen, Mr. Henrik Juul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0025">
            <text:p>350025</text:p>
          </table:table-cell>
          <table:table-cell office:value-type="string">
            <text:p>7.8542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nsen, Mr. Henry Damsgaard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50029">
            <text:p>350029</text:p>
          </table:table-cell>
          <table:table-cell office:value-type="string">
            <text:p>7.8542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ansen, Mrs. Claus Peter (Jennie L Howard)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0026">
            <text:p>350026</text:p>
          </table:table-cell>
          <table:table-cell office:value-type="string">
            <text:p>14.108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arbeck, Mr. William H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248746">
            <text:p>24874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371">
            <text:p>37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rder, Mr. George Achilles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765">
            <text:p>11765</text:p>
          </table:table-cell>
          <table:table-cell office:value-type="string">
            <text:p>55.4417</text:p>
          </table:table-cell>
          <table:table-cell office:value-type="string">
            <text:p>E50</text:p>
          </table:table-cell>
          <table:table-cell office:value-type="string">
            <text:p>C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1256">
            <text:p>12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rder, Mrs. George Achilles (Dorothy Annan)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765">
            <text:p>11765</text:p>
          </table:table-cell>
          <table:table-cell office:value-type="string">
            <text:p>55.4417</text:p>
          </table:table-cell>
          <table:table-cell office:value-type="string">
            <text:p>E50</text:p>
          </table:table-cell>
          <table:table-cell office:value-type="string">
            <text:p>C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rknett, Miss. Alice Phoebe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./C. 6609</text:p>
          </table:table-cell>
          <table:table-cell office:value-type="string">
            <text:p>7.5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rmer, Mr. Abraham (David Lishin)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74887">
            <text:p>374887</text:p>
          </table:table-cell>
          <table:table-cell office:value-type="string">
            <text:p>7.2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B</text:p>
          </table:table-cell>
          <table:table-cell table:number-columns-repeated="1010"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rper, Miss. Annie Jessie "Nina"</text:p>
          </table:table-cell>
          <table:table-cell office:value-type="string">
            <text:p>femal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8727">
            <text:p>248727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1">
            <text:p>11</text:p>
          </table:table-cell>
          <table:table-cell table:number-columns-repeated="1010"/>
        </table:table-row>
        <table:table-row table:style-name="ro1" table:visibility="filter">
          <table:table-cell office:value-type="float" office:value="646">
            <text:p>64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rper, Mr. Henry Sleeper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572</text:p>
          </table:table-cell>
          <table:table-cell office:value-type="string">
            <text:p>76.7292</text:p>
          </table:table-cell>
          <table:table-cell office:value-type="string">
            <text:p>D33</text:p>
          </table:table-cell>
          <table:table-cell office:value-type="string">
            <text:p>C</text:p>
          </table:table-cell>
          <table:table-cell/>
          <table:table-cell office:value-type="float" office:value="3">
            <text:p>3</text:p>
          </table:table-cell>
          <table:table-cell table:number-columns-repeated="1010"/>
        </table:table-row>
        <table:table-row table:style-name="ro1" table:visibility="filter"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rper, Mrs. Henry Sleeper (Myna Haxtun)</text:p>
          </table:table-cell>
          <table:table-cell office:value-type="string">
            <text:p>female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572</text:p>
          </table:table-cell>
          <table:table-cell office:value-type="string">
            <text:p>76.7292</text:p>
          </table:table-cell>
          <table:table-cell office:value-type="string">
            <text:p>D33</text:p>
          </table:table-cell>
          <table:table-cell office:value-type="string">
            <text:p>C</text:p>
          </table:table-cell>
          <table:table-cell/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arper, Rev. Joh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8727">
            <text:p>248727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rrington, Mr. Charles H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796">
            <text:p>113796</text:p>
          </table:table-cell>
          <table:table-cell office:value-type="string">
            <text:p>42.4</text:p>
          </table:table-cell>
          <table:table-cell/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rris, Mr. George</text:p>
          </table:table-cell>
          <table:table-cell office:value-type="string">
            <text:p>male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.W./PP 752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 table:visibility="filter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rris, Mr. Henry Birkhardt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973">
            <text:p>36973</text:p>
          </table:table-cell>
          <table:table-cell office:value-type="string">
            <text:p>83.475</text:p>
          </table:table-cell>
          <table:table-cell office:value-type="string">
            <text:p>C83</text:p>
          </table:table-cell>
          <table:table-cell office:value-type="string">
            <text:p>S</text:p>
          </table:table-cell>
          <table:table-cell/>
          <table:table-cell office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arris, Mr. Walter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/C 14208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31">
            <text:p>2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rris, Mrs. Henry Birkhardt (Irene Wallach)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973">
            <text:p>36973</text:p>
          </table:table-cell>
          <table:table-cell office:value-type="string">
            <text:p>83.475</text:p>
          </table:table-cell>
          <table:table-cell office:value-type="string">
            <text:p>C83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rrison, Mr. William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12059">
            <text:p>112059</text:p>
          </table:table-cell>
          <table:table-cell office:value-type="float" office:value="0">
            <text:p>0</text:p>
          </table:table-cell>
          <table:table-cell office:value-type="string">
            <text:p>B9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rt, Miss. Eva Miriam</text:p>
          </table:table-cell>
          <table:table-cell office:value-type="string">
            <text:p>femal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.C.C. 13529</text:p>
          </table:table-cell>
          <table:table-cell office:value-type="string">
            <text:p>26.2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art, Mr. Benjamin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.C.C. 13529</text:p>
          </table:table-cell>
          <table:table-cell office:value-type="string">
            <text:p>26.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rt, Mr. Henry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94140">
            <text:p>394140</text:p>
          </table:table-cell>
          <table:table-cell office:value-type="string">
            <text:p>6.8583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rt, Mrs. Benjamin (Esther Ada Bloomfield)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.C.C. 13529</text:p>
          </table:table-cell>
          <table:table-cell office:value-type="string">
            <text:p>26.2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 table:visibility="filter">
          <table:table-cell office:value-type="float" office:value="682">
            <text:p>68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ssab, Mr. Hammad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72</text:p>
          </table:table-cell>
          <table:table-cell office:value-type="string">
            <text:p>76.7292</text:p>
          </table:table-cell>
          <table:table-cell office:value-type="string">
            <text:p>D49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assan, Mr. Houssein G N</text:p>
          </table:table-cell>
          <table:table-cell office:value-type="string">
            <text:p>male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699">
            <text:p>2699</text:p>
          </table:table-cell>
          <table:table-cell office:value-type="string">
            <text:p>18.7875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741">
            <text:p>74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wksford, Mr. Walter Jame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988">
            <text:p>16988</text:p>
          </table:table-cell>
          <table:table-cell office:value-type="float" office:value="30">
            <text:p>30</text:p>
          </table:table-cell>
          <table:table-cell office:value-type="string">
            <text:p>D45</text:p>
          </table:table-cell>
          <table:table-cell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1010"/>
        </table:table-row>
        <table:table-row table:style-name="ro1" table:visibility="filter">
          <table:table-cell office:value-type="float" office:value="311">
            <text:p>3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ys, Miss. Margaret Bechstein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1767">
            <text:p>11767</text:p>
          </table:table-cell>
          <table:table-cell office:value-type="string">
            <text:p>83.1583</text:p>
          </table:table-cell>
          <table:table-cell office:value-type="string">
            <text:p>C54</text:p>
          </table:table-cell>
          <table:table-cell office:value-type="string">
            <text:p>C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 table:visibility="filter"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ys, Mr. Charles Melville</text:p>
          </table:table-cell>
          <table:table-cell office:value-type="string">
            <text:p>male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float" office:value="12749">
            <text:p>12749</text:p>
          </table:table-cell>
          <table:table-cell office:value-type="string">
            <text:p>93.5</text:p>
          </table:table-cell>
          <table:table-cell office:value-type="string">
            <text:p>B69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821">
            <text:p>8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ys, Mrs. Charles Melville (Clara Jennings Gregg)</text:p>
          </table:table-cell>
          <table:table-cell office:value-type="string">
            <text:p>female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float" office:value="12749">
            <text:p>12749</text:p>
          </table:table-cell>
          <table:table-cell office:value-type="string">
            <text:p>93.5</text:p>
          </table:table-cell>
          <table:table-cell office:value-type="string">
            <text:p>B69</text:p>
          </table:table-cell>
          <table:table-cell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1010"/>
        </table:table-row>
        <table:table-row table:style-name="ro1" table:visibility="filter">
          <table:table-cell office:value-type="float" office:value="1107">
            <text:p>11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ead, Mr. Christopher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13038">
            <text:p>113038</text:p>
          </table:table-cell>
          <table:table-cell office:value-type="string">
            <text:p>42.5</text:p>
          </table:table-cell>
          <table:table-cell office:value-type="string">
            <text:p>B11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ealy, Miss. Hanora "Nora"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0375">
            <text:p>370375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edman, Mr. Oskar Arvid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47089">
            <text:p>347089</text:p>
          </table:table-cell>
          <table:table-cell office:value-type="string">
            <text:p>6.9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ee, Mr. Ling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string">
            <text:p>56.4958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garty, Miss. Hanora "Nora"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65226">
            <text:p>365226</text:p>
          </table:table-cell>
          <table:table-cell office:value-type="string">
            <text:p>6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eikkinen, Miss. Laina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2. 3101282</text:p>
          </table:table-cell>
          <table:table-cell office:value-type="string">
            <text:p>7.92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ininen, Miss. Wendla Maria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2. 3101290</text:p>
          </table:table-cell>
          <table:table-cell office:value-type="string">
            <text:p>7.9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ellström, Miss. Hilda Maria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7548">
            <text:p>7548</text:p>
          </table:table-cell>
          <table:table-cell office:value-type="string">
            <text:p>8.962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ndekovic, Mr. Ignjac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3">
            <text:p>349243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nriksson, Miss. Jenny Lovisa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47086">
            <text:p>347086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nry, Miss. Deli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82649">
            <text:p>382649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rman, Miss. Alice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0845">
            <text:p>220845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rman, Miss. Kate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0845">
            <text:p>220845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erman, Mr. Samuel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0845">
            <text:p>220845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rman, Mrs. Samuel (Jane Laver)</text:p>
          </table:table-cell>
          <table:table-cell office:value-type="string">
            <text:p>femal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0845">
            <text:p>220845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wlett, Mrs. (Mary D Kingcome) </text:p>
          </table:table-cell>
          <table:table-cell office:value-type="string">
            <text:p>female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248706">
            <text:p>248706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ickman, Mr. Leonard Mark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.O.C. 14879</text:p>
          </table:table-cell>
          <table:table-cell office:value-type="string">
            <text:p>73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ickman, Mr. Lewis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.O.C. 14879</text:p>
          </table:table-cell>
          <table:table-cell office:value-type="string">
            <text:p>73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ickman, Mr. Stanley George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.O.C. 14879</text:p>
          </table:table-cell>
          <table:table-cell office:value-type="string">
            <text:p>73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lliard, Mr. Herbert Henry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463">
            <text:p>17463</text:p>
          </table:table-cell>
          <table:table-cell office:value-type="string">
            <text:p>51.8625</text:p>
          </table:table-cell>
          <table:table-cell office:value-type="string">
            <text:p>E46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iltunen, Miss. Marta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250650">
            <text:p>25065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270">
            <text:p>12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ipkins, Mr. William Edward</text:p>
          </table:table-cell>
          <table:table-cell office:value-type="string">
            <text:p>male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680">
            <text:p>680</text:p>
          </table:table-cell>
          <table:table-cell office:value-type="float" office:value="50">
            <text:p>50</text:p>
          </table:table-cell>
          <table:table-cell office:value-type="string">
            <text:p>C39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330">
            <text:p>3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ippach, Miss. Jean Gertrude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1361">
            <text:p>111361</text:p>
          </table:table-cell>
          <table:table-cell office:value-type="string">
            <text:p>57.9792</text:p>
          </table:table-cell>
          <table:table-cell office:value-type="string">
            <text:p>B18</text:p>
          </table:table-cell>
          <table:table-cell office:value-type="string">
            <text:p>C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 table:visibility="filter">
          <table:table-cell office:value-type="float" office:value="524">
            <text:p>5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ippach, Mrs. Louis Albert (Ida Sophia Fischer)</text:p>
          </table:table-cell>
          <table:table-cell office:value-type="string">
            <text:p>female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1361">
            <text:p>111361</text:p>
          </table:table-cell>
          <table:table-cell office:value-type="string">
            <text:p>57.9792</text:p>
          </table:table-cell>
          <table:table-cell office:value-type="string">
            <text:p>B18</text:p>
          </table:table-cell>
          <table:table-cell office:value-type="string">
            <text:p>C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irvonen, Miss. Hildur E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01298">
            <text:p>3101298</text:p>
          </table:table-cell>
          <table:table-cell office:value-type="string">
            <text:p>12.28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irvonen, Mrs. Alexander (Helga E Lindqvist)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3101298">
            <text:p>3101298</text:p>
          </table:table-cell>
          <table:table-cell office:value-type="string">
            <text:p>12.28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ocking, Miss. Ellen Nellie""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9105">
            <text:p>29105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ocking, Mr. Richard George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9104">
            <text:p>29104</text:p>
          </table:table-cell>
          <table:table-cell office:value-type="string">
            <text:p>11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ocking, Mr. Samuel James Metcalfe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42963">
            <text:p>242963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ocking, Mrs. Elizabeth (Eliza Needs)</text:p>
          </table:table-cell>
          <table:table-cell office:value-type="string">
            <text:p>female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9105">
            <text:p>29105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odges, Mr. Henry Price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643">
            <text:p>250643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66">
            <text:p>76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ogeboom, Mrs. John C (Anna Andrews)</text:p>
          </table:table-cell>
          <table:table-cell office:value-type="string">
            <text:p>female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502">
            <text:p>13502</text:p>
          </table:table-cell>
          <table:table-cell office:value-type="string">
            <text:p>77.9583</text:p>
          </table:table-cell>
          <table:table-cell office:value-type="string">
            <text:p>D11</text:p>
          </table:table-cell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old, Mr. Stephen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707">
            <text:p>26707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old, Mrs. Stephen (Annie Margaret Hill)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707">
            <text:p>26707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olm, Mr. John Fredrik Alexander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 7075</text:p>
          </table:table-cell>
          <table:table-cell office:value-type="string">
            <text:p>6.4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olthen, Mr. Johan Marti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 4001</text:p>
          </table:table-cell>
          <table:table-cell office:value-type="string">
            <text:p>22.5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olverson, Mr. Alexander Oskar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789">
            <text:p>113789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84">
            <text:p>38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olverson, Mrs. Alexander Oskar (Mary Aline Towner)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789">
            <text:p>113789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8">
            <text:p>8</text:p>
          </table:table-cell>
          <table:table-cell table:number-columns-repeated="1010"/>
        </table:table-row>
        <table:table-row table:style-name="ro1">
          <table:table-cell office:value-type="float" office:value="605">
            <text:p>6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omer, Mr. Harry ("Mr E Haven")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11426">
            <text:p>111426</text:p>
          </table:table-cell>
          <table:table-cell office:value-type="string">
            <text:p>26.55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onkanen, Miss. Eliina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2. 3101283</text:p>
          </table:table-cell>
          <table:table-cell office:value-type="string">
            <text:p>7.9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ood, Mr. Ambrose Jr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.O.C. 14879</text:p>
          </table:table-cell>
          <table:table-cell office:value-type="string">
            <text:p>73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organ, Mr. Joh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0377">
            <text:p>370377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osono, Mr. Masabumi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237798">
            <text:p>23779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oward, Miss. May Elizabeth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A. 2. 39186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oward, Mr. Benjamin</text:p>
          </table:table-cell>
          <table:table-cell office:value-type="string">
            <text:p>male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065">
            <text:p>2406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oward, Mrs. Benjamin (Ellen Truelove Arman)</text:p>
          </table:table-cell>
          <table:table-cell office:value-type="string">
            <text:p>female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065">
            <text:p>2406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oyt, Mr. Frederick Maxfield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943">
            <text:p>19943</text:p>
          </table:table-cell>
          <table:table-cell office:value-type="float" office:value="90">
            <text:p>90</text:p>
          </table:table-cell>
          <table:table-cell office:value-type="string">
            <text:p>C93</text:p>
          </table:table-cell>
          <table:table-cell office:value-type="string">
            <text:p>S</text:p>
          </table:table-cell>
          <table:table-cell/>
          <table:table-cell office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oyt, Mr. William Fisher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PC 17600</text:p>
          </table:table-cell>
          <table:table-cell office:value-type="string">
            <text:p>30.6958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 table:visibility="filter">
          <table:table-cell office:value-type="float" office:value="487">
            <text:p>48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oyt, Mrs. Frederick Maxfield (Jane Anne Forby)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943">
            <text:p>19943</text:p>
          </table:table-cell>
          <table:table-cell office:value-type="float" office:value="90">
            <text:p>90</text:p>
          </table:table-cell>
          <table:table-cell office:value-type="string">
            <text:p>C93</text:p>
          </table:table-cell>
          <table:table-cell office:value-type="string">
            <text:p>S</text:p>
          </table:table-cell>
          <table:table-cell/>
          <table:table-cell office:value-type="string">
            <text:p>D</text:p>
          </table:table-cell>
          <table:table-cell table:number-columns-repeated="1010"/>
        </table:table-row>
        <table:table-row table:style-name="ro1" table:visibility="filter"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umblen, Mr. Adolf Mathias Nicolai Olsen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348121">
            <text:p>348121</text:p>
          </table:table-cell>
          <table:table-cell office:value-type="string">
            <text:p>7.65</text:p>
          </table:table-cell>
          <table:table-cell office:value-type="string">
            <text:p>F G63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unt, Mr. George Henry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CO/W 1585</text:p>
          </table:table-cell>
          <table:table-cell office:value-type="string">
            <text:p>12.2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yman, Mr. Abraham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70">
            <text:p>3470</text:p>
          </table:table-cell>
          <table:table-cell office:value-type="string">
            <text:p>7.887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brahim Shawah, Mr. Yousseff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685">
            <text:p>2685</text:p>
          </table:table-cell>
          <table:table-cell office:value-type="string">
            <text:p>7.229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card, Miss. Amelie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13572">
            <text:p>113572</text:p>
          </table:table-cell>
          <table:table-cell office:value-type="float" office:value="80">
            <text:p>80</text:p>
          </table:table-cell>
          <table:table-cell office:value-type="string">
            <text:p>B2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Ilett, Miss. Bertha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/C 14885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lieff, Mr. Yli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20">
            <text:p>349220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lmakangas, Miss. Ida Livija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ON/O2. 3101270</text:p>
          </table:table-cell>
          <table:table-cell office:value-type="string">
            <text:p>7.9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lmakangas, Miss. Pieta Sofia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ON/O2. 3101271</text:p>
          </table:table-cell>
          <table:table-cell office:value-type="string">
            <text:p>7.9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sham, Miss. Ann Elizabeth</text:p>
          </table:table-cell>
          <table:table-cell office:value-type="string">
            <text:p>female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95</text:p>
          </table:table-cell>
          <table:table-cell office:value-type="string">
            <text:p>28.7125</text:p>
          </table:table-cell>
          <table:table-cell office:value-type="string">
            <text:p>C49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1264">
            <text:p>12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smay, Mr. Joseph Bruce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112058">
            <text:p>112058</text:p>
          </table:table-cell>
          <table:table-cell office:value-type="float" office:value="0">
            <text:p>0</text:p>
          </table:table-cell>
          <table:table-cell office:value-type="string">
            <text:p>B52 B54 B56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vanoff, Mr. Kani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01">
            <text:p>349201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Jacobsohn, Mr. Sidney Samuel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3847">
            <text:p>243847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Jacobsohn, Mrs. Sidney Samuel (Amy Frances Christy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3847">
            <text:p>243847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alsevac, Mr. Ivan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0">
            <text:p>349240</text:p>
          </table:table-cell>
          <table:table-cell office:value-type="string">
            <text:p>7.8958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ansson, Mr. Carl Olof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50034">
            <text:p>350034</text:p>
          </table:table-cell>
          <table:table-cell office:value-type="string">
            <text:p>7.7958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ardin, Mr. Jose Net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OTON/O.Q. 3101305</text:p>
          </table:table-cell>
          <table:table-cell office:value-type="string">
            <text:p>7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Jarvis, Mr. John Denzil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237565">
            <text:p>237565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Jefferys, Mr. Clifford Thomas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.A. 31029</text:p>
          </table:table-cell>
          <table:table-cell office:value-type="string">
            <text:p>31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Jefferys, Mr. Ernest Wilfred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.A. 31029</text:p>
          </table:table-cell>
          <table:table-cell office:value-type="string">
            <text:p>31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Jenkin, Mr. Stephen Curnow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33111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ensen, Mr. Hans Peder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50050">
            <text:p>350050</text:p>
          </table:table-cell>
          <table:table-cell office:value-type="string">
            <text:p>7.8542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ensen, Mr. Niels Peder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350047">
            <text:p>350047</text:p>
          </table:table-cell>
          <table:table-cell office:value-type="string">
            <text:p>7.8542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ensen, Mr. Svend Lauritz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0048">
            <text:p>350048</text:p>
          </table:table-cell>
          <table:table-cell office:value-type="string">
            <text:p>7.0542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ermyn, Miss. Annie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313">
            <text:p>14313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/>
          <table:table-cell office:value-type="string">
            <text:p>D</text:p>
          </table:table-cell>
          <table:table-cell table:number-columns-repeated="1010"/>
        </table:table-row>
        <table:table-row table:style-name="ro1" table:visibility="filter">
          <table:table-cell office:value-type="float" office:value="474">
            <text:p>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Jerwan, Mrs. Amin S (Marie Marthe Thuillard)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C/AH Basle 541</text:p>
          </table:table-cell>
          <table:table-cell office:value-type="string">
            <text:p>13.7917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/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hannesen-Bratthammer, Mr. Bernt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5306">
            <text:p>65306</text:p>
          </table:table-cell>
          <table:table-cell office:value-type="string">
            <text:p>8.112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anson, Mr. Jakob Alfred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101264">
            <text:p>3101264</text:p>
          </table:table-cell>
          <table:table-cell office:value-type="string">
            <text:p>6.4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hansson Palmquist, Mr. Oskar Leander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070">
            <text:p>347070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ansson, Mr. Erik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50052">
            <text:p>350052</text:p>
          </table:table-cell>
          <table:table-cell office:value-type="string">
            <text:p>7.7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ansson, Mr. Gustaf Joel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7540">
            <text:p>7540</text:p>
          </table:table-cell>
          <table:table-cell office:value-type="string">
            <text:p>8.6542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ansson, Mr. Karl Johan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3">
            <text:p>347063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ansson, Mr. Nils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47467">
            <text:p>347467</text:p>
          </table:table-cell>
          <table:table-cell office:value-type="string">
            <text:p>7.8542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hnson, Master. Harold Theodor</text:p>
          </table:table-cell>
          <table:table-cell office:value-type="string">
            <text:p>male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47742">
            <text:p>347742</text:p>
          </table:table-cell>
          <table:table-cell office:value-type="string">
            <text:p>11.133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hnson, Miss. Eleanor Ileen</text:p>
          </table:table-cell>
          <table:table-cell office:value-type="string">
            <text:p>female</text:p>
          </table:table-cell>
          <table:table-cell table:number-columns-repeated="3" office:value-type="float" office:value="1">
            <text:p>1</text:p>
          </table:table-cell>
          <table:table-cell office:value-type="float" office:value="347742">
            <text:p>347742</text:p>
          </table:table-cell>
          <table:table-cell office:value-type="string">
            <text:p>11.133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nson, Mr. Alfred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nson, Mr. Malkolm Joackim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2">
            <text:p>347062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nson, Mr. William Cahoone Jr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hnson, Mrs. Oscar W (Elisabeth Vilhelmina Berg)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7742">
            <text:p>347742</text:p>
          </table:table-cell>
          <table:table-cell office:value-type="string">
            <text:p>11.133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nston, Master. William Arthur Willie""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./C. 6607</text:p>
          </table:table-cell>
          <table:table-cell office:value-type="string">
            <text:p>23.4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nston, Miss. Catherine Helen "Carrie"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./C. 6607</text:p>
          </table:table-cell>
          <table:table-cell office:value-type="string">
            <text:p>23.4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nston, Mr. Andrew G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./C. 6607</text:p>
          </table:table-cell>
          <table:table-cell office:value-type="string">
            <text:p>23.4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hnston, Mrs. Andrew G (Elizabeth Lily" Watson)"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./C. 6607</text:p>
          </table:table-cell>
          <table:table-cell office:value-type="string">
            <text:p>23.4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Jones, Mr. Charles Cresson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nkoff, Mr. Lalio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349204">
            <text:p>349204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nsson, Mr. Carl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50417">
            <text:p>350417</text:p>
          </table:table-cell>
          <table:table-cell office:value-type="string">
            <text:p>7.8542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onsson, Mr. Nils Hilding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50408">
            <text:p>350408</text:p>
          </table:table-cell>
          <table:table-cell office:value-type="string">
            <text:p>7.8542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247">
            <text:p>12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Julian, Mr. Henry Forbes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13044">
            <text:p>113044</text:p>
          </table:table-cell>
          <table:table-cell office:value-type="float" office:value="26">
            <text:p>26</text:p>
          </table:table-cell>
          <table:table-cell office:value-type="string">
            <text:p>E60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ussila, Miss. Katriina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36">
            <text:p>4136</text:p>
          </table:table-cell>
          <table:table-cell office:value-type="string">
            <text:p>9.8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ussila, Miss. Mari Aina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37">
            <text:p>4137</text:p>
          </table:table-cell>
          <table:table-cell office:value-type="string">
            <text:p>9.8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ussila, Mr. Eiriik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86</text:p>
          </table:table-cell>
          <table:table-cell office:value-type="string">
            <text:p>7.92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allio, Mr. Nikolai Erland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74</text:p>
          </table:table-cell>
          <table:table-cell office:value-type="string">
            <text:p>7.1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alvik, Mr. Johannes Halvorsen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8475">
            <text:p>8475</text:p>
          </table:table-cell>
          <table:table-cell office:value-type="string">
            <text:p>8.433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Kantor, Mr. Sinai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4367">
            <text:p>244367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antor, Mrs. Sinai (Miriam Sternin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4367">
            <text:p>244367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araic, Mr. Milan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6">
            <text:p>349246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arlsson, Mr. Einar Gervasius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50053">
            <text:p>350053</text:p>
          </table:table-cell>
          <table:table-cell office:value-type="string">
            <text:p>7.7958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arlsson, Mr. Julius Konrad Eugen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47465">
            <text:p>347465</text:p>
          </table:table-cell>
          <table:table-cell office:value-type="string">
            <text:p>7.8542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arlsson, Mr. Nils August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50060">
            <text:p>350060</text:p>
          </table:table-cell>
          <table:table-cell office:value-type="string">
            <text:p>7.520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Karnes, Mrs. J Frank (Claire Bennett)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.C.C. 13534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arun, Miss. Manca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9256">
            <text:p>349256</text:p>
          </table:table-cell>
          <table:table-cell office:value-type="string">
            <text:p>13.4167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arun, Mr. Franz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9256">
            <text:p>349256</text:p>
          </table:table-cell>
          <table:table-cell office:value-type="string">
            <text:p>13.4167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assem, Mr. Fared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700">
            <text:p>2700</text:p>
          </table:table-cell>
          <table:table-cell office:value-type="string">
            <text:p>7.229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atavelas, Mr. Vassilios (Catavelas Vassilios")"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682">
            <text:p>2682</text:p>
          </table:table-cell>
          <table:table-cell office:value-type="string">
            <text:p>7.229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eane, Miss. Nora 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26593">
            <text:p>226593</text:p>
          </table:table-cell>
          <table:table-cell office:value-type="string">
            <text:p>12.35</text:p>
          </table:table-cell>
          <table:table-cell office:value-type="string">
            <text:p>E101</text:p>
          </table:table-cell>
          <table:table-cell office:value-type="string">
            <text:p>Q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eane, Mr. Andrew "Andy"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460">
            <text:p>12460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Keane, Mr. Daniel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33734">
            <text:p>233734</text:p>
          </table:table-cell>
          <table:table-cell office:value-type="string">
            <text:p>12.3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eefe, Mr. Arthur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23592">
            <text:p>323592</text:p>
          </table:table-cell>
          <table:table-cell office:value-type="string">
            <text:p>7.2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A</text:p>
          </table:table-cell>
          <table:table-cell table:number-columns-repeated="1010"/>
        </table:table-row>
        <table:table-row table:style-name="ro1" table:visibility="filter">
          <table:table-cell office:value-type="float" office:value="967">
            <text:p>9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eeping, Mr. Edwin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13503">
            <text:p>113503</text:p>
          </table:table-cell>
          <table:table-cell office:value-type="string">
            <text:p>211.5</text:p>
          </table:table-cell>
          <table:table-cell office:value-type="string">
            <text:p>C132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elly, Miss. Anna Katherine "Annie Kate"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234">
            <text:p>9234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elly, Miss. Mary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312">
            <text:p>14312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/>
          <table:table-cell office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elly, Mr. James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30911">
            <text:p>330911</text:p>
          </table:table-cell>
          <table:table-cell office:value-type="string">
            <text:p>7.8292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elly, Mr. James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363592">
            <text:p>363592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elly, Mrs. Florence "Fannie"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223596">
            <text:p>223596</text:p>
          </table:table-cell>
          <table:table-cell office:value-type="string">
            <text:p>13.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ennedy, Mr. Joh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8783">
            <text:p>368783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 table:visibility="filter">
          <table:table-cell office:value-type="float" office:value="488">
            <text:p>4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ent, Mr. Edward Austin</text:p>
          </table:table-cell>
          <table:table-cell office:value-type="string">
            <text:p>male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11771">
            <text:p>11771</text:p>
          </table:table-cell>
          <table:table-cell office:value-type="string">
            <text:p>29.7</text:p>
          </table:table-cell>
          <table:table-cell office:value-type="string">
            <text:p>B37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1137">
            <text:p>11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enyon, Mr. Frederick R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464">
            <text:p>17464</text:p>
          </table:table-cell>
          <table:table-cell office:value-type="string">
            <text:p>51.8625</text:p>
          </table:table-cell>
          <table:table-cell office:value-type="string">
            <text:p>D21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458">
            <text:p>4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enyon, Mrs. Frederick R (Marion)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464">
            <text:p>17464</text:p>
          </table:table-cell>
          <table:table-cell office:value-type="string">
            <text:p>51.8625</text:p>
          </table:table-cell>
          <table:table-cell office:value-type="string">
            <text:p>D21</text:p>
          </table:table-cell>
          <table:table-cell office:value-type="string">
            <text:p>S</text:p>
          </table:table-cell>
          <table:table-cell/>
          <table:table-cell office:value-type="float" office:value="8">
            <text:p>8</text:p>
          </table:table-cell>
          <table:table-cell table:number-columns-repeated="1010"/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halil, Mr. Betros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60">
            <text:p>2660</text:p>
          </table:table-cell>
          <table:table-cell office:value-type="string">
            <text:p>14.454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halil, Mrs. Betros (Zahie Maria" Elias)"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60">
            <text:p>2660</text:p>
          </table:table-cell>
          <table:table-cell office:value-type="string">
            <text:p>14.454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iernan, Mr. John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7227">
            <text:p>367227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iernan, Mr. Philip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7229">
            <text:p>367229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ilgannon, Mr. Thomas J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865">
            <text:p>36865</text:p>
          </table:table-cell>
          <table:table-cell office:value-type="string">
            <text:p>7.73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622">
            <text:p>6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imball, Mr. Edwin Nelson Jr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753">
            <text:p>11753</text:p>
          </table:table-cell>
          <table:table-cell office:value-type="string">
            <text:p>52.5542</text:p>
          </table:table-cell>
          <table:table-cell office:value-type="string">
            <text:p>D19</text:p>
          </table:table-cell>
          <table:table-cell office:value-type="string">
            <text:p>S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936">
            <text:p>9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imball, Mrs. Edwin Nelson Jr (Gertrude Parsons)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753">
            <text:p>11753</text:p>
          </table:table-cell>
          <table:table-cell office:value-type="string">
            <text:p>52.5542</text:p>
          </table:table-cell>
          <table:table-cell office:value-type="string">
            <text:p>D19</text:p>
          </table:table-cell>
          <table:table-cell office:value-type="string">
            <text:p>S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ink, Miss. Maria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5152">
            <text:p>315152</text:p>
          </table:table-cell>
          <table:table-cell office:value-type="string">
            <text:p>8.66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ink, Mr. Vincenz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5151">
            <text:p>315151</text:p>
          </table:table-cell>
          <table:table-cell office:value-type="string">
            <text:p>8.66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ink-Heilmann, Miss. Luise Gretchen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5153">
            <text:p>315153</text:p>
          </table:table-cell>
          <table:table-cell office:value-type="string">
            <text:p>22.02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ink-Heilmann, Mr. Anton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15153">
            <text:p>315153</text:p>
          </table:table-cell>
          <table:table-cell office:value-type="string">
            <text:p>22.02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ink-Heilmann, Mrs. Anton (Luise Heilmann)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315153">
            <text:p>315153</text:p>
          </table:table-cell>
          <table:table-cell office:value-type="string">
            <text:p>22.02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Kirkland, Rev. Charles Leonard</text:p>
          </table:table-cell>
          <table:table-cell office:value-type="string">
            <text:p>male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219533">
            <text:p>219533</text:p>
          </table:table-cell>
          <table:table-cell office:value-type="string">
            <text:p>12.3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712">
            <text:p>7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laber, Mr. Herma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028">
            <text:p>113028</text:p>
          </table:table-cell>
          <table:table-cell office:value-type="string">
            <text:p>26.55</text:p>
          </table:table-cell>
          <table:table-cell office:value-type="string">
            <text:p>C124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lasen, Miss. Gertrud Emilia</text:p>
          </table:table-cell>
          <table:table-cell office:value-type="string">
            <text:p>female</text:p>
          </table:table-cell>
          <table:table-cell table:number-columns-repeated="3" office:value-type="float" office:value="1">
            <text:p>1</text:p>
          </table:table-cell>
          <table:table-cell office:value-type="float" office:value="350405">
            <text:p>350405</text:p>
          </table:table-cell>
          <table:table-cell office:value-type="string">
            <text:p>12.183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lasen, Mr. Klas Albin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350404">
            <text:p>350404</text:p>
          </table:table-cell>
          <table:table-cell office:value-type="string">
            <text:p>7.8542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lasen, Mrs. (Hulda Kristina Eugenia Lofqvist)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0405">
            <text:p>350405</text:p>
          </table:table-cell>
          <table:table-cell office:value-type="string">
            <text:p>12.183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Knight, Mr. Robert J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39855">
            <text:p>2398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raeff, Mr. Theodor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53">
            <text:p>349253</text:p>
          </table:table-cell>
          <table:table-cell office:value-type="string">
            <text:p>7.8958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1213">
            <text:p>12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rekorian, Mr. Nesha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654">
            <text:p>2654</text:p>
          </table:table-cell>
          <table:table-cell office:value-type="string">
            <text:p>7.2292</text:p>
          </table:table-cell>
          <table:table-cell office:value-type="string">
            <text:p>F E57</text:p>
          </table:table-cell>
          <table:table-cell office:value-type="string">
            <text:p>C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1216">
            <text:p>12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reuchen, Miss. Emilie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4160">
            <text:p>24160</text:p>
          </table:table-cell>
          <table:table-cell office:value-type="string">
            <text:p>211.3375</text:p>
          </table:table-cell>
          <table:table-cell/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Kvillner, Mr. Johan Henrik Johannesson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18723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ahoud, Mr. Sarki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24">
            <text:p>2624</text:p>
          </table:table-cell>
          <table:table-cell office:value-type="string">
            <text:p>7.225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ahtinen, Mrs. William (Anna Sylfven)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250651">
            <text:p>250651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ahtinen, Rev. William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250651">
            <text:p>250651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aitinen, Miss. Kristina Sofia</text:p>
          </table:table-cell>
          <table:table-cell office:value-type="string">
            <text:p>female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4135">
            <text:p>4135</text:p>
          </table:table-cell>
          <table:table-cell office:value-type="string">
            <text:p>9.58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aleff, Mr. Krist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17">
            <text:p>349217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am, Mr. Ali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string">
            <text:p>56.4958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am, Mr. Le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string">
            <text:p>56.4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amb, Mr. John Joseph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40261">
            <text:p>240261</text:p>
          </table:table-cell>
          <table:table-cell office:value-type="string">
            <text:p>10.7083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andergren, Miss. Aurora Adelia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 7077</text:p>
          </table:table-cell>
          <table:table-cell office:value-type="string">
            <text:p>7.2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ane, Mr. Patrick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5">
            <text:p>7935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ang, Mr. Fang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string">
            <text:p>56.4958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aroche, Miss. Louise</text:p>
          </table:table-cell>
          <table:table-cell office:value-type="string">
            <text:p>femal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C/Paris 2123</text:p>
          </table:table-cell>
          <table:table-cell office:value-type="string">
            <text:p>41.5792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aroche, Miss. Simonne Marie Anne Andree</text:p>
          </table:table-cell>
          <table:table-cell office:value-type="string">
            <text:p>fema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C/Paris 2123</text:p>
          </table:table-cell>
          <table:table-cell office:value-type="string">
            <text:p>41.5792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aroche, Mr. Joseph Philippe Lemercier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C/Paris 2123</text:p>
          </table:table-cell>
          <table:table-cell office:value-type="string">
            <text:p>41.579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aroche, Mrs. Joseph (Juliette Marie Louise Lafargue)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C/Paris 2123</text:p>
          </table:table-cell>
          <table:table-cell office:value-type="string">
            <text:p>41.5792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arsson, Mr. August Viktor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545">
            <text:p>7545</text:p>
          </table:table-cell>
          <table:table-cell office:value-type="string">
            <text:p>9.483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arsson, Mr. Bengt Edvin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7">
            <text:p>347067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arsson-Rondberg, Mr. Edvard A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5">
            <text:p>347065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97">
            <text:p>79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eader, Dr. Alice (Farnham)</text:p>
          </table:table-cell>
          <table:table-cell office:value-type="string">
            <text:p>female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17465">
            <text:p>17465</text:p>
          </table:table-cell>
          <table:table-cell office:value-type="string">
            <text:p>25.9292</text:p>
          </table:table-cell>
          <table:table-cell office:value-type="string">
            <text:p>D17</text:p>
          </table:table-cell>
          <table:table-cell office:value-type="string">
            <text:p>S</text:p>
          </table:table-cell>
          <table:table-cell/>
          <table:table-cell office:value-type="float" office:value="8">
            <text:p>8</text:p>
          </table:table-cell>
          <table:table-cell table:number-columns-repeated="1010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eeni, Mr. Fahim ("Philip Zenni")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620">
            <text:p>2620</text:p>
          </table:table-cell>
          <table:table-cell office:value-type="string">
            <text:p>7.225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6">
            <text:p>6</text:p>
          </table:table-cell>
          <table:table-cell table:number-columns-repeated="1010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febre, Master. Henry Forbes</text:p>
          </table:table-cell>
          <table:table-cell office:value-type="string">
            <text:p>male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33">
            <text:p>4133</text:p>
          </table:table-cell>
          <table:table-cell office:value-type="string">
            <text:p>25.4667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febre, Miss. Ida</text:p>
          </table:table-cell>
          <table:table-cell office:value-type="string">
            <text:p>female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33">
            <text:p>4133</text:p>
          </table:table-cell>
          <table:table-cell office:value-type="string">
            <text:p>25.4667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febre, Miss. Jeannie</text:p>
          </table:table-cell>
          <table:table-cell office:value-type="string">
            <text:p>female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33">
            <text:p>4133</text:p>
          </table:table-cell>
          <table:table-cell office:value-type="string">
            <text:p>25.4667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febre, Miss. Mathilde</text:p>
          </table:table-cell>
          <table:table-cell office:value-type="string">
            <text:p>female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33">
            <text:p>4133</text:p>
          </table:table-cell>
          <table:table-cell office:value-type="string">
            <text:p>25.4667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febre, Mrs. Frank (Frances)</text:p>
          </table:table-cell>
          <table:table-cell office:value-type="string">
            <text:p>female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133">
            <text:p>4133</text:p>
          </table:table-cell>
          <table:table-cell office:value-type="string">
            <text:p>25.4667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ehmann, Miss. Bertha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C 1748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inonen, Mr. Antti Gustaf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92</text:p>
          </table:table-cell>
          <table:table-cell office:value-type="string">
            <text:p>7.9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eitch, Miss. Jessie Wills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48727">
            <text:p>248727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mberopolous, Mr. Peter L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683">
            <text:p>2683</text:p>
          </table:table-cell>
          <table:table-cell office:value-type="string">
            <text:p>6.4375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emore, Mrs. (Amelia Milley)</text:p>
          </table:table-cell>
          <table:table-cell office:value-type="string">
            <text:p>fe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34260</text:p>
          </table:table-cell>
          <table:table-cell office:value-type="string">
            <text:p>10.5</text:p>
          </table:table-cell>
          <table:table-cell office:value-type="string">
            <text:p>F33</text:p>
          </table:table-cell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1165">
            <text:p>11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nnon, Miss. Mary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0371">
            <text:p>370371</text:p>
          </table:table-cell>
          <table:table-cell office:value-type="string">
            <text:p>15.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nnon, Mr. Denis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0371">
            <text:p>370371</text:p>
          </table:table-cell>
          <table:table-cell office:value-type="string">
            <text:p>15.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onard, Mr. Lionel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38">
            <text:p>5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eRoy, Miss. Bertha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761</text:p>
          </table:table-cell>
          <table:table-cell office:value-type="string">
            <text:p>106.425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ester, Mr. James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4 48871</text:p>
          </table:table-cell>
          <table:table-cell office:value-type="string">
            <text:p>24.1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38">
            <text:p>7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esurer, Mr. Gustave J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755</text:p>
          </table:table-cell>
          <table:table-cell office:value-type="string">
            <text:p>512.3292</text:p>
          </table:table-cell>
          <table:table-cell office:value-type="string">
            <text:p>B101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1" table:visibility="filter"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evy, Mr. Rene Jacques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C/Paris 2163</text:p>
          </table:table-cell>
          <table:table-cell office:value-type="string">
            <text:p>12.875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ewy, Mr. Ervin G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PC 17612</text:p>
          </table:table-cell>
          <table:table-cell office:value-type="string">
            <text:p>27.7208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eyson, Mr. Robert William Norman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29566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ievens, Mr. Rene Aime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45781">
            <text:p>345781</text:p>
          </table:table-cell>
          <table:table-cell office:value-type="string">
            <text:p>9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indahl, Miss. Agda Thorilda Viktoria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47071">
            <text:p>347071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indblom, Miss. Augusta Charlotta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47073">
            <text:p>347073</text:p>
          </table:table-cell>
          <table:table-cell office:value-type="string">
            <text:p>7.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ndeberg-Lind, Mr. Erik Gustaf (Mr Edward Lingrey")"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7475">
            <text:p>17475</text:p>
          </table:table-cell>
          <table:table-cell office:value-type="string">
            <text:p>26.5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indell, Mr. Edvard Bengtsson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9910">
            <text:p>349910</text:p>
          </table:table-cell>
          <table:table-cell office:value-type="string">
            <text:p>15.5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indell, Mrs. Edvard Bengtsson (Elin Gerda Persson)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9910">
            <text:p>349910</text:p>
          </table:table-cell>
          <table:table-cell office:value-type="string">
            <text:p>15.5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indqvist, Mr. Eino William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ON/O 2. 3101285</text:p>
          </table:table-cell>
          <table:table-cell office:value-type="string">
            <text:p>7.92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1132">
            <text:p>113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ndstrom, Mrs. Carl Johan (Sigrid Posse)</text:p>
          </table:table-cell>
          <table:table-cell office:value-type="string">
            <text:p>female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112377">
            <text:p>112377</text:p>
          </table:table-cell>
          <table:table-cell office:value-type="string">
            <text:p>27.7208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6">
            <text:p>6</text:p>
          </table:table-cell>
          <table:table-cell table:number-columns-repeated="1010"/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inehan, Mr. Michael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971">
            <text:p>330971</text:p>
          </table:table-cell>
          <table:table-cell office:value-type="string">
            <text:p>7.8792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854">
            <text:p>8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nes, Miss. Mary Conover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592</text:p>
          </table:table-cell>
          <table:table-cell office:value-type="string">
            <text:p>39.4</text:p>
          </table:table-cell>
          <table:table-cell office:value-type="string">
            <text:p>D28</text:p>
          </table:table-cell>
          <table:table-cell office:value-type="string">
            <text:p>S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 table:visibility="filter">
          <table:table-cell office:value-type="float" office:value="1283">
            <text:p>128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nes, Mrs. Ernest H (Elizabeth Lindsey James)</text:p>
          </table:table-cell>
          <table:table-cell office:value-type="string">
            <text:p>female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592</text:p>
          </table:table-cell>
          <table:table-cell office:value-type="string">
            <text:p>39.4</text:p>
          </table:table-cell>
          <table:table-cell office:value-type="string">
            <text:p>D28</text:p>
          </table:table-cell>
          <table:table-cell office:value-type="string">
            <text:p>S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ing, Mr. Lee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string">
            <text:p>56.4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ingane, Mr. John</text:p>
          </table:table-cell>
          <table:table-cell office:value-type="string">
            <text:p>male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235509">
            <text:p>235509</text:p>
          </table:table-cell>
          <table:table-cell office:value-type="string">
            <text:p>12.3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ithman, Mr. Simo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.O./P.P. 251</text:p>
          </table:table-cell>
          <table:table-cell office:value-type="string">
            <text:p>7.5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obb, Mr. William Arthur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/5. 3336</text:p>
          </table:table-cell>
          <table:table-cell office:value-type="string">
            <text:p>16.1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obb, Mrs. William Arthur (Cordelia K Stanlick)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/5. 3336</text:p>
          </table:table-cell>
          <table:table-cell office:value-type="string">
            <text:p>16.1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ockyer, Mr. Edward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22">
            <text:p>1222</text:p>
          </table:table-cell>
          <table:table-cell office:value-type="string">
            <text:p>7.8792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83">
            <text:p>78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ng, Mr. Milton Clyde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13501">
            <text:p>113501</text:p>
          </table:table-cell>
          <table:table-cell office:value-type="float" office:value="30">
            <text:p>30</text:p>
          </table:table-cell>
          <table:table-cell office:value-type="string">
            <text:p>D6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628">
            <text:p>6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ongley, Miss. Gretchen Fiske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3502">
            <text:p>13502</text:p>
          </table:table-cell>
          <table:table-cell office:value-type="string">
            <text:p>77.9583</text:p>
          </table:table-cell>
          <table:table-cell office:value-type="string">
            <text:p>D9</text:p>
          </table:table-cell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ring, Mr. Joseph Holland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13801">
            <text:p>113801</text:p>
          </table:table-cell>
          <table:table-cell office:value-type="string">
            <text:p>45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uch, Mr. Charles Alexander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C/AH 308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ouch, Mrs. Charles Alexander (Alice Adelaide Slow)</text:p>
          </table:table-cell>
          <table:table-cell office:value-type="string">
            <text:p>female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C/AH 308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ovell, Mr. John Hall ("Henry")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5 21173</text:p>
          </table:table-cell>
          <table:table-cell office:value-type="string">
            <text:p>7.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ulic, Mr. Nikola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8">
            <text:p>315098</text:p>
          </table:table-cell>
          <table:table-cell office:value-type="string">
            <text:p>8.662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undahl, Mr. Johan Svensson</text:p>
          </table:table-cell>
          <table:table-cell office:value-type="string">
            <text:p>male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347743">
            <text:p>347743</text:p>
          </table:table-cell>
          <table:table-cell office:value-type="string">
            <text:p>7.0542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undin, Miss. Olga Elida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347469">
            <text:p>347469</text:p>
          </table:table-cell>
          <table:table-cell office:value-type="string">
            <text:p>7.8542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undstrom, Mr. Thure Edvin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50403">
            <text:p>350403</text:p>
          </table:table-cell>
          <table:table-cell office:value-type="string">
            <text:p>7.5792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 table:visibility="filter">
          <table:table-cell office:value-type="float" office:value="196">
            <text:p>19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urette, Miss. Elise</text:p>
          </table:table-cell>
          <table:table-cell office:value-type="string">
            <text:p>female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69</text:p>
          </table:table-cell>
          <table:table-cell office:value-type="string">
            <text:p>146.5208</text:p>
          </table:table-cell>
          <table:table-cell office:value-type="string">
            <text:p>B80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yntakoff, Mr. Stank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35">
            <text:p>349235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73">
            <text:p>7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ack, Mrs. (Mary)</text:p>
          </table:table-cell>
          <table:table-cell office:value-type="string">
            <text:p>female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.O./P.P. 3</text:p>
          </table:table-cell>
          <table:table-cell office:value-type="string">
            <text:p>10.5</text:p>
          </table:table-cell>
          <table:table-cell office:value-type="string">
            <text:p>E77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acKay, Mr. George William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C.A. 42795</text:p>
          </table:table-cell>
          <table:table-cell office:value-type="string">
            <text:p>7.5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digan, Miss. Margaret "Maggie"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0370">
            <text:p>370370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 table:visibility="filter">
          <table:table-cell office:value-type="float" office:value="690">
            <text:p>6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dill, Miss. Georgette Alexandra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160">
            <text:p>24160</text:p>
          </table:table-cell>
          <table:table-cell office:value-type="string">
            <text:p>211.3375</text:p>
          </table:table-cell>
          <table:table-cell office:value-type="string">
            <text:p>B5</text:p>
          </table:table-cell>
          <table:table-cell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dsen, Mr. Fridtjof Arne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 17369</text:p>
          </table:table-cell>
          <table:table-cell office:value-type="string">
            <text:p>7.1417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aenpaa, Mr. Matti Alexanteri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75</text:p>
          </table:table-cell>
          <table:table-cell office:value-type="string">
            <text:p>7.1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227">
            <text:p>12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guire, Mr. John Edward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10469">
            <text:p>110469</text:p>
          </table:table-cell>
          <table:table-cell office:value-type="float" office:value="26">
            <text:p>26</text:p>
          </table:table-cell>
          <table:table-cell office:value-type="string">
            <text:p>C106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ahon, Miss. Bridget Deli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924">
            <text:p>330924</text:p>
          </table:table-cell>
          <table:table-cell office:value-type="string">
            <text:p>7.8792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ahon, Mr. Joh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AQ/4 3130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505">
            <text:p>5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ioni, Miss. Roberta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10152">
            <text:p>110152</text:p>
          </table:table-cell>
          <table:table-cell office:value-type="string">
            <text:p>86.5</text:p>
          </table:table-cell>
          <table:table-cell office:value-type="string">
            <text:p>B7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aisner, Mr. Simo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A/S 2816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akinen, Mr. Kalle Edvard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68</text:p>
          </table:table-cell>
          <table:table-cell office:value-type="string">
            <text:p>7.9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193">
            <text:p>119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alachard, Mr. Noel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37735">
            <text:p>237735</text:p>
          </table:table-cell>
          <table:table-cell office:value-type="string">
            <text:p>15.0458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llet, Master. Andre</text:p>
          </table:table-cell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.C./PARIS 2079</text:p>
          </table:table-cell>
          <table:table-cell office:value-type="string">
            <text:p>37.0042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allet, Mr. Albert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.C./PARIS 2079</text:p>
          </table:table-cell>
          <table:table-cell office:value-type="string">
            <text:p>37.004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llet, Mrs. Albert (Antoinette Magnin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.C./PARIS 2079</text:p>
          </table:table-cell>
          <table:table-cell office:value-type="string">
            <text:p>37.0042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mee, Mr. Hanna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77">
            <text:p>2677</text:p>
          </table:table-cell>
          <table:table-cell office:value-type="string">
            <text:p>7.2292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angan, Miss. Mary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64850">
            <text:p>364850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angiavacchi, Mr. Serafino Emili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C/A.3 2861</text:p>
          </table:table-cell>
          <table:table-cell office:value-type="string">
            <text:p>15.579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nnion, Miss. Margareth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866">
            <text:p>36866</text:p>
          </table:table-cell>
          <table:table-cell office:value-type="string">
            <text:p>7.7375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 table:visibility="filter"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ardirosian, Mr. Sarki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string">
            <text:p>7.2292</text:p>
          </table:table-cell>
          <table:table-cell office:value-type="string">
            <text:p>F E46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840">
            <text:p>84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réchal, Mr. Pierre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774">
            <text:p>11774</text:p>
          </table:table-cell>
          <table:table-cell office:value-type="string">
            <text:p>29.7</text:p>
          </table:table-cell>
          <table:table-cell office:value-type="string">
            <text:p>C47</text:p>
          </table:table-cell>
          <table:table-cell office:value-type="string">
            <text:p>C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arkoff, Mr. Marin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49213">
            <text:p>349213</text:p>
          </table:table-cell>
          <table:table-cell office:value-type="string">
            <text:p>7.8958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arkun, Mr. Johann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49257">
            <text:p>349257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rvin, Mr. Daniel Warner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773">
            <text:p>113773</text:p>
          </table:table-cell>
          <table:table-cell office:value-type="string">
            <text:p>53.1</text:p>
          </table:table-cell>
          <table:table-cell office:value-type="string">
            <text:p>D30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074">
            <text:p>107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rvin, Mrs. Daniel Warner (Mary Graham Carmichael Farquarson)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773">
            <text:p>113773</text:p>
          </table:table-cell>
          <table:table-cell office:value-type="string">
            <text:p>53.1</text:p>
          </table:table-cell>
          <table:table-cell office:value-type="string">
            <text:p>D30</text:p>
          </table:table-cell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sselmani, Mrs. Fatim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49">
            <text:p>2649</text:p>
          </table:table-cell>
          <table:table-cell office:value-type="string">
            <text:p>7.225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atinoff, Mr. Nicola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55">
            <text:p>349255</text:p>
          </table:table-cell>
          <table:table-cell office:value-type="string">
            <text:p>7.8958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atthews, Mr. William John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8228">
            <text:p>2822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aybery, Mr. Frank Hubert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39059">
            <text:p>239059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11">
            <text:p>7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yne, Mlle. Berthe Antonine ("Mrs de Villiers"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482</text:p>
          </table:table-cell>
          <table:table-cell office:value-type="string">
            <text:p>49.5042</text:p>
          </table:table-cell>
          <table:table-cell office:value-type="string">
            <text:p>C90</text:p>
          </table:table-cell>
          <table:table-cell office:value-type="string">
            <text:p>C</text:p>
          </table:table-cell>
          <table:table-cell/>
          <table:table-cell office:value-type="float" office:value="6">
            <text:p>6</text:p>
          </table:table-cell>
          <table:table-cell table:number-columns-repeated="1010"/>
        </table:table-row>
        <table:table-row table:style-name="ro1" table:visibility="filter">
          <table:table-cell office:value-type="float" office:value="1162">
            <text:p>11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cCaffry, Mr. Thomas Francis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3050">
            <text:p>13050</text:p>
          </table:table-cell>
          <table:table-cell office:value-type="string">
            <text:p>75.2417</text:p>
          </table:table-cell>
          <table:table-cell office:value-type="string">
            <text:p>C6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cCarthy, Miss. Catherine Katie""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83123">
            <text:p>383123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cCarthy, Mr. Timothy J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17463">
            <text:p>17463</text:p>
          </table:table-cell>
          <table:table-cell office:value-type="string">
            <text:p>51.8625</text:p>
          </table:table-cell>
          <table:table-cell office:value-type="string">
            <text:p>E46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cCormack, Mr. Thomas Joseph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7228">
            <text:p>367228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cCoy, Miss. Agnes</text:p>
          </table:table-cell>
          <table:table-cell office:value-type="string">
            <text:p>female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67226">
            <text:p>367226</text:p>
          </table:table-cell>
          <table:table-cell office:value-type="string">
            <text:p>23.25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cCoy, Miss. Alicia</text:p>
          </table:table-cell>
          <table:table-cell office:value-type="string">
            <text:p>female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67226">
            <text:p>367226</text:p>
          </table:table-cell>
          <table:table-cell office:value-type="string">
            <text:p>23.25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cCoy, Mr. Bernard</text:p>
          </table:table-cell>
          <table:table-cell office:value-type="string">
            <text:p>male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67226">
            <text:p>367226</text:p>
          </table:table-cell>
          <table:table-cell office:value-type="string">
            <text:p>23.25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cCrae, Mr. Arthur Gordon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37216">
            <text:p>237216</text:p>
          </table:table-cell>
          <table:table-cell office:value-type="string">
            <text:p>13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cCrie, Mr. James Matthew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33478">
            <text:p>23347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cDermott, Miss. Brigdet Deli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932">
            <text:p>330932</text:p>
          </table:table-cell>
          <table:table-cell office:value-type="string">
            <text:p>7.7875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cEvoy, Mr. Michael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568">
            <text:p>36568</text:p>
          </table:table-cell>
          <table:table-cell office:value-type="string">
            <text:p>15.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513">
            <text:p>5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cGough, Mr. James Robert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473</text:p>
          </table:table-cell>
          <table:table-cell office:value-type="string">
            <text:p>26.2875</text:p>
          </table:table-cell>
          <table:table-cell office:value-type="string">
            <text:p>E25</text:p>
          </table:table-cell>
          <table:table-cell office:value-type="string">
            <text:p>S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cGovern, Miss. Mary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931">
            <text:p>330931</text:p>
          </table:table-cell>
          <table:table-cell office:value-type="string">
            <text:p>7.8792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cGowan, Miss. Anna "Annie"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30923">
            <text:p>330923</text:p>
          </table:table-cell>
          <table:table-cell office:value-type="string">
            <text:p>8.0292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cGowan, Miss. Katherine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9232">
            <text:p>9232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cKane, Mr. Peter David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28403">
            <text:p>2840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cMahon, Mr. Marti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0372">
            <text:p>370372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cNamee, Mr. Neal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6566">
            <text:p>376566</text:p>
          </table:table-cell>
          <table:table-cell office:value-type="string">
            <text:p>16.1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cNamee, Mrs. Neal (Eileen O'Leary)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6566">
            <text:p>376566</text:p>
          </table:table-cell>
          <table:table-cell office:value-type="string">
            <text:p>16.1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cNeill, Miss. Bridget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0368">
            <text:p>370368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anwell, Miss. (Marion Ogden)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OTON/O.Q. 392087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ek, Mrs. Thomas (Annie Louise Rowley)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3095">
            <text:p>343095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ellinger, Miss. Madeleine Violet</text:p>
          </table:table-cell>
          <table:table-cell office:value-type="string">
            <text:p>female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0644">
            <text:p>250644</text:p>
          </table:table-cell>
          <table:table-cell office:value-type="string">
            <text:p>19.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ellinger, Mrs. (Elizabeth Anne Maidment)</text:p>
          </table:table-cell>
          <table:table-cell office:value-type="string">
            <text:p>femal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0644">
            <text:p>250644</text:p>
          </table:table-cell>
          <table:table-cell office:value-type="string">
            <text:p>19.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ellors, Mr. William John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W/PP 751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B</text:p>
          </table:table-cell>
          <table:table-cell table:number-columns-repeated="1010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o, Mr. Alfonzo</text:p>
          </table:table-cell>
          <table:table-cell office:value-type="string">
            <text:p>male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.5. 11206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rnagh, Mr. Robert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8703">
            <text:p>368703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eyer, Mr. August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48723">
            <text:p>248723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eyer, Mr. Edgar Joseph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604</text:p>
          </table:table-cell>
          <table:table-cell office:value-type="string">
            <text:p>82.1708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6">
            <text:p>6</text:p>
          </table:table-cell>
          <table:table-cell table:number-columns-repeated="1010"/>
        </table:table-row>
        <table:table-row table:style-name="ro1">
          <table:table-cell office:value-type="float" office:value="376">
            <text:p>37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eyer, Mrs. Edgar Joseph (Leila Saks)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604</text:p>
          </table:table-cell>
          <table:table-cell office:value-type="string">
            <text:p>82.1708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idtsjo, Mr. Karl Albert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45501">
            <text:p>345501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iles, Mr. Frank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9306">
            <text:p>359306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illet, Mr. Francis Davis</text:p>
          </table:table-cell>
          <table:table-cell office:value-type="string">
            <text:p>male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13509">
            <text:p>13509</text:p>
          </table:table-cell>
          <table:table-cell office:value-type="string">
            <text:p>26.55</text:p>
          </table:table-cell>
          <table:table-cell office:value-type="string">
            <text:p>E38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illing, Mr. Jacob Christian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234360">
            <text:p>23436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inahan, Dr. William Edward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928">
            <text:p>19928</text:p>
          </table:table-cell>
          <table:table-cell office:value-type="float" office:value="90">
            <text:p>90</text:p>
          </table:table-cell>
          <table:table-cell office:value-type="string">
            <text:p>C78</text:p>
          </table:table-cell>
          <table:table-cell office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413">
            <text:p>4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inahan, Miss. Daisy E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928">
            <text:p>19928</text:p>
          </table:table-cell>
          <table:table-cell office:value-type="float" office:value="90">
            <text:p>90</text:p>
          </table:table-cell>
          <table:table-cell office:value-type="string">
            <text:p>C78</text:p>
          </table:table-cell>
          <table:table-cell office:value-type="string">
            <text:p>Q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 table:visibility="filter">
          <table:table-cell office:value-type="float" office:value="1303">
            <text:p>130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inahan, Mrs. William Edward (Lillian E Thorpe)</text:p>
          </table:table-cell>
          <table:table-cell office:value-type="string">
            <text:p>female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928">
            <text:p>19928</text:p>
          </table:table-cell>
          <table:table-cell office:value-type="float" office:value="90">
            <text:p>90</text:p>
          </table:table-cell>
          <table:table-cell office:value-type="string">
            <text:p>C78</text:p>
          </table:table-cell>
          <table:table-cell office:value-type="string">
            <text:p>Q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ineff, Mr. Ivan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49233">
            <text:p>349233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inkoff, Mr. Lazar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49211">
            <text:p>349211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ionoff, Mr. Stoytcho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49207">
            <text:p>349207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itchell, Mr. Henry Michael</text:p>
          </table:table-cell>
          <table:table-cell office:value-type="string">
            <text:p>male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24580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itkoff, Mr. Mit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21">
            <text:p>349221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926">
            <text:p>9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ock, Mr. Philipp Edmund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236">
            <text:p>13236</text:p>
          </table:table-cell>
          <table:table-cell office:value-type="string">
            <text:p>57.75</text:p>
          </table:table-cell>
          <table:table-cell office:value-type="string">
            <text:p>C78</text:p>
          </table:table-cell>
          <table:table-cell office:value-type="string">
            <text:p>C</text:p>
          </table:table-cell>
          <table:table-cell/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ckler, Miss. Helen Mary "Ellie"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980">
            <text:p>330980</text:p>
          </table:table-cell>
          <table:table-cell office:value-type="string">
            <text:p>7.8792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 table:visibility="filter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en, Mr. Sigurd Hanse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48123">
            <text:p>348123</text:p>
          </table:table-cell>
          <table:table-cell office:value-type="string">
            <text:p>7.65</text:p>
          </table:table-cell>
          <table:table-cell office:value-type="string">
            <text:p>F G73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lson, Mr. Harry Markland</text:p>
          </table:table-cell>
          <table:table-cell office:value-type="string">
            <text:p>male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113787">
            <text:p>113787</text:p>
          </table:table-cell>
          <table:table-cell office:value-type="string">
            <text:p>30.5</text:p>
          </table:table-cell>
          <table:table-cell office:value-type="string">
            <text:p>C30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ontvila, Rev. Juozas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11536">
            <text:p>21153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52">
            <text:p>75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or, Master. Meier</text:p>
          </table:table-cell>
          <table:table-cell office:value-type="string">
            <text:p>mal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2096">
            <text:p>392096</text:p>
          </table:table-cell>
          <table:table-cell office:value-type="string">
            <text:p>12.475</text:p>
          </table:table-cell>
          <table:table-cell office:value-type="string">
            <text:p>E121</text:p>
          </table:table-cell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 table:visibility="filter">
          <table:table-cell office:value-type="float" office:value="824">
            <text:p>8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or, Mrs. (Beila)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2096">
            <text:p>392096</text:p>
          </table:table-cell>
          <table:table-cell office:value-type="string">
            <text:p>12.475</text:p>
          </table:table-cell>
          <table:table-cell office:value-type="string">
            <text:p>E121</text:p>
          </table:table-cell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ore, Mr. Clarence Bloomfield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113796">
            <text:p>113796</text:p>
          </table:table-cell>
          <table:table-cell office:value-type="string">
            <text:p>42.4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ore, Mr. Leonard Charle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A4. 54510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ran, Miss. Bertha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1110">
            <text:p>371110</text:p>
          </table:table-cell>
          <table:table-cell office:value-type="string">
            <text:p>24.15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ran, Mr. Daniel J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1110">
            <text:p>371110</text:p>
          </table:table-cell>
          <table:table-cell office:value-type="string">
            <text:p>24.1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ran, Mr. Jame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877">
            <text:p>330877</text:p>
          </table:table-cell>
          <table:table-cell office:value-type="string">
            <text:p>8.4583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oraweck, Dr. Ernest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29011">
            <text:p>2901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orley, Mr. Henry Samuel ("Mr Henry Marshall")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50655">
            <text:p>25065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rley, Mr. William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64506">
            <text:p>364506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rrow, Mr. Thomas Rowa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2622">
            <text:p>372622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ss, Mr. Albert Joha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2991">
            <text:p>312991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B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ubarek, Master. Gerio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661">
            <text:p>2661</text:p>
          </table:table-cell>
          <table:table-cell office:value-type="string">
            <text:p>15.2458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ubarek, Master. Halim Gonios ("William George")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661">
            <text:p>2661</text:p>
          </table:table-cell>
          <table:table-cell office:value-type="string">
            <text:p>15.2458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ubarek, Mrs. George (Omine Amenia" Alexander)"</text:p>
          </table:table-cell>
          <table:table-cell office:value-type="string">
            <text:p>female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61">
            <text:p>2661</text:p>
          </table:table-cell>
          <table:table-cell office:value-type="string">
            <text:p>15.2458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oussa, Mrs. (Mantoura Boulos)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string">
            <text:p>7.229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utal, Mr. Rahamin Haim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4746">
            <text:p>374746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udd, Mr. Thomas Charles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.O./P.P. 3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ullens, Miss. Katherine "Katie"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852">
            <text:p>35852</text:p>
          </table:table-cell>
          <table:table-cell office:value-type="string">
            <text:p>7.7333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ulvihill, Miss. Bertha E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82653">
            <text:p>382653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urdlin, Mr. Joseph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A./5. 3235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urphy, Miss. Katherine "Kate"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7230">
            <text:p>367230</text:p>
          </table:table-cell>
          <table:table-cell office:value-type="string">
            <text:p>15.5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urphy, Miss. Margaret Jane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7230">
            <text:p>367230</text:p>
          </table:table-cell>
          <table:table-cell office:value-type="string">
            <text:p>15.5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urphy, Miss. Nor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568">
            <text:p>36568</text:p>
          </table:table-cell>
          <table:table-cell office:value-type="string">
            <text:p>15.5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yhrman, Mr. Pehr Fabian Oliver Malkolm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47078">
            <text:p>347078</text:p>
          </table:table-cell>
          <table:table-cell office:value-type="string">
            <text:p>7.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yles, Mr. Thomas Francis</text:p>
          </table:table-cell>
          <table:table-cell office:value-type="string">
            <text:p>male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40276">
            <text:p>240276</text:p>
          </table:table-cell>
          <table:table-cell office:value-type="string">
            <text:p>9.68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aidenoff, Mr. Penko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49206">
            <text:p>349206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ajib, Miss. Adele Kiamie "Jane"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667">
            <text:p>2667</text:p>
          </table:table-cell>
          <table:table-cell office:value-type="string">
            <text:p>7.225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akid, Miss. Maria ("Mary")</text:p>
          </table:table-cell>
          <table:table-cell office:value-type="string">
            <text:p>fem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53">
            <text:p>2653</text:p>
          </table:table-cell>
          <table:table-cell office:value-type="string">
            <text:p>15.7417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akid, Mr. Sahid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2653">
            <text:p>2653</text:p>
          </table:table-cell>
          <table:table-cell office:value-type="string">
            <text:p>15.7417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akid, Mrs. Said (Waika Mary" Mowad)"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2653">
            <text:p>2653</text:p>
          </table:table-cell>
          <table:table-cell office:value-type="string">
            <text:p>15.7417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ancarrow, Mr. William Henry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./5. 3338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ankoff, Mr. Mink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18">
            <text:p>349218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asr, Mr. Mustafa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52">
            <text:p>2652</text:p>
          </table:table-cell>
          <table:table-cell office:value-type="string">
            <text:p>7.229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asser, Mr. Nicholas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7736">
            <text:p>237736</text:p>
          </table:table-cell>
          <table:table-cell office:value-type="string">
            <text:p>30.0708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asser, Mrs. Nicholas (Adele Achem)</text:p>
          </table:table-cell>
          <table:table-cell office:value-type="string">
            <text:p>femal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7736">
            <text:p>237736</text:p>
          </table:table-cell>
          <table:table-cell office:value-type="string">
            <text:p>30.0708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tsch, Mr. Charles H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596</text:p>
          </table:table-cell>
          <table:table-cell office:value-type="string">
            <text:p>29.7</text:p>
          </table:table-cell>
          <table:table-cell office:value-type="string">
            <text:p>C118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aughton, Miss. Hannah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5237">
            <text:p>365237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avratil, Master. Edmond Roger</text:p>
          </table:table-cell>
          <table:table-cell office:value-type="string">
            <text:p>mal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30080">
            <text:p>230080</text:p>
          </table:table-cell>
          <table:table-cell office:value-type="float" office:value="26">
            <text:p>26</text:p>
          </table:table-cell>
          <table:table-cell office:value-type="string">
            <text:p>F2</text:p>
          </table:table-cell>
          <table:table-cell office:value-type="string">
            <text:p>S</text:p>
          </table:table-cell>
          <table:table-cell/>
          <table:table-cell office:value-type="string">
            <text:p>D</text:p>
          </table:table-cell>
          <table:table-cell table:number-columns-repeated="1010"/>
        </table:table-row>
        <table:table-row table:style-name="ro1" table:visibility="filter"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avratil, Master. Michel M</text:p>
          </table:table-cell>
          <table:table-cell office:value-type="string">
            <text:p>male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30080">
            <text:p>230080</text:p>
          </table:table-cell>
          <table:table-cell office:value-type="float" office:value="26">
            <text:p>26</text:p>
          </table:table-cell>
          <table:table-cell office:value-type="string">
            <text:p>F2</text:p>
          </table:table-cell>
          <table:table-cell office:value-type="string">
            <text:p>S</text:p>
          </table:table-cell>
          <table:table-cell/>
          <table:table-cell office:value-type="string">
            <text:p>D</text:p>
          </table:table-cell>
          <table:table-cell table:number-columns-repeated="1010"/>
        </table:table-row>
        <table:table-row table:style-name="ro1" table:visibility="filter"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avratil, Mr. Michel ("Louis M Hoffman")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0080">
            <text:p>230080</text:p>
          </table:table-cell>
          <table:table-cell office:value-type="float" office:value="26">
            <text:p>26</text:p>
          </table:table-cell>
          <table:table-cell office:value-type="string">
            <text:p>F2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enkoff, Mr. Christ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34">
            <text:p>349234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214">
            <text:p>12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esson, Mr. Israel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44368">
            <text:p>244368</text:p>
          </table:table-cell>
          <table:table-cell office:value-type="float" office:value="13">
            <text:p>13</text:p>
          </table:table-cell>
          <table:table-cell office:value-type="string">
            <text:p>F2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16">
            <text:p>2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ewell, Miss. Madeleine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273">
            <text:p>35273</text:p>
          </table:table-cell>
          <table:table-cell office:value-type="string">
            <text:p>113.275</text:p>
          </table:table-cell>
          <table:table-cell office:value-type="string">
            <text:p>D36</text:p>
          </table:table-cell>
          <table:table-cell office:value-type="string">
            <text:p>C</text:p>
          </table:table-cell>
          <table:table-cell/>
          <table:table-cell office:value-type="float" office:value="6">
            <text:p>6</text:p>
          </table:table-cell>
          <table:table-cell table:number-columns-repeated="1010"/>
        </table:table-row>
        <table:table-row table:style-name="ro1" table:visibility="filter">
          <table:table-cell office:value-type="float" office:value="394">
            <text:p>39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ewell, Miss. Marjorie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273">
            <text:p>35273</text:p>
          </table:table-cell>
          <table:table-cell office:value-type="string">
            <text:p>113.275</text:p>
          </table:table-cell>
          <table:table-cell office:value-type="string">
            <text:p>D36</text:p>
          </table:table-cell>
          <table:table-cell office:value-type="string">
            <text:p>C</text:p>
          </table:table-cell>
          <table:table-cell/>
          <table:table-cell office:value-type="float" office:value="6">
            <text:p>6</text:p>
          </table:table-cell>
          <table:table-cell table:number-columns-repeated="1010"/>
        </table:table-row>
        <table:table-row table:style-name="ro1" table:visibility="filter">
          <table:table-cell office:value-type="float" office:value="660">
            <text:p>6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ewell, Mr. Arthur Webster</text:p>
          </table:table-cell>
          <table:table-cell office:value-type="string">
            <text:p>male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273">
            <text:p>35273</text:p>
          </table:table-cell>
          <table:table-cell office:value-type="string">
            <text:p>113.275</text:p>
          </table:table-cell>
          <table:table-cell office:value-type="string">
            <text:p>D48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137">
            <text:p>1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ewsom, Miss. Helen Monypeny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752">
            <text:p>11752</text:p>
          </table:table-cell>
          <table:table-cell office:value-type="string">
            <text:p>26.2833</text:p>
          </table:table-cell>
          <table:table-cell office:value-type="string">
            <text:p>D47</text:p>
          </table:table-cell>
          <table:table-cell office:value-type="string">
            <text:p>S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icholls, Mr. Joseph Charles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.A. 33112</text:p>
          </table:table-cell>
          <table:table-cell office:value-type="string">
            <text:p>36.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icholson, Mr. Arthur Ernest</text:p>
          </table:table-cell>
          <table:table-cell office:value-type="string">
            <text:p>male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93">
            <text:p>69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icola-Yarred, Master. Elias</text:p>
          </table:table-cell>
          <table:table-cell office:value-type="string">
            <text:p>male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string">
            <text:p>11.2417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icola-Yarred, Miss. Jamila</text:p>
          </table:table-cell>
          <table:table-cell office:value-type="string">
            <text:p>femal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string">
            <text:p>11.2417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ieminen, Miss. Manta Josefina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101297">
            <text:p>3101297</text:p>
          </table:table-cell>
          <table:table-cell office:value-type="string">
            <text:p>7.9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iklasson, Mr. Samuel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63611">
            <text:p>363611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ilsson, Miss. Berta Olivia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6">
            <text:p>347066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ilsson, Miss. Helmina Josefina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470">
            <text:p>347470</text:p>
          </table:table-cell>
          <table:table-cell office:value-type="string">
            <text:p>7.8542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ilsson, Mr. August Ferdinand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50410">
            <text:p>350410</text:p>
          </table:table-cell>
          <table:table-cell office:value-type="string">
            <text:p>7.8542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irva, Mr. Iisakki Antino Aijo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2 3101272</text:p>
          </table:table-cell>
          <table:table-cell office:value-type="string">
            <text:p>7.1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iskänen, Mr. Juha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89</text:p>
          </table:table-cell>
          <table:table-cell office:value-type="string">
            <text:p>7.92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orman, Mr. Robert Douglas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18629">
            <text:p>218629</text:p>
          </table:table-cell>
          <table:table-cell office:value-type="string">
            <text:p>13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osworthy, Mr. Richard Cater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4. 39886</text:p>
          </table:table-cell>
          <table:table-cell office:value-type="string">
            <text:p>7.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297">
            <text:p>12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urney, Mr. Alfred (Baron von Drachstedt")"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C/PARIS 2166</text:p>
          </table:table-cell>
          <table:table-cell office:value-type="string">
            <text:p>13.8625</text:p>
          </table:table-cell>
          <table:table-cell office:value-type="string">
            <text:p>D38</text:p>
          </table:table-cell>
          <table:table-cell office:value-type="string">
            <text:p>C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ovel, Mr. Mansouer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697">
            <text:p>2697</text:p>
          </table:table-cell>
          <table:table-cell office:value-type="string">
            <text:p>7.229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ye, Mrs. (Elizabeth Ramell)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29395</text:p>
          </table:table-cell>
          <table:table-cell office:value-type="string">
            <text:p>10.5</text:p>
          </table:table-cell>
          <table:table-cell office:value-type="string">
            <text:p>F33</text:p>
          </table:table-cell>
          <table:table-cell office:value-type="string">
            <text:p>S</text:p>
          </table:table-cell>
          <table:table-cell/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ysten, Miss. Anna Sofia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47081">
            <text:p>347081</text:p>
          </table:table-cell>
          <table:table-cell office:value-type="string">
            <text:p>7.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ysveen, Mr. Johan Hansen</text:p>
          </table:table-cell>
          <table:table-cell office:value-type="string">
            <text:p>male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345364">
            <text:p>345364</text:p>
          </table:table-cell>
          <table:table-cell office:value-type="string">
            <text:p>6.23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'Brien, Mr. Thomas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0365">
            <text:p>370365</text:p>
          </table:table-cell>
          <table:table-cell office:value-type="string">
            <text:p>15.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'Brien, Mr. Timothy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979">
            <text:p>330979</text:p>
          </table:table-cell>
          <table:table-cell office:value-type="string">
            <text:p>7.8292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'Brien, Mrs. Thomas (Johanna "Hannah" Godfrey)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0365">
            <text:p>370365</text:p>
          </table:table-cell>
          <table:table-cell office:value-type="string">
            <text:p>15.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'Connell, Mr. Patrick D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4912">
            <text:p>334912</text:p>
          </table:table-cell>
          <table:table-cell office:value-type="string">
            <text:p>7.7333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'Connor, Mr. Maurice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1060">
            <text:p>371060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'Connor, Mr. Patrick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6713">
            <text:p>366713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dahl, Mr. Nils Martin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7267">
            <text:p>7267</text:p>
          </table:table-cell>
          <table:table-cell office:value-type="string">
            <text:p>9.2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'Donoghue, Ms. Bridget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4856">
            <text:p>364856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'Driscoll, Miss. Bridget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311">
            <text:p>14311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/>
          <table:table-cell office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'Dwyer, Miss. Ellen "Nellie"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959">
            <text:p>330959</text:p>
          </table:table-cell>
          <table:table-cell office:value-type="string">
            <text:p>7.8792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hman, Miss. Velin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47085">
            <text:p>347085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'Keefe, Mr. Patrick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8402">
            <text:p>368402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/>
          <table:table-cell office:value-type="string">
            <text:p>B</text:p>
          </table:table-cell>
          <table:table-cell table:number-columns-repeated="1010"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'Leary, Miss. Hanora "Norah"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919">
            <text:p>330919</text:p>
          </table:table-cell>
          <table:table-cell office:value-type="string">
            <text:p>7.8292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 table:visibility="filter">
          <table:table-cell office:value-type="float" office:value="1306">
            <text:p>130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liva y Ocana, Dona. Fermina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758</text:p>
          </table:table-cell>
          <table:table-cell office:value-type="string">
            <text:p>108.9</text:p>
          </table:table-cell>
          <table:table-cell office:value-type="string">
            <text:p>C105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lsen, Master. Artur Karl</text:p>
          </table:table-cell>
          <table:table-cell office:value-type="string">
            <text:p>mal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 17368</text:p>
          </table:table-cell>
          <table:table-cell office:value-type="string">
            <text:p>3.1708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lsen, Mr. Henry Margido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 4001</text:p>
          </table:table-cell>
          <table:table-cell office:value-type="string">
            <text:p>22.5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lsen, Mr. Karl Siegwart Andreas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79">
            <text:p>4579</text:p>
          </table:table-cell>
          <table:table-cell office:value-type="string">
            <text:p>8.4042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lsen, Mr. Ole Marti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Fa 265302</text:p>
          </table:table-cell>
          <table:table-cell office:value-type="string">
            <text:p>7.31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lsson, Miss. Elina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50407">
            <text:p>350407</text:p>
          </table:table-cell>
          <table:table-cell office:value-type="string">
            <text:p>7.8542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lsson, Mr. Nils Johan Goransso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47464">
            <text:p>347464</text:p>
          </table:table-cell>
          <table:table-cell office:value-type="string">
            <text:p>7.8542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lsson, Mr. Oscar Wilhelm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47079">
            <text:p>347079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lsvigen, Mr. Thor Anderson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563">
            <text:p>6563</text:p>
          </table:table-cell>
          <table:table-cell office:value-type="string">
            <text:p>9.2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97">
            <text:p>109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mont, Mr. Alfred Fernand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F.C. 12998</text:p>
          </table:table-cell>
          <table:table-cell office:value-type="string">
            <text:p>25.7417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reskovic, Miss. Jelka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315085">
            <text:p>315085</text:p>
          </table:table-cell>
          <table:table-cell office:value-type="string">
            <text:p>8.66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reskovic, Miss. Marija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6">
            <text:p>315096</text:p>
          </table:table-cell>
          <table:table-cell office:value-type="string">
            <text:p>8.66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reskovic, Mr. Luka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4">
            <text:p>315094</text:p>
          </table:table-cell>
          <table:table-cell office:value-type="string">
            <text:p>8.66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sen, Mr. Olaf Elon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7534">
            <text:p>7534</text:p>
          </table:table-cell>
          <table:table-cell office:value-type="string">
            <text:p>9.2167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sman, Mrs. Mara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4">
            <text:p>349244</text:p>
          </table:table-cell>
          <table:table-cell office:value-type="string">
            <text:p>8.683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918">
            <text:p>9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stby, Miss. Helene Ragnhild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509">
            <text:p>113509</text:p>
          </table:table-cell>
          <table:table-cell office:value-type="string">
            <text:p>61.9792</text:p>
          </table:table-cell>
          <table:table-cell office:value-type="string">
            <text:p>B36</text:p>
          </table:table-cell>
          <table:table-cell office:value-type="string">
            <text:p>C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Ostby, Mr. Engelhart Cornelius</text:p>
          </table:table-cell>
          <table:table-cell office:value-type="string">
            <text:p>male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509">
            <text:p>113509</text:p>
          </table:table-cell>
          <table:table-cell office:value-type="string">
            <text:p>61.9792</text:p>
          </table:table-cell>
          <table:table-cell office:value-type="string">
            <text:p>B30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'Sullivan, Miss. Bridget Mary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909">
            <text:p>330909</text:p>
          </table:table-cell>
          <table:table-cell office:value-type="string">
            <text:p>7.6292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Otter, Mr. Richard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8213">
            <text:p>28213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965">
            <text:p>9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Ovies y Rodriguez, Mr. Servando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62</text:p>
          </table:table-cell>
          <table:table-cell office:value-type="string">
            <text:p>27.7208</text:p>
          </table:table-cell>
          <table:table-cell office:value-type="string">
            <text:p>D43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171">
            <text:p>11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xenham, Mr. Percy Thomas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./C. 14260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adro y Manent, Mr. Julia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C/PARIS 2146</text:p>
          </table:table-cell>
          <table:table-cell office:value-type="string">
            <text:p>13.8625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ain, Dr. Alfred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44278">
            <text:p>244278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allas y Castello, Mr. Emilio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C/PARIS 2147</text:p>
          </table:table-cell>
          <table:table-cell office:value-type="string">
            <text:p>13.8583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lsson, Master. Gosta Leonard</text:p>
          </table:table-cell>
          <table:table-cell office:value-type="string">
            <text:p>ma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49909">
            <text:p>349909</text:p>
          </table:table-cell>
          <table:table-cell office:value-type="string">
            <text:p>21.0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81">
            <text:p>12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lsson, Master. Paul Folke</text:p>
          </table:table-cell>
          <table:table-cell office:value-type="string">
            <text:p>mal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49909">
            <text:p>349909</text:p>
          </table:table-cell>
          <table:table-cell office:value-type="string">
            <text:p>21.0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lsson, Miss. Stina Viola</text:p>
          </table:table-cell>
          <table:table-cell office:value-type="string">
            <text:p>female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49909">
            <text:p>349909</text:p>
          </table:table-cell>
          <table:table-cell office:value-type="string">
            <text:p>21.0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lsson, Miss. Torborg Danira</text:p>
          </table:table-cell>
          <table:table-cell office:value-type="string">
            <text:p>femal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49909">
            <text:p>349909</text:p>
          </table:table-cell>
          <table:table-cell office:value-type="string">
            <text:p>21.0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lsson, Mrs. Nils (Alma Cornelia Berglund)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49909">
            <text:p>349909</text:p>
          </table:table-cell>
          <table:table-cell office:value-type="string">
            <text:p>21.0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nula, Master. Eino Viljami</text:p>
          </table:table-cell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01295">
            <text:p>3101295</text:p>
          </table:table-cell>
          <table:table-cell office:value-type="string">
            <text:p>39.68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nula, Master. Juha Niilo</text:p>
          </table:table-cell>
          <table:table-cell office:value-type="string">
            <text:p>mal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01295">
            <text:p>3101295</text:p>
          </table:table-cell>
          <table:table-cell office:value-type="string">
            <text:p>39.68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nula, Master. Urho Abraham</text:p>
          </table:table-cell>
          <table:table-cell office:value-type="string">
            <text:p>mal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01295">
            <text:p>3101295</text:p>
          </table:table-cell>
          <table:table-cell office:value-type="string">
            <text:p>39.68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nula, Mr. Ernesti Arvid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01295">
            <text:p>3101295</text:p>
          </table:table-cell>
          <table:table-cell office:value-type="string">
            <text:p>39.68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nula, Mr. Jaako Arnold</text:p>
          </table:table-cell>
          <table:table-cell office:value-type="string">
            <text:p>male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01295">
            <text:p>3101295</text:p>
          </table:table-cell>
          <table:table-cell office:value-type="string">
            <text:p>39.68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nula, Mrs. Juha (Maria Emilia Ojala)</text:p>
          </table:table-cell>
          <table:table-cell office:value-type="string">
            <text:p>femal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101295">
            <text:p>3101295</text:p>
          </table:table-cell>
          <table:table-cell office:value-type="string">
            <text:p>39.68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arker, Mr. Clifford Richard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C 14888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arkes, Mr. Francis "Frank"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39853">
            <text:p>23985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arr, Mr. William Henry Marsh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2052">
            <text:p>11205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arrish, Mrs. (Lutie Davis)</text:p>
          </table:table-cell>
          <table:table-cell office:value-type="string">
            <text:p>female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0433">
            <text:p>23043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2">
            <text:p>12</text:p>
          </table:table-cell>
          <table:table-cell table:number-columns-repeated="1010"/>
        </table:table-row>
        <table:table-row table:style-name="ro1" table:visibility="filter"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artner, Mr. Austen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13043">
            <text:p>113043</text:p>
          </table:table-cell>
          <table:table-cell office:value-type="string">
            <text:p>28.5</text:p>
          </table:table-cell>
          <table:table-cell office:value-type="string">
            <text:p>C124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sic, Mr. Jakob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7">
            <text:p>315097</text:p>
          </table:table-cell>
          <table:table-cell office:value-type="string">
            <text:p>8.66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tchett, Mr. George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58585">
            <text:p>358585</text:p>
          </table:table-cell>
          <table:table-cell office:value-type="string">
            <text:p>14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ulner, Mr. Uscher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11">
            <text:p>3411</text:p>
          </table:table-cell>
          <table:table-cell office:value-type="string">
            <text:p>8.7125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avlovic, Mr. Stefo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2">
            <text:p>349242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282">
            <text:p>12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ayne, Mr. Vivian Ponsonby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2749">
            <text:p>12749</text:p>
          </table:table-cell>
          <table:table-cell office:value-type="string">
            <text:p>93.5</text:p>
          </table:table-cell>
          <table:table-cell office:value-type="string">
            <text:p>B2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acock, Master. Alfred Edward</text:p>
          </table:table-cell>
          <table:table-cell office:value-type="string">
            <text:p>male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OTON/O.Q. 3101315</text:p>
          </table:table-cell>
          <table:table-cell office:value-type="string">
            <text:p>13.7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acock, Miss. Treasteall</text:p>
          </table:table-cell>
          <table:table-cell office:value-type="string">
            <text:p>female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OTON/O.Q. 3101315</text:p>
          </table:table-cell>
          <table:table-cell office:value-type="string">
            <text:p>13.7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acock, Mrs. Benjamin (Edith Nile)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OTON/O.Q. 3101315</text:p>
          </table:table-cell>
          <table:table-cell office:value-type="string">
            <text:p>13.7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arce, Mr. Ernest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3271">
            <text:p>34327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337">
            <text:p>3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ears, Mr. Thomas Clinton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776">
            <text:p>113776</text:p>
          </table:table-cell>
          <table:table-cell office:value-type="string">
            <text:p>66.6</text:p>
          </table:table-cell>
          <table:table-cell office:value-type="string">
            <text:p>C2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52">
            <text:p>1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ars, Mrs. Thomas (Edith Wearne)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776">
            <text:p>113776</text:p>
          </table:table-cell>
          <table:table-cell office:value-type="string">
            <text:p>66.6</text:p>
          </table:table-cell>
          <table:table-cell office:value-type="string">
            <text:p>C2</text:p>
          </table:table-cell>
          <table:table-cell office:value-type="string">
            <text:p>S</text:p>
          </table:table-cell>
          <table:table-cell/>
          <table:table-cell office:value-type="float" office:value="8">
            <text:p>8</text:p>
          </table:table-cell>
          <table:table-cell table:number-columns-repeated="1010"/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dersen, Mr. Olaf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5498">
            <text:p>345498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duzzi, Mr. Joseph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A/5 2817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koniemi, Mr. Edvard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94</text:p>
          </table:table-cell>
          <table:table-cell office:value-type="string">
            <text:p>7.9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ltomaki, Mr. Nikolai Johannes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91</text:p>
          </table:table-cell>
          <table:table-cell office:value-type="string">
            <text:p>7.9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506">
            <text:p>5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enasco y Castellana, Mr. Victor de Satode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758</text:p>
          </table:table-cell>
          <table:table-cell office:value-type="string">
            <text:p>108.9</text:p>
          </table:table-cell>
          <table:table-cell office:value-type="string">
            <text:p>C65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308">
            <text:p>3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ñasco y Castellana, Mrs. Victor de Satode (Maria Josefa Perez de Soto y Vallejo)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758</text:p>
          </table:table-cell>
          <table:table-cell office:value-type="string">
            <text:p>108.9</text:p>
          </table:table-cell>
          <table:table-cell office:value-type="string">
            <text:p>C65</text:p>
          </table:table-cell>
          <table:table-cell office:value-type="string">
            <text:p>C</text:p>
          </table:table-cell>
          <table:table-cell/>
          <table:table-cell office:value-type="float" office:value="8">
            <text:p>8</text:p>
          </table:table-cell>
          <table:table-cell table:number-columns-repeated="1010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engelly, Mr. Frederick William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8665">
            <text:p>28665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rkin, Mr. John Henry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5 21174</text:p>
          </table:table-cell>
          <table:table-cell office:value-type="string">
            <text:p>7.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ernot, Mr. Rene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C/PARIS 2131</text:p>
          </table:table-cell>
          <table:table-cell office:value-type="string">
            <text:p>15.05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float" office:value="521">
            <text:p>5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rreault, Miss. Anne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2749">
            <text:p>12749</text:p>
          </table:table-cell>
          <table:table-cell office:value-type="string">
            <text:p>93.5</text:p>
          </table:table-cell>
          <table:table-cell office:value-type="string">
            <text:p>B73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ersson, Mr. Ernst Ulrik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7083">
            <text:p>347083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eruschitz, Rev. Joseph Maria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237393">
            <text:p>237393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eter, Master. Michael J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668">
            <text:p>2668</text:p>
          </table:table-cell>
          <table:table-cell office:value-type="string">
            <text:p>22.3583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 table:visibility="filter"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eter, Miss. Ann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668">
            <text:p>2668</text:p>
          </table:table-cell>
          <table:table-cell office:value-type="string">
            <text:p>22.3583</text:p>
          </table:table-cell>
          <table:table-cell office:value-type="string">
            <text:p>F E69</text:p>
          </table:table-cell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eter, Mrs. Catherine (Catherine Rizk)</text:p>
          </table:table-cell>
          <table:table-cell office:value-type="string">
            <text:p>female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68">
            <text:p>2668</text:p>
          </table:table-cell>
          <table:table-cell office:value-type="string">
            <text:p>22.3583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ters, Miss. Katie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935">
            <text:p>330935</text:p>
          </table:table-cell>
          <table:table-cell office:value-type="string">
            <text:p>8.13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tersen, Mr. Marius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42441">
            <text:p>342441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tranec, Miss. Matilda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5">
            <text:p>349245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troff, Mr. Nedelio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49212">
            <text:p>349212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troff, Mr. Pastcho ("Pentcho")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15">
            <text:p>349215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tterson, Mr. Johan Emil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7076">
            <text:p>347076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ttersson, Miss. Ellen Natalia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47087">
            <text:p>347087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450">
            <text:p>4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uchen, Major. Arthur Godfrey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113786">
            <text:p>113786</text:p>
          </table:table-cell>
          <table:table-cell office:value-type="string">
            <text:p>30.5</text:p>
          </table:table-cell>
          <table:table-cell office:value-type="string">
            <text:p>C104</text:p>
          </table:table-cell>
          <table:table-cell office:value-type="string">
            <text:p>S</text:p>
          </table:table-cell>
          <table:table-cell/>
          <table:table-cell office:value-type="float" office:value="6">
            <text:p>6</text:p>
          </table:table-cell>
          <table:table-cell table:number-columns-repeated="1010"/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hillips, Miss. Alice Frances Louisa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.O./P.P. 2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hillips, Miss. Kate Florence ("Mrs Kate Louise Phillips Marshall")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50655">
            <text:p>25065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hillips, Mr. Escott Robert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.O./P.P. 2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ickard, Mr. Berk (Berk Trembisky)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.Q. 392078</text:p>
          </table:table-cell>
          <table:table-cell office:value-type="string">
            <text:p>8.05</text:p>
          </table:table-cell>
          <table:table-cell office:value-type="string">
            <text:p>E10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insky, Mrs. (Rosa)</text:p>
          </table:table-cell>
          <table:table-cell office:value-type="string">
            <text:p>fe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34604">
            <text:p>23460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lotcharsky, Mr. Vasil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27">
            <text:p>349227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krnic, Mr. Mate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5">
            <text:p>315095</text:p>
          </table:table-cell>
          <table:table-cell office:value-type="string">
            <text:p>8.66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95">
            <text:p>119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krnic, Mr. Tome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2">
            <text:p>315092</text:p>
          </table:table-cell>
          <table:table-cell office:value-type="string">
            <text:p>8.66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nesell, Mr. Martin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50647">
            <text:p>250647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ortaluppi, Mr. Emilio Ilario Giuseppe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34644</text:p>
          </table:table-cell>
          <table:table-cell office:value-type="string">
            <text:p>12.7375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 table:visibility="filter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rter, Mr. Walter Chamberlain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110465">
            <text:p>110465</text:p>
          </table:table-cell>
          <table:table-cell office:value-type="float" office:value="52">
            <text:p>52</text:p>
          </table:table-cell>
          <table:table-cell office:value-type="string">
            <text:p>C110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880">
            <text:p>8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otter, Mrs. Thomas Jr (Lily Alexenia Wilson)</text:p>
          </table:table-cell>
          <table:table-cell office:value-type="string">
            <text:p>female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767">
            <text:p>11767</text:p>
          </table:table-cell>
          <table:table-cell office:value-type="string">
            <text:p>83.1583</text:p>
          </table:table-cell>
          <table:table-cell office:value-type="string">
            <text:p>C50</text:p>
          </table:table-cell>
          <table:table-cell office:value-type="string">
            <text:p>C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ulbaum, Mr. Franz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C/PARIS 2168</text:p>
          </table:table-cell>
          <table:table-cell office:value-type="string">
            <text:p>15.0333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Quick, Miss. Phyllis May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6360">
            <text:p>26360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Quick, Miss. Winifred Vera</text:p>
          </table:table-cell>
          <table:table-cell office:value-type="string">
            <text:p>female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6360">
            <text:p>26360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Quick, Mrs. Frederick Charles (Jane Richards)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360">
            <text:p>26360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adeff, Mr. Alexander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23">
            <text:p>349223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asmussen, Mrs. (Lena Jacobsen Solvang)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5305">
            <text:p>65305</text:p>
          </table:table-cell>
          <table:table-cell office:value-type="string">
            <text:p>8.11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azi, Mr. Raihed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29">
            <text:p>2629</text:p>
          </table:table-cell>
          <table:table-cell office:value-type="string">
            <text:p>7.229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eed, Mr. James George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2316">
            <text:p>362316</text:p>
          </table:table-cell>
          <table:table-cell office:value-type="string">
            <text:p>7.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eeves, Mr. David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17248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ekic, Mr. Tido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9">
            <text:p>349249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enouf, Mr. Peter Henry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027">
            <text:p>31027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nouf, Mrs. Peter Henry (Lillian Jefferys)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027">
            <text:p>31027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euchlin, Jonkheer. John George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9972">
            <text:p>1997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ynaldo, Ms. Encarnacion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30434">
            <text:p>23043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eynolds, Mr. Harold J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42684">
            <text:p>342684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82">
            <text:p>118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heims, Mr. George Alexander Lucie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PC 17607</text:p>
          </table:table-cell>
          <table:table-cell office:value-type="string">
            <text:p>39.6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ce, Master. Albert</text:p>
          </table:table-cell>
          <table:table-cell office:value-type="string">
            <text:p>mal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82652">
            <text:p>382652</text:p>
          </table:table-cell>
          <table:table-cell office:value-type="string">
            <text:p>29.12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ce, Master. Arthur</text:p>
          </table:table-cell>
          <table:table-cell office:value-type="string">
            <text:p>male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82652">
            <text:p>382652</text:p>
          </table:table-cell>
          <table:table-cell office:value-type="string">
            <text:p>29.12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ce, Master. Eric</text:p>
          </table:table-cell>
          <table:table-cell office:value-type="string">
            <text:p>mal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82652">
            <text:p>382652</text:p>
          </table:table-cell>
          <table:table-cell office:value-type="string">
            <text:p>29.12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ce, Master. Eugene</text:p>
          </table:table-cell>
          <table:table-cell office:value-type="string">
            <text:p>mal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82652">
            <text:p>382652</text:p>
          </table:table-cell>
          <table:table-cell office:value-type="string">
            <text:p>29.12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ce, Master. George Hugh</text:p>
          </table:table-cell>
          <table:table-cell office:value-type="string">
            <text:p>male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82652">
            <text:p>382652</text:p>
          </table:table-cell>
          <table:table-cell office:value-type="string">
            <text:p>29.12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ce, Mrs. William (Margaret Norton)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82652">
            <text:p>382652</text:p>
          </table:table-cell>
          <table:table-cell office:value-type="string">
            <text:p>29.12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ichard, Mr. Emile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C/PARIS 2133</text:p>
          </table:table-cell>
          <table:table-cell office:value-type="string">
            <text:p>15.0458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ichards, Master. George Sibley</text:p>
          </table:table-cell>
          <table:table-cell office:value-type="string">
            <text:p>male</text:p>
          </table:table-cell>
          <table:table-cell table:number-columns-repeated="3" office:value-type="float" office:value="1">
            <text:p>1</text:p>
          </table:table-cell>
          <table:table-cell office:value-type="float" office:value="29106">
            <text:p>29106</text:p>
          </table:table-cell>
          <table:table-cell office:value-type="string">
            <text:p>18.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ichards, Master. William Rowe</text:p>
          </table:table-cell>
          <table:table-cell office:value-type="string">
            <text:p>male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9106">
            <text:p>29106</text:p>
          </table:table-cell>
          <table:table-cell office:value-type="string">
            <text:p>18.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ichards, Mrs. Sidney (Emily Hocking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9106">
            <text:p>29106</text:p>
          </table:table-cell>
          <table:table-cell office:value-type="string">
            <text:p>18.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idsdale, Miss. Lucy</text:p>
          </table:table-cell>
          <table:table-cell office:value-type="string">
            <text:p>female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./C. 14258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ihivouri, Miss. Susanna Juhantytar Sanni""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101295">
            <text:p>3101295</text:p>
          </table:table-cell>
          <table:table-cell office:value-type="string">
            <text:p>39.68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inghini, Mr. Sante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760</text:p>
          </table:table-cell>
          <table:table-cell office:value-type="string">
            <text:p>135.6333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ntamaki, Mr. Matti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73</text:p>
          </table:table-cell>
          <table:table-cell office:value-type="string">
            <text:p>7.1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iordan, Miss. Johanna Hannah""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4915">
            <text:p>334915</text:p>
          </table:table-cell>
          <table:table-cell office:value-type="string">
            <text:p>7.7208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sien, Mr. Samuel Beard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4498">
            <text:p>364498</text:p>
          </table:table-cell>
          <table:table-cell office:value-type="string">
            <text:p>14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isien, Mrs. Samuel (Emma)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4498">
            <text:p>364498</text:p>
          </table:table-cell>
          <table:table-cell office:value-type="string">
            <text:p>14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bbins, Mr. Victor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PC 17757</text:p>
          </table:table-cell>
          <table:table-cell office:value-type="string">
            <text:p>227.525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float" office:value="780">
            <text:p>7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obert, Mrs. Edward Scott (Elisabeth Walton McMillan)</text:p>
          </table:table-cell>
          <table:table-cell office:value-type="string">
            <text:p>female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160">
            <text:p>24160</text:p>
          </table:table-cell>
          <table:table-cell office:value-type="string">
            <text:p>211.3375</text:p>
          </table:table-cell>
          <table:table-cell office:value-type="string">
            <text:p>B3</text:p>
          </table:table-cell>
          <table:table-cell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bins, Mr. Alexander A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/5. 3337</text:p>
          </table:table-cell>
          <table:table-cell office:value-type="string">
            <text:p>14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bins, Mrs. Alexander A (Grace Charity Laury)</text:p>
          </table:table-cell>
          <table:table-cell office:value-type="string">
            <text:p>female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/5. 3337</text:p>
          </table:table-cell>
          <table:table-cell office:value-type="string">
            <text:p>14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868">
            <text:p>8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ebling, Mr. Washington Augustus II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90</text:p>
          </table:table-cell>
          <table:table-cell office:value-type="string">
            <text:p>50.4958</text:p>
          </table:table-cell>
          <table:table-cell office:value-type="string">
            <text:p>A24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ogers, Mr. Reginald Harry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8004">
            <text:p>28004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gers, Mr. William Joh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.C./A.4. 23567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omaine, Mr. Charles Hallace ("Mr C Rolmane")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11428">
            <text:p>111428</text:p>
          </table:table-cell>
          <table:table-cell office:value-type="string">
            <text:p>26.5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mmetvedt, Mr. Knud Paust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2993">
            <text:p>312993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od, Mr. Hugh Roscoe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767">
            <text:p>113767</text:p>
          </table:table-cell>
          <table:table-cell office:value-type="float" office:value="50">
            <text:p>50</text:p>
          </table:table-cell>
          <table:table-cell office:value-type="string">
            <text:p>A32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sblom, Miss. Salli Helena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70129">
            <text:p>370129</text:p>
          </table:table-cell>
          <table:table-cell office:value-type="string">
            <text:p>20.21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sblom, Mr. Viktor Richard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370129">
            <text:p>370129</text:p>
          </table:table-cell>
          <table:table-cell office:value-type="string">
            <text:p>20.21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sblom, Mrs. Viktor (Helena Wilhelmina)</text:p>
          </table:table-cell>
          <table:table-cell office:value-type="string">
            <text:p>femal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0129">
            <text:p>370129</text:p>
          </table:table-cell>
          <table:table-cell office:value-type="string">
            <text:p>20.21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100">
            <text:p>1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osenbaum, Miss. Edith Louise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613</text:p>
          </table:table-cell>
          <table:table-cell office:value-type="string">
            <text:p>27.7208</text:p>
          </table:table-cell>
          <table:table-cell office:value-type="string">
            <text:p>A11</text:p>
          </table:table-cell>
          <table:table-cell office:value-type="string">
            <text:p>C</text:p>
          </table:table-cell>
          <table:table-cell/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senshine, Mr. George (Mr George Thorne")"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85</text:p>
          </table:table-cell>
          <table:table-cell office:value-type="string">
            <text:p>79.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ss, Mr. John Hugo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3049">
            <text:p>13049</text:p>
          </table:table-cell>
          <table:table-cell office:value-type="string">
            <text:p>40.125</text:p>
          </table:table-cell>
          <table:table-cell office:value-type="string">
            <text:p>A10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oth, Miss. Sarah 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2712">
            <text:p>342712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 table:visibility="filter">
          <table:table-cell office:value-type="float" office:value="760">
            <text:p>7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othes, the Countess. of (Lucy Noel Martha Dyer-Edwards)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10152">
            <text:p>110152</text:p>
          </table:table-cell>
          <table:table-cell office:value-type="string">
            <text:p>86.5</text:p>
          </table:table-cell>
          <table:table-cell office:value-type="string">
            <text:p>B77</text:p>
          </table:table-cell>
          <table:table-cell office:value-type="string">
            <text:p>S</text:p>
          </table:table-cell>
          <table:table-cell/>
          <table:table-cell office:value-type="float" office:value="8">
            <text:p>8</text:p>
          </table:table-cell>
          <table:table-cell table:number-columns-repeated="1010"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thschild, Mr. Martin</text:p>
          </table:table-cell>
          <table:table-cell office:value-type="string">
            <text:p>male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603</text:p>
          </table:table-cell>
          <table:table-cell office:value-type="string">
            <text:p>59.4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514">
            <text:p>5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othschild, Mrs. Martin (Elizabeth L. Barrett)</text:p>
          </table:table-cell>
          <table:table-cell office:value-type="string">
            <text:p>female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603</text:p>
          </table:table-cell>
          <table:table-cell office:value-type="string">
            <text:p>59.4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6">
            <text:p>6</text:p>
          </table:table-cell>
          <table:table-cell table:number-columns-repeated="1010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use, Mr. Richard Henry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5 3594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we, Mr. Alfred G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13790">
            <text:p>113790</text:p>
          </table:table-cell>
          <table:table-cell office:value-type="string">
            <text:p>26.5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ugg, Miss. Emily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31026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ush, Mr. Alfred George John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4. 20589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yan, Mr. Edward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83162">
            <text:p>383162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yan, Mr. Patrick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1110">
            <text:p>371110</text:p>
          </table:table-cell>
          <table:table-cell office:value-type="string">
            <text:p>24.1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956">
            <text:p>9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yerson, Master. John Borie</text:p>
          </table:table-cell>
          <table:table-cell office:value-type="string">
            <text:p>male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C 17608</text:p>
          </table:table-cell>
          <table:table-cell office:value-type="string">
            <text:p>262.375</text:p>
          </table:table-cell>
          <table:table-cell office:value-type="string">
            <text:p>B57 B59 B63 B66</text:p>
          </table:table-cell>
          <table:table-cell office:value-type="string">
            <text:p>C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 table:visibility="filter">
          <table:table-cell office:value-type="float" office:value="312">
            <text:p>3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yerson, Miss. Emily Borie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C 17608</text:p>
          </table:table-cell>
          <table:table-cell office:value-type="string">
            <text:p>262.375</text:p>
          </table:table-cell>
          <table:table-cell office:value-type="string">
            <text:p>B57 B59 B63 B66</text:p>
          </table:table-cell>
          <table:table-cell office:value-type="string">
            <text:p>C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 table:visibility="filter">
          <table:table-cell office:value-type="float" office:value="743">
            <text:p>74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yerson, Miss. Susan Parker "Suzette"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C 17608</text:p>
          </table:table-cell>
          <table:table-cell office:value-type="string">
            <text:p>262.375</text:p>
          </table:table-cell>
          <table:table-cell office:value-type="string">
            <text:p>B57 B59 B63 B66</text:p>
          </table:table-cell>
          <table:table-cell office:value-type="string">
            <text:p>C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 table:visibility="filter">
          <table:table-cell office:value-type="float" office:value="1034">
            <text:p>10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yerson, Mr. Arthur Larned</text:p>
          </table:table-cell>
          <table:table-cell office:value-type="string">
            <text:p>male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C 17608</text:p>
          </table:table-cell>
          <table:table-cell office:value-type="string">
            <text:p>262.375</text:p>
          </table:table-cell>
          <table:table-cell office:value-type="string">
            <text:p>B57 B59 B63 B66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916">
            <text:p>9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yerson, Mrs. Arthur Larned (Emily Maria Borie)</text:p>
          </table:table-cell>
          <table:table-cell office:value-type="string">
            <text:p>femal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C 17608</text:p>
          </table:table-cell>
          <table:table-cell office:value-type="string">
            <text:p>262.375</text:p>
          </table:table-cell>
          <table:table-cell office:value-type="string">
            <text:p>B57 B59 B63 B66</text:p>
          </table:table-cell>
          <table:table-cell office:value-type="string">
            <text:p>C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ad, Mr. Ami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71">
            <text:p>2671</text:p>
          </table:table-cell>
          <table:table-cell office:value-type="string">
            <text:p>7.229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ad, Mr. Khalil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672">
            <text:p>2672</text:p>
          </table:table-cell>
          <table:table-cell office:value-type="string">
            <text:p>7.225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ade, Mr. Jean Nassr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76">
            <text:p>2676</text:p>
          </table:table-cell>
          <table:table-cell office:value-type="string">
            <text:p>7.225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299">
            <text:p>29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alfeld, Mr. Adolphe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9988">
            <text:p>19988</text:p>
          </table:table-cell>
          <table:table-cell office:value-type="string">
            <text:p>30.5</text:p>
          </table:table-cell>
          <table:table-cell office:value-type="string">
            <text:p>C106</text:p>
          </table:table-cell>
          <table:table-cell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dlier, Mr. Matthew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7655">
            <text:p>367655</text:p>
          </table:table-cell>
          <table:table-cell office:value-type="string">
            <text:p>7.7292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dowitz, Mr. Harry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LP 1588</text:p>
          </table:table-cell>
          <table:table-cell office:value-type="string">
            <text:p>7.5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ether, Mr. Simon Sivertsen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.Q. 3101262</text:p>
          </table:table-cell>
          <table:table-cell office:value-type="string">
            <text:p>7.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aster. Thomas Henry</text:p>
          </table:table-cell>
          <table:table-cell office:value-type="string">
            <text:p>male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. 2343</text:p>
          </table:table-cell>
          <table:table-cell office:value-type="string">
            <text:p>69.5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aster. William Henry</text:p>
          </table:table-cell>
          <table:table-cell office:value-type="string">
            <text:p>male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. 2343</text:p>
          </table:table-cell>
          <table:table-cell office:value-type="string">
            <text:p>69.5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iss. Ada</text:p>
          </table:table-cell>
          <table:table-cell office:value-type="string">
            <text:p>female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. 2343</text:p>
          </table:table-cell>
          <table:table-cell office:value-type="string">
            <text:p>69.5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iss. Constance Gladys</text:p>
          </table:table-cell>
          <table:table-cell office:value-type="string">
            <text:p>female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. 2343</text:p>
          </table:table-cell>
          <table:table-cell office:value-type="string">
            <text:p>69.5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iss. Dorothy Edith "Dolly"</text:p>
          </table:table-cell>
          <table:table-cell office:value-type="string">
            <text:p>female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. 2343</text:p>
          </table:table-cell>
          <table:table-cell office:value-type="string">
            <text:p>69.5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iss. Stella Anna</text:p>
          </table:table-cell>
          <table:table-cell office:value-type="string">
            <text:p>female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. 2343</text:p>
          </table:table-cell>
          <table:table-cell office:value-type="string">
            <text:p>69.5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r. Douglas Bullen</text:p>
          </table:table-cell>
          <table:table-cell office:value-type="string">
            <text:p>male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. 2343</text:p>
          </table:table-cell>
          <table:table-cell office:value-type="string">
            <text:p>69.5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r. Frederick</text:p>
          </table:table-cell>
          <table:table-cell office:value-type="string">
            <text:p>male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. 2343</text:p>
          </table:table-cell>
          <table:table-cell office:value-type="string">
            <text:p>69.5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r. George John Jr</text:p>
          </table:table-cell>
          <table:table-cell office:value-type="string">
            <text:p>male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. 2343</text:p>
          </table:table-cell>
          <table:table-cell office:value-type="string">
            <text:p>69.5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r. John George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CA. 2343</text:p>
          </table:table-cell>
          <table:table-cell office:value-type="string">
            <text:p>69.5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ge, Mrs. John (Annie Bullen)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CA. 2343</text:p>
          </table:table-cell>
          <table:table-cell office:value-type="string">
            <text:p>69.5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642">
            <text:p>6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ägesser, Mlle. Emma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477</text:p>
          </table:table-cell>
          <table:table-cell office:value-type="string">
            <text:p>69.3</text:p>
          </table:table-cell>
          <table:table-cell office:value-type="string">
            <text:p>B35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float" office:value="1145">
            <text:p>11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lander, Mr. Karl Johan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7266">
            <text:p>7266</text:p>
          </table:table-cell>
          <table:table-cell office:value-type="string">
            <text:p>9.3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alkjelsvik, Miss. Anna Kristine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43120">
            <text:p>343120</text:p>
          </table:table-cell>
          <table:table-cell office:value-type="string">
            <text:p>7.6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083">
            <text:p>108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lomon, Mr. Abraham L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1163">
            <text:p>11116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lonen, Mr. Johan Werner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101296">
            <text:p>3101296</text:p>
          </table:table-cell>
          <table:table-cell office:value-type="string">
            <text:p>7.9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maan, Mr. Elias</text:p>
          </table:table-cell>
          <table:table-cell office:value-type="string">
            <text:p>male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62">
            <text:p>2662</text:p>
          </table:table-cell>
          <table:table-cell office:value-type="string">
            <text:p>21.679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maan, Mr. Hanna</text:p>
          </table:table-cell>
          <table:table-cell office:value-type="string">
            <text:p>male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62">
            <text:p>2662</text:p>
          </table:table-cell>
          <table:table-cell office:value-type="string">
            <text:p>21.679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maan, Mr. Youssef</text:p>
          </table:table-cell>
          <table:table-cell office:value-type="string">
            <text:p>male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62">
            <text:p>2662</text:p>
          </table:table-cell>
          <table:table-cell office:value-type="string">
            <text:p>21.679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1009">
            <text:p>1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andström, Miss. Beatrice Irene</text:p>
          </table:table-cell>
          <table:table-cell office:value-type="string">
            <text:p>female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P 9549</text:p>
          </table:table-cell>
          <table:table-cell office:value-type="string">
            <text:p>16.7</text:p>
          </table:table-cell>
          <table:table-cell office:value-type="string">
            <text:p>G6</text:p>
          </table:table-cell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andström, Miss. Marguerite Rut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P 9549</text:p>
          </table:table-cell>
          <table:table-cell office:value-type="string">
            <text:p>16.7</text:p>
          </table:table-cell>
          <table:table-cell office:value-type="string">
            <text:p>G6</text:p>
          </table:table-cell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 table:visibility="filter"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andström, Mrs. Hjalmar (Agnes Charlotta Bengtsson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P 9549</text:p>
          </table:table-cell>
          <table:table-cell office:value-type="string">
            <text:p>16.7</text:p>
          </table:table-cell>
          <table:table-cell office:value-type="string">
            <text:p>G6</text:p>
          </table:table-cell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ap, Mr. Julius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45768">
            <text:p>345768</text:p>
          </table:table-cell>
          <table:table-cell office:value-type="string">
            <text:p>9.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undercock, Mr. William Henry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5. 2151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awyer, Mr. Frederick Charles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42826">
            <text:p>342826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canlan, Mr. Jame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209">
            <text:p>36209</text:p>
          </table:table-cell>
          <table:table-cell office:value-type="string">
            <text:p>7.72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1014">
            <text:p>10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chabert, Mrs. Paul (Emma Mock)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236">
            <text:p>13236</text:p>
          </table:table-cell>
          <table:table-cell office:value-type="string">
            <text:p>57.75</text:p>
          </table:table-cell>
          <table:table-cell office:value-type="string">
            <text:p>C28</text:p>
          </table:table-cell>
          <table:table-cell office:value-type="string">
            <text:p>C</text:p>
          </table:table-cell>
          <table:table-cell/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chmidt, Mr. August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48659">
            <text:p>248659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dycoff, Mr. Todor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22">
            <text:p>349222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edgwick, Mr. Charles Frederick Waddingto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44361">
            <text:p>24436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43">
            <text:p>84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repeca, Miss. Augusta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13798">
            <text:p>113798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448">
            <text:p>4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ward, Mr. Frederic Kimber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13794">
            <text:p>113794</text:p>
          </table:table-cell>
          <table:table-cell office:value-type="string">
            <text:p>26.5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harp, Mr. Percival James R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44358">
            <text:p>244358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haughnessy, Mr. Patrick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0374">
            <text:p>370374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heerlinck, Mr. Jan Baptist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45779">
            <text:p>345779</text:p>
          </table:table-cell>
          <table:table-cell office:value-type="string">
            <text:p>9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hellard, Mr. Frederick William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C.A. 6212</text:p>
          </table:table-cell>
          <table:table-cell office:value-type="string">
            <text:p>15.1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helley, Mrs. William (Imanita Parrish Hall)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0433">
            <text:p>23043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hine, Miss. Ellen Natali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968">
            <text:p>330968</text:p>
          </table:table-cell>
          <table:table-cell office:value-type="string">
            <text:p>7.7792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horney, Mr. Charles Joseph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4910">
            <text:p>374910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610">
            <text:p>6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hute, Miss. Elizabeth W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82</text:p>
          </table:table-cell>
          <table:table-cell office:value-type="string">
            <text:p>153.4625</text:p>
          </table:table-cell>
          <table:table-cell office:value-type="string">
            <text:p>C12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ilvén, Miss. Lyyli Karoliina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0652">
            <text:p>250652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 table:visibility="filter">
          <table:table-cell office:value-type="float" office:value="702">
            <text:p>70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lverthorne, Mr. Spencer Victor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475</text:p>
          </table:table-cell>
          <table:table-cell office:value-type="string">
            <text:p>26.2875</text:p>
          </table:table-cell>
          <table:table-cell office:value-type="string">
            <text:p>E24</text:p>
          </table:table-cell>
          <table:table-cell office:value-type="string">
            <text:p>S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lvey, Mr. William Baird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507">
            <text:p>13507</text:p>
          </table:table-cell>
          <table:table-cell office:value-type="string">
            <text:p>55.9</text:p>
          </table:table-cell>
          <table:table-cell office:value-type="string">
            <text:p>E44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578">
            <text:p>57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lvey, Mrs. William Baird (Alice Munger)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507">
            <text:p>13507</text:p>
          </table:table-cell>
          <table:table-cell office:value-type="string">
            <text:p>55.9</text:p>
          </table:table-cell>
          <table:table-cell office:value-type="string">
            <text:p>E44</text:p>
          </table:table-cell>
          <table:table-cell office:value-type="string">
            <text:p>S</text:p>
          </table:table-cell>
          <table:table-cell/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immons, Mr. Joh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OTON/OQ 392082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648">
            <text:p>6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onius-Blumer, Col. Oberst Alfons</text:p>
          </table:table-cell>
          <table:table-cell office:value-type="string">
            <text:p>male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13213">
            <text:p>13213</text:p>
          </table:table-cell>
          <table:table-cell office:value-type="string">
            <text:p>35.5</text:p>
          </table:table-cell>
          <table:table-cell office:value-type="string">
            <text:p>A26</text:p>
          </table:table-cell>
          <table:table-cell office:value-type="string">
            <text:p>C</text:p>
          </table:table-cell>
          <table:table-cell/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incock, Miss. Maude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33112</text:p>
          </table:table-cell>
          <table:table-cell office:value-type="string">
            <text:p>36.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1">
            <text:p>11</text:p>
          </table:table-cell>
          <table:table-cell table:number-columns-repeated="1010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inkkonen, Miss. Anna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50648">
            <text:p>25064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irayanian, Mr. Orse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669">
            <text:p>2669</text:p>
          </table:table-cell>
          <table:table-cell office:value-type="string">
            <text:p>7.229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irota, Mr. Maurice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92092">
            <text:p>392092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ivic, Mr. Husein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49251">
            <text:p>349251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ivola, Mr. Antti Wilhelm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80</text:p>
          </table:table-cell>
          <table:table-cell office:value-type="string">
            <text:p>7.9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jöblom, Miss. Anna Sofia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101265">
            <text:p>3101265</text:p>
          </table:table-cell>
          <table:table-cell office:value-type="string">
            <text:p>7.4958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jostedt, Mr. Ernst Adolf</text:p>
          </table:table-cell>
          <table:table-cell office:value-type="string">
            <text:p>male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37442">
            <text:p>237442</text:p>
          </table:table-cell>
          <table:table-cell office:value-type="string">
            <text:p>13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koog, Master. Harald</text:p>
          </table:table-cell>
          <table:table-cell office:value-type="string">
            <text:p>mal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7088">
            <text:p>347088</text:p>
          </table:table-cell>
          <table:table-cell office:value-type="string">
            <text:p>27.9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koog, Master. Karl Thorsten</text:p>
          </table:table-cell>
          <table:table-cell office:value-type="string">
            <text:p>mal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7088">
            <text:p>347088</text:p>
          </table:table-cell>
          <table:table-cell office:value-type="string">
            <text:p>27.9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koog, Miss. Mabel</text:p>
          </table:table-cell>
          <table:table-cell office:value-type="string">
            <text:p>female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7088">
            <text:p>347088</text:p>
          </table:table-cell>
          <table:table-cell office:value-type="string">
            <text:p>27.9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koog, Miss. Margit Elizabeth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7088">
            <text:p>347088</text:p>
          </table:table-cell>
          <table:table-cell office:value-type="string">
            <text:p>27.9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koog, Mr. Wilhelm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47088">
            <text:p>347088</text:p>
          </table:table-cell>
          <table:table-cell office:value-type="string">
            <text:p>27.9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koog, Mrs. William (Anna Bernhardina Karlsson)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47088">
            <text:p>347088</text:p>
          </table:table-cell>
          <table:table-cell office:value-type="string">
            <text:p>27.9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labenoff, Mr. Petc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14">
            <text:p>349214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layter, Miss. Hilda Mary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34818">
            <text:p>234818</text:p>
          </table:table-cell>
          <table:table-cell office:value-type="string">
            <text:p>12.35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lemen, Mr. Richard James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8206">
            <text:p>28206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locovski, Mr. Selman Franci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OTON/OQ 392086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loper, Mr. William Thompso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13788">
            <text:p>113788</text:p>
          </table:table-cell>
          <table:table-cell office:value-type="string">
            <text:p>35.5</text:p>
          </table:table-cell>
          <table:table-cell office:value-type="string">
            <text:p>A6</text:p>
          </table:table-cell>
          <table:table-cell office:value-type="string">
            <text:p>S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mart, Mr. John Montgomery</text:p>
          </table:table-cell>
          <table:table-cell office:value-type="string">
            <text:p>male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113792">
            <text:p>113792</text:p>
          </table:table-cell>
          <table:table-cell office:value-type="string">
            <text:p>26.5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miljanic, Mr. Mile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5037">
            <text:p>315037</text:p>
          </table:table-cell>
          <table:table-cell office:value-type="string">
            <text:p>8.66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mith, Miss. Marion Elsie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1418">
            <text:p>3141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 table:visibility="filter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mith, Mr. James Clinch</text:p>
          </table:table-cell>
          <table:table-cell office:value-type="string">
            <text:p>male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17764">
            <text:p>17764</text:p>
          </table:table-cell>
          <table:table-cell office:value-type="string">
            <text:p>30.6958</text:p>
          </table:table-cell>
          <table:table-cell office:value-type="string">
            <text:p>A7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942">
            <text:p>9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mith, Mr. Lucien Philip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695">
            <text:p>13695</text:p>
          </table:table-cell>
          <table:table-cell office:value-type="float" office:value="60">
            <text:p>60</text:p>
          </table:table-cell>
          <table:table-cell office:value-type="string">
            <text:p>C31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mith, Mr. Richard William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056">
            <text:p>113056</text:p>
          </table:table-cell>
          <table:table-cell office:value-type="float" office:value="26">
            <text:p>26</text:p>
          </table:table-cell>
          <table:table-cell office:value-type="string">
            <text:p>A19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mith, Mr. Thoma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84461">
            <text:p>384461</text:p>
          </table:table-cell>
          <table:table-cell office:value-type="string">
            <text:p>7.75</text:p>
          </table:table-cell>
          <table:table-cell/>
          <table:table-cell office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1287">
            <text:p>128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mith, Mrs. Lucien Philip (Mary Eloise Hughes)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695">
            <text:p>13695</text:p>
          </table:table-cell>
          <table:table-cell office:value-type="float" office:value="60">
            <text:p>60</text:p>
          </table:table-cell>
          <table:table-cell office:value-type="string">
            <text:p>C31</text:p>
          </table:table-cell>
          <table:table-cell office:value-type="string">
            <text:p>S</text:p>
          </table:table-cell>
          <table:table-cell/>
          <table:table-cell office:value-type="float" office:value="6">
            <text:p>6</text:p>
          </table:table-cell>
          <table:table-cell table:number-columns-repeated="1010"/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myth, Miss. Juli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5432">
            <text:p>335432</text:p>
          </table:table-cell>
          <table:table-cell office:value-type="string">
            <text:p>7.7333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 table:visibility="filter">
          <table:table-cell office:value-type="float" office:value="1179">
            <text:p>117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nyder, Mr. John Pillsbury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228">
            <text:p>21228</text:p>
          </table:table-cell>
          <table:table-cell office:value-type="string">
            <text:p>82.2667</text:p>
          </table:table-cell>
          <table:table-cell office:value-type="string">
            <text:p>B45</text:p>
          </table:table-cell>
          <table:table-cell office:value-type="string">
            <text:p>S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 table:visibility="filter">
          <table:table-cell office:value-type="float" office:value="904">
            <text:p>90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nyder, Mrs. John Pillsbury (Nelle Stevenson)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228">
            <text:p>21228</text:p>
          </table:table-cell>
          <table:table-cell office:value-type="string">
            <text:p>82.2667</text:p>
          </table:table-cell>
          <table:table-cell office:value-type="string">
            <text:p>B45</text:p>
          </table:table-cell>
          <table:table-cell office:value-type="string">
            <text:p>S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obey, Mr. Samuel James Hayde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2917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oholt, Mr. Peter Andreas Lauritz Andersen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48124">
            <text:p>348124</text:p>
          </table:table-cell>
          <table:table-cell office:value-type="string">
            <text:p>7.65</text:p>
          </table:table-cell>
          <table:table-cell office:value-type="string">
            <text:p>F G73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omerton, Mr. Francis William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.5. 18509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pector, Mr. Woolf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A.5. 3236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134">
            <text:p>113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pedden, Mr. Frederic Oakley</text:p>
          </table:table-cell>
          <table:table-cell office:value-type="string">
            <text:p>male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6966">
            <text:p>16966</text:p>
          </table:table-cell>
          <table:table-cell office:value-type="string">
            <text:p>134.5</text:p>
          </table:table-cell>
          <table:table-cell office:value-type="string">
            <text:p>E34</text:p>
          </table:table-cell>
          <table:table-cell office:value-type="string">
            <text:p>C</text:p>
          </table:table-cell>
          <table:table-cell/>
          <table:table-cell office:value-type="float" office:value="3">
            <text:p>3</text:p>
          </table:table-cell>
          <table:table-cell table:number-columns-repeated="1010"/>
        </table:table-row>
        <table:table-row table:style-name="ro1" table:visibility="filter">
          <table:table-cell office:value-type="float" office:value="1088">
            <text:p>108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pedden, Mr. Robert Douglas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966">
            <text:p>16966</text:p>
          </table:table-cell>
          <table:table-cell office:value-type="string">
            <text:p>134.5</text:p>
          </table:table-cell>
          <table:table-cell office:value-type="string">
            <text:p>E34</text:p>
          </table:table-cell>
          <table:table-cell office:value-type="string">
            <text:p>C</text:p>
          </table:table-cell>
          <table:table-cell/>
          <table:table-cell office:value-type="float" office:value="3">
            <text:p>3</text:p>
          </table:table-cell>
          <table:table-cell table:number-columns-repeated="1010"/>
        </table:table-row>
        <table:table-row table:style-name="ro1" table:visibility="filter">
          <table:table-cell office:value-type="float" office:value="320">
            <text:p>3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pedden, Mrs. Frederic Oakley (Margaretta Corning Stone)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16966">
            <text:p>16966</text:p>
          </table:table-cell>
          <table:table-cell office:value-type="string">
            <text:p>134.5</text:p>
          </table:table-cell>
          <table:table-cell office:value-type="string">
            <text:p>E34</text:p>
          </table:table-cell>
          <table:table-cell office:value-type="string">
            <text:p>C</text:p>
          </table:table-cell>
          <table:table-cell/>
          <table:table-cell office:value-type="float" office:value="3">
            <text:p>3</text:p>
          </table:table-cell>
          <table:table-cell table:number-columns-repeated="1010"/>
        </table:table-row>
        <table:table-row table:style-name="ro1" table:visibility="filter">
          <table:table-cell office:value-type="float" office:value="1208">
            <text:p>12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pencer, Mr. William Augustus</text:p>
          </table:table-cell>
          <table:table-cell office:value-type="string">
            <text:p>male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569</text:p>
          </table:table-cell>
          <table:table-cell office:value-type="string">
            <text:p>146.5208</text:p>
          </table:table-cell>
          <table:table-cell office:value-type="string">
            <text:p>B78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pencer, Mrs. William Augustus (Marie Eugenie)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569</text:p>
          </table:table-cell>
          <table:table-cell office:value-type="string">
            <text:p>146.5208</text:p>
          </table:table-cell>
          <table:table-cell office:value-type="string">
            <text:p>B78</text:p>
          </table:table-cell>
          <table:table-cell office:value-type="string">
            <text:p>C</text:p>
          </table:table-cell>
          <table:table-cell/>
          <table:table-cell office:value-type="float" office:value="6">
            <text:p>6</text:p>
          </table:table-cell>
          <table:table-cell table:number-columns-repeated="1010"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pinner, Mr. Henry John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Q. 369943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633">
            <text:p>63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ahelin-Maeglin, Dr. Max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3214">
            <text:p>13214</text:p>
          </table:table-cell>
          <table:table-cell office:value-type="string">
            <text:p>30.5</text:p>
          </table:table-cell>
          <table:table-cell office:value-type="string">
            <text:p>B50</text:p>
          </table:table-cell>
          <table:table-cell office:value-type="string">
            <text:p>C</text:p>
          </table:table-cell>
          <table:table-cell/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aneff, Mr. Iva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08">
            <text:p>349208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ankovic, Mr. Ivan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49239">
            <text:p>349239</text:p>
          </table:table-cell>
          <table:table-cell office:value-type="string">
            <text:p>8.6625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anley, Miss. Amy Zillah Elsie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. 2314</text:p>
          </table:table-cell>
          <table:table-cell office:value-type="string">
            <text:p>7.5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anley, Mr. Edward Roland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4 45380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tanton, Mr. Samuel Ward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237734">
            <text:p>237734</text:p>
          </table:table-cell>
          <table:table-cell office:value-type="string">
            <text:p>15.0458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ead, Mr. William Thomas</text:p>
          </table:table-cell>
          <table:table-cell office:value-type="string">
            <text:p>male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113514">
            <text:p>113514</text:p>
          </table:table-cell>
          <table:table-cell office:value-type="string">
            <text:p>26.55</text:p>
          </table:table-cell>
          <table:table-cell office:value-type="string">
            <text:p>C87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069">
            <text:p>10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engel, Mr. Charles Emil Henry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778">
            <text:p>11778</text:p>
          </table:table-cell>
          <table:table-cell office:value-type="string">
            <text:p>55.4417</text:p>
          </table:table-cell>
          <table:table-cell office:value-type="string">
            <text:p>C116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float" office:value="992">
            <text:p>99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engel, Mrs. Charles Emil Henry (Annie May Morris)</text:p>
          </table:table-cell>
          <table:table-cell office:value-type="string">
            <text:p>female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778">
            <text:p>11778</text:p>
          </table:table-cell>
          <table:table-cell office:value-type="string">
            <text:p>55.4417</text:p>
          </table:table-cell>
          <table:table-cell office:value-type="string">
            <text:p>C116</text:p>
          </table:table-cell>
          <table:table-cell office:value-type="string">
            <text:p>C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592">
            <text:p>59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ephenson, Mrs. Walter Bertram (Martha Eustis)</text:p>
          </table:table-cell>
          <table:table-cell office:value-type="string">
            <text:p>female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947">
            <text:p>36947</text:p>
          </table:table-cell>
          <table:table-cell office:value-type="string">
            <text:p>78.2667</text:p>
          </table:table-cell>
          <table:table-cell office:value-type="string">
            <text:p>D20</text:p>
          </table:table-cell>
          <table:table-cell office:value-type="string">
            <text:p>C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ewart, Mr. Albert A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PC 17605</text:p>
          </table:table-cell>
          <table:table-cell office:value-type="string">
            <text:p>27.7208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tokes, Mr. Philip Joseph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.C.C. 13540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830">
            <text:p>8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one, Mrs. George Nelson (Martha Evelyn)</text:p>
          </table:table-cell>
          <table:table-cell office:value-type="string">
            <text:p>female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113572">
            <text:p>113572</text:p>
          </table:table-cell>
          <table:table-cell office:value-type="float" office:value="80">
            <text:p>80</text:p>
          </table:table-cell>
          <table:table-cell office:value-type="string">
            <text:p>B28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1010"/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orey, Mr. Thomas</text:p>
          </table:table-cell>
          <table:table-cell office:value-type="string">
            <text:p>male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oytcheff, Mr. Ilia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49205">
            <text:p>349205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andberg, Miss. Ida Sofia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7553">
            <text:p>7553</text:p>
          </table:table-cell>
          <table:table-cell office:value-type="string">
            <text:p>9.83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randén, Mr. Juho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88</text:p>
          </table:table-cell>
          <table:table-cell office:value-type="string">
            <text:p>7.92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 table:visibility="filter">
          <table:table-cell office:value-type="float" office:value="973">
            <text:p>9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raus, Mr. Isidor</text:p>
          </table:table-cell>
          <table:table-cell office:value-type="string">
            <text:p>male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483</text:p>
          </table:table-cell>
          <table:table-cell office:value-type="string">
            <text:p>221.7792</text:p>
          </table:table-cell>
          <table:table-cell office:value-type="string">
            <text:p>C55 C57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006">
            <text:p>10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raus, Mrs. Isidor (Rosalie Ida Blun)</text:p>
          </table:table-cell>
          <table:table-cell office:value-type="string">
            <text:p>female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483</text:p>
          </table:table-cell>
          <table:table-cell office:value-type="string">
            <text:p>221.7792</text:p>
          </table:table-cell>
          <table:table-cell office:value-type="string">
            <text:p>C55 C57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lic, Mr. Ivan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15083">
            <text:p>315083</text:p>
          </table:table-cell>
          <table:table-cell office:value-type="string">
            <text:p>8.66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om, Miss. Telma Matilda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7054">
            <text:p>347054</text:p>
          </table:table-cell>
          <table:table-cell office:value-type="string">
            <text:p>10.4625</text:p>
          </table:table-cell>
          <table:table-cell office:value-type="string">
            <text:p>G6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om, Mrs. Wilhelm (Elna Matilda Persson)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347054">
            <text:p>347054</text:p>
          </table:table-cell>
          <table:table-cell office:value-type="string">
            <text:p>10.4625</text:p>
          </table:table-cell>
          <table:table-cell office:value-type="string">
            <text:p>G6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underland, Mr. Victor Francis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Q 392089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B</text:p>
          </table:table-cell>
          <table:table-cell table:number-columns-repeated="1010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undman, Mr. Johan Julian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69</text:p>
          </table:table-cell>
          <table:table-cell office:value-type="string">
            <text:p>7.92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utehall, Mr. Henry Jr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Q 392076</text:p>
          </table:table-cell>
          <table:table-cell office:value-type="string">
            <text:p>7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utton, Mr. Frederick</text:p>
          </table:table-cell>
          <table:table-cell office:value-type="string">
            <text:p>male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36963">
            <text:p>36963</text:p>
          </table:table-cell>
          <table:table-cell office:value-type="string">
            <text:p>32.3208</text:p>
          </table:table-cell>
          <table:table-cell office:value-type="string">
            <text:p>D50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vensson, Mr. Johan</text:p>
          </table:table-cell>
          <table:table-cell office:value-type="string">
            <text:p>male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0">
            <text:p>347060</text:p>
          </table:table-cell>
          <table:table-cell office:value-type="string">
            <text:p>7.7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vensson, Mr. Johan Cervin</text:p>
          </table:table-cell>
          <table:table-cell office:value-type="string">
            <text:p>male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7538">
            <text:p>7538</text:p>
          </table:table-cell>
          <table:table-cell office:value-type="string">
            <text:p>9.22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vensson, Mr. Olof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50035">
            <text:p>350035</text:p>
          </table:table-cell>
          <table:table-cell office:value-type="string">
            <text:p>7.7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001">
            <text:p>100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wane, Mr. George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48734">
            <text:p>248734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weet, Mr. George Frederick</text:p>
          </table:table-cell>
          <table:table-cell office:value-type="string">
            <text:p>male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20845">
            <text:p>220845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863">
            <text:p>8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wift, Mrs. Frederick Joel (Margaret Welles Barron)</text:p>
          </table:table-cell>
          <table:table-cell office:value-type="string">
            <text:p>female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17466">
            <text:p>17466</text:p>
          </table:table-cell>
          <table:table-cell office:value-type="string">
            <text:p>25.9292</text:p>
          </table:table-cell>
          <table:table-cell office:value-type="string">
            <text:p>D17</text:p>
          </table:table-cell>
          <table:table-cell office:value-type="string">
            <text:p>S</text:p>
          </table:table-cell>
          <table:table-cell/>
          <table:table-cell office:value-type="float" office:value="8">
            <text:p>8</text:p>
          </table:table-cell>
          <table:table-cell table:number-columns-repeated="1010"/>
        </table:table-row>
        <table:table-row table:style-name="ro1" table:visibility="filter">
          <table:table-cell office:value-type="float" office:value="586">
            <text:p>58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aussig, Miss. Ruth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0413">
            <text:p>110413</text:p>
          </table:table-cell>
          <table:table-cell office:value-type="string">
            <text:p>79.65</text:p>
          </table:table-cell>
          <table:table-cell office:value-type="string">
            <text:p>E68</text:p>
          </table:table-cell>
          <table:table-cell office:value-type="string">
            <text:p>S</text:p>
          </table:table-cell>
          <table:table-cell/>
          <table:table-cell office:value-type="float" office:value="8">
            <text:p>8</text:p>
          </table:table-cell>
          <table:table-cell table:number-columns-repeated="1010"/>
        </table:table-row>
        <table:table-row table:style-name="ro1" table:visibility="filter"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ussig, Mr. Emil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float" office:value="110413">
            <text:p>110413</text:p>
          </table:table-cell>
          <table:table-cell office:value-type="string">
            <text:p>79.65</text:p>
          </table:table-cell>
          <table:table-cell office:value-type="string">
            <text:p>E67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559">
            <text:p>55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aussig, Mrs. Emil (Tillie Mandelbaum)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float" office:value="110413">
            <text:p>110413</text:p>
          </table:table-cell>
          <table:table-cell office:value-type="string">
            <text:p>79.65</text:p>
          </table:table-cell>
          <table:table-cell office:value-type="string">
            <text:p>E67</text:p>
          </table:table-cell>
          <table:table-cell office:value-type="string">
            <text:p>S</text:p>
          </table:table-cell>
          <table:table-cell/>
          <table:table-cell office:value-type="float" office:value="8">
            <text:p>8</text:p>
          </table:table-cell>
          <table:table-cell table:number-columns-repeated="1010"/>
        </table:table-row>
        <table:table-row table:style-name="ro1" table:visibility="filter">
          <table:table-cell office:value-type="float" office:value="713">
            <text:p>7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aylor, Mr. Elmer Zebley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996">
            <text:p>19996</text:p>
          </table:table-cell>
          <table:table-cell office:value-type="float" office:value="52">
            <text:p>52</text:p>
          </table:table-cell>
          <table:table-cell office:value-type="string">
            <text:p>C126</text:p>
          </table:table-cell>
          <table:table-cell office:value-type="string">
            <text:p>S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 table:visibility="filter">
          <table:table-cell office:value-type="float" office:value="670">
            <text:p>67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aylor, Mrs. Elmer Zebley (Juliet Cummins Wright)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996">
            <text:p>19996</text:p>
          </table:table-cell>
          <table:table-cell office:value-type="float" office:value="52">
            <text:p>52</text:p>
          </table:table-cell>
          <table:table-cell office:value-type="string">
            <text:p>C126</text:p>
          </table:table-cell>
          <table:table-cell office:value-type="string">
            <text:p>S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englin, Mr. Gunnar Isidor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50033">
            <text:p>350033</text:p>
          </table:table-cell>
          <table:table-cell office:value-type="string">
            <text:p>7.7958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 table:visibility="filter">
          <table:table-cell office:value-type="float" office:value="699">
            <text:p>6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hayer, Mr. John Borland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float" office:value="17421">
            <text:p>17421</text:p>
          </table:table-cell>
          <table:table-cell office:value-type="string">
            <text:p>110.8833</text:p>
          </table:table-cell>
          <table:table-cell office:value-type="string">
            <text:p>C68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551">
            <text:p>5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ayer, Mr. John Borland Jr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421">
            <text:p>17421</text:p>
          </table:table-cell>
          <table:table-cell office:value-type="string">
            <text:p>110.8833</text:p>
          </table:table-cell>
          <table:table-cell office:value-type="string">
            <text:p>C70</text:p>
          </table:table-cell>
          <table:table-cell office:value-type="string">
            <text:p>C</text:p>
          </table:table-cell>
          <table:table-cell/>
          <table:table-cell office:value-type="string">
            <text:p>B</text:p>
          </table:table-cell>
          <table:table-cell table:number-columns-repeated="1010"/>
        </table:table-row>
        <table:table-row table:style-name="ro1" table:visibility="filter">
          <table:table-cell office:value-type="float" office:value="582">
            <text:p>58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ayer, Mrs. John Borland (Marian Longstreth Morris)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float" office:value="17421">
            <text:p>17421</text:p>
          </table:table-cell>
          <table:table-cell office:value-type="string">
            <text:p>110.8833</text:p>
          </table:table-cell>
          <table:table-cell office:value-type="string">
            <text:p>C68</text:p>
          </table:table-cell>
          <table:table-cell office:value-type="string">
            <text:p>C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heobald, Mr. Thomas Leonard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63294">
            <text:p>363294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homas, Master. Assad Alexander</text:p>
          </table:table-cell>
          <table:table-cell office:value-type="string">
            <text:p>ma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25">
            <text:p>2625</text:p>
          </table:table-cell>
          <table:table-cell office:value-type="string">
            <text:p>8.5167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homas, Mr. Charles P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21">
            <text:p>2621</text:p>
          </table:table-cell>
          <table:table-cell office:value-type="string">
            <text:p>6.4375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homas, Mr. Joh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81">
            <text:p>2681</text:p>
          </table:table-cell>
          <table:table-cell office:value-type="string">
            <text:p>6.4375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homas, Mr. Tannou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84">
            <text:p>2684</text:p>
          </table:table-cell>
          <table:table-cell office:value-type="string">
            <text:p>7.225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homas, Mrs. Alexander (Thamine Thelma")"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2625">
            <text:p>2625</text:p>
          </table:table-cell>
          <table:table-cell office:value-type="string">
            <text:p>8.5167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homson, Mr. Alexander Morriso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2302">
            <text:p>32302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orne, Mrs. Gertrude Maybelle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PC 17585</text:p>
          </table:table-cell>
          <table:table-cell office:value-type="string">
            <text:p>79.2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horneycroft, Mr. Percival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6564">
            <text:p>376564</text:p>
          </table:table-cell>
          <table:table-cell office:value-type="string">
            <text:p>16.1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horneycroft, Mrs. Percival (Florence Kate White)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6564">
            <text:p>376564</text:p>
          </table:table-cell>
          <table:table-cell office:value-type="string">
            <text:p>16.1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ikkanen, Mr. Juho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93</text:p>
          </table:table-cell>
          <table:table-cell office:value-type="string">
            <text:p>7.9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obin, Mr. Roger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83121">
            <text:p>383121</text:p>
          </table:table-cell>
          <table:table-cell office:value-type="string">
            <text:p>7.75</text:p>
          </table:table-cell>
          <table:table-cell office:value-type="string">
            <text:p>F38</text:p>
          </table:table-cell>
          <table:table-cell office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odoroff, Mr. Lali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16">
            <text:p>349216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omlin, Mr. Ernest Portage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64499">
            <text:p>364499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oomey, Miss. Ellen</text:p>
          </table:table-cell>
          <table:table-cell office:value-type="string">
            <text:p>female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.C.C. 13531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orber, Mr. Ernst William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364511">
            <text:p>364511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orfa, Mr. Assad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73">
            <text:p>2673</text:p>
          </table:table-cell>
          <table:table-cell office:value-type="string">
            <text:p>7.229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örnquist, Mr. William Henry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oufik, Mr. Nakli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41">
            <text:p>2641</text:p>
          </table:table-cell>
          <table:table-cell office:value-type="string">
            <text:p>7.229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ouma, Master. Georges Youssef</text:p>
          </table:table-cell>
          <table:table-cell office:value-type="string">
            <text:p>male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650">
            <text:p>2650</text:p>
          </table:table-cell>
          <table:table-cell office:value-type="string">
            <text:p>15.2458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ouma, Miss. Maria Youssef</text:p>
          </table:table-cell>
          <table:table-cell office:value-type="string">
            <text:p>female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650">
            <text:p>2650</text:p>
          </table:table-cell>
          <table:table-cell office:value-type="string">
            <text:p>15.2458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ouma, Mrs. Darwis (Hanne Youssef Razi)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50">
            <text:p>2650</text:p>
          </table:table-cell>
          <table:table-cell office:value-type="string">
            <text:p>15.2458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roupiansky, Mr. Moses Aaron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3639">
            <text:p>233639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out, Mrs. William H (Jessie L)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40929">
            <text:p>240929</text:p>
          </table:table-cell>
          <table:table-cell office:value-type="string">
            <text:p>12.6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 table:visibility="filter">
          <table:table-cell office:value-type="float" office:value="718">
            <text:p>7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outt, Miss. Edwina Celia "Winnie"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4218">
            <text:p>34218</text:p>
          </table:table-cell>
          <table:table-cell office:value-type="string">
            <text:p>10.5</text:p>
          </table:table-cell>
          <table:table-cell office:value-type="string">
            <text:p>E101</text:p>
          </table:table-cell>
          <table:table-cell office:value-type="string">
            <text:p>S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 table:visibility="filter">
          <table:table-cell office:value-type="float" office:value="960">
            <text:p>9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ucker, Mr. Gilbert Milligan Jr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543">
            <text:p>2543</text:p>
          </table:table-cell>
          <table:table-cell office:value-type="string">
            <text:p>28.5375</text:p>
          </table:table-cell>
          <table:table-cell office:value-type="string">
            <text:p>C53</text:p>
          </table:table-cell>
          <table:table-cell office:value-type="string">
            <text:p>C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urcin, Mr. Stjepan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49247">
            <text:p>349247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urja, Miss. Anna Sofia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4138">
            <text:p>4138</text:p>
          </table:table-cell>
          <table:table-cell office:value-type="string">
            <text:p>9.8417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urkula, Mrs. (Hedwig)</text:p>
          </table:table-cell>
          <table:table-cell office:value-type="string">
            <text:p>female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4134">
            <text:p>4134</text:p>
          </table:table-cell>
          <table:table-cell office:value-type="string">
            <text:p>9.58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urpin, Mr. William John Robert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668">
            <text:p>11668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urpin, Mrs. William John Robert (Dorothy Ann Wonnacott)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668">
            <text:p>11668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ruchurtu, Don. Manuel E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601</text:p>
          </table:table-cell>
          <table:table-cell office:value-type="string">
            <text:p>27.7208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 Billiard, Master. James William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A/5. 851</text:p>
          </table:table-cell>
          <table:table-cell office:value-type="string">
            <text:p>14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 Billiard, Master. Walter John</text:p>
          </table:table-cell>
          <table:table-cell office:value-type="string">
            <text:p>male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/5. 851</text:p>
          </table:table-cell>
          <table:table-cell office:value-type="string">
            <text:p>14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 Billiard, Mr. Austin Blyler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/5. 851</text:p>
          </table:table-cell>
          <table:table-cell office:value-type="string">
            <text:p>14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an der hoef, Mr. Wyckoff</text:p>
          </table:table-cell>
          <table:table-cell office:value-type="string">
            <text:p>male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111240">
            <text:p>111240</text:p>
          </table:table-cell>
          <table:table-cell office:value-type="string">
            <text:p>33.5</text:p>
          </table:table-cell>
          <table:table-cell office:value-type="string">
            <text:p>B19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 Impe, Miss. Catharina</text:p>
          </table:table-cell>
          <table:table-cell office:value-type="string">
            <text:p>femal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5773">
            <text:p>345773</text:p>
          </table:table-cell>
          <table:table-cell office:value-type="string">
            <text:p>24.1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 Impe, Mr. Jean Baptiste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345773">
            <text:p>345773</text:p>
          </table:table-cell>
          <table:table-cell office:value-type="string">
            <text:p>24.1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 Impe, Mrs. Jean Baptiste (Rosalie Paula Govaert)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345773">
            <text:p>345773</text:p>
          </table:table-cell>
          <table:table-cell office:value-type="string">
            <text:p>24.1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 Melkebeke, Mr. Philemo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5777">
            <text:p>345777</text:p>
          </table:table-cell>
          <table:table-cell office:value-type="string">
            <text:p>9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de Velde, Mr. Johannes Joseph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45780">
            <text:p>345780</text:p>
          </table:table-cell>
          <table:table-cell office:value-type="string">
            <text:p>9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de Walle, Mr. Nestor Cyriel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45770">
            <text:p>345770</text:p>
          </table:table-cell>
          <table:table-cell office:value-type="string">
            <text:p>9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den Steen, Mr. Leo Peter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45783">
            <text:p>345783</text:p>
          </table:table-cell>
          <table:table-cell office:value-type="string">
            <text:p>9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der Cruyssen, Mr. Victor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345765">
            <text:p>34576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der Planke, Miss. Augusta Maria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5764">
            <text:p>345764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der Planke, Mr. Julius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45763">
            <text:p>345763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der Planke, Mr. Leo Edmondus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5764">
            <text:p>345764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ander Planke, Mrs. Julius (Emelia Maria Vandemoortele)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5763">
            <text:p>345763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rtanian, Mr. David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658">
            <text:p>2658</text:p>
          </table:table-cell>
          <table:table-cell office:value-type="string">
            <text:p>7.225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13">
            <text:p>13</text:p>
          </table:table-cell>
          <table:table-cell table:number-columns-repeated="1010"/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Veal, Mr. James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8221">
            <text:p>2822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endel, Mr. Olof Edvin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50416">
            <text:p>350416</text:p>
          </table:table-cell>
          <table:table-cell office:value-type="string">
            <text:p>7.8542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estrom, Miss. Hulda Amanda Adolfina</text:p>
          </table:table-cell>
          <table:table-cell office:value-type="string">
            <text:p>female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50406">
            <text:p>350406</text:p>
          </table:table-cell>
          <table:table-cell office:value-type="string">
            <text:p>7.8542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Vovk, Mr. Janko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49252">
            <text:p>349252</text:p>
          </table:table-cell>
          <table:table-cell office:value-type="string">
            <text:p>7.8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aelens, Mr. Achille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45767">
            <text:p>34576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lcroft, Miss. Nellie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.C.C. 13528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 table:visibility="filter"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alker, Mr. William Anderson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36967">
            <text:p>36967</text:p>
          </table:table-cell>
          <table:table-cell office:value-type="string">
            <text:p>34.0208</text:p>
          </table:table-cell>
          <table:table-cell office:value-type="string">
            <text:p>D46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ard, Miss. Anna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755</text:p>
          </table:table-cell>
          <table:table-cell office:value-type="string">
            <text:p>512.3292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are, Mr. Frederick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9309">
            <text:p>359309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are, Mr. John James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 31352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are, Mr. William Jeffery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666">
            <text:p>28666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re, Mrs. John James (Florence Louise Long)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 31352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1159">
            <text:p>11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arren, Mr. Charles William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C.A. 49867</text:p>
          </table:table-cell>
          <table:table-cell office:value-type="string">
            <text:p>7.5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arren, Mr. Frank Manley</text:p>
          </table:table-cell>
          <table:table-cell office:value-type="string">
            <text:p>male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0813">
            <text:p>110813</text:p>
          </table:table-cell>
          <table:table-cell office:value-type="string">
            <text:p>75.25</text:p>
          </table:table-cell>
          <table:table-cell office:value-type="string">
            <text:p>D37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367">
            <text:p>36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arren, Mrs. Frank Manley (Anna Sophia Atkinson)</text:p>
          </table:table-cell>
          <table:table-cell office:value-type="string">
            <text:p>female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0813">
            <text:p>110813</text:p>
          </table:table-cell>
          <table:table-cell office:value-type="string">
            <text:p>75.25</text:p>
          </table:table-cell>
          <table:table-cell office:value-type="string">
            <text:p>D37</text:p>
          </table:table-cell>
          <table:table-cell office:value-type="string">
            <text:p>C</text:p>
          </table:table-cell>
          <table:table-cell/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atson, Mr. Ennis Hasting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39856">
            <text:p>23985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tt, Miss. Bertha J</text:p>
          </table:table-cell>
          <table:table-cell office:value-type="string">
            <text:p>female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33595</text:p>
          </table:table-cell>
          <table:table-cell office:value-type="string">
            <text:p>15.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tt, Mrs. James (Elizabeth "Bessie" Inglis Milne)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33595</text:p>
          </table:table-cell>
          <table:table-cell office:value-type="string">
            <text:p>15.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 table:visibility="filter"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ebber, Miss. Susan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7267">
            <text:p>27267</text:p>
          </table:table-cell>
          <table:table-cell office:value-type="float" office:value="13">
            <text:p>13</text:p>
          </table:table-cell>
          <table:table-cell office:value-type="string">
            <text:p>E101</text:p>
          </table:table-cell>
          <table:table-cell office:value-type="string">
            <text:p>S</text:p>
          </table:table-cell>
          <table:table-cell/>
          <table:table-cell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ebber, Mr. Jame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OTON/OQ 3101316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eir, Col. John</text:p>
          </table:table-cell>
          <table:table-cell office:value-type="string">
            <text:p>male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13800">
            <text:p>113800</text:p>
          </table:table-cell>
          <table:table-cell office:value-type="string">
            <text:p>26.5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eisz, Mr. Leopold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8414">
            <text:p>228414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eisz, Mrs. Leopold (Mathilde Francoise Pede)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8414">
            <text:p>228414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ells, Master. Ralph Lester</text:p>
          </table:table-cell>
          <table:table-cell office:value-type="string">
            <text:p>mal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9103">
            <text:p>29103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ells, Miss. Joan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9103">
            <text:p>29103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ells, Mrs. Arthur Henry (Addie" Dart Trevaskis)"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103">
            <text:p>29103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enzel, Mr. Linhart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45775">
            <text:p>345775</text:p>
          </table:table-cell>
          <table:table-cell office:value-type="string">
            <text:p>9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est, Miss. Barbara J</text:p>
          </table:table-cell>
          <table:table-cell office:value-type="string">
            <text:p>femal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.A. 34651</text:p>
          </table:table-cell>
          <table:table-cell office:value-type="string">
            <text:p>27.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est, Miss. Constance Mirium</text:p>
          </table:table-cell>
          <table:table-cell office:value-type="string">
            <text:p>femal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.A. 34651</text:p>
          </table:table-cell>
          <table:table-cell office:value-type="string">
            <text:p>27.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est, Mr. Edwy Arthur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.A. 34651</text:p>
          </table:table-cell>
          <table:table-cell office:value-type="string">
            <text:p>27.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est, Mrs. Edwy Arthur (Ada Mary Worth)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.A. 34651</text:p>
          </table:table-cell>
          <table:table-cell office:value-type="string">
            <text:p>27.7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abee, Mrs. George Joseph (Shawneene Abi-Saab)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2688">
            <text:p>2688</text:p>
          </table:table-cell>
          <table:table-cell office:value-type="string">
            <text:p>7.2292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headon, Mr. Edward H</text:p>
          </table:table-cell>
          <table:table-cell office:value-type="string">
            <text:p>male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24579</text:p>
          </table:table-cell>
          <table:table-cell office:value-type="string">
            <text:p>10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heeler, Mr. Edwin Frederick""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C/PARIS 2159</text:p>
          </table:table-cell>
          <table:table-cell office:value-type="string">
            <text:p>12.8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hite, Mr. Percival Wayland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281">
            <text:p>35281</text:p>
          </table:table-cell>
          <table:table-cell office:value-type="string">
            <text:p>77.2875</text:p>
          </table:table-cell>
          <table:table-cell office:value-type="string">
            <text:p>D26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hite, Mr. Richard Frasar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281">
            <text:p>35281</text:p>
          </table:table-cell>
          <table:table-cell office:value-type="string">
            <text:p>77.2875</text:p>
          </table:table-cell>
          <table:table-cell office:value-type="string">
            <text:p>D26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206">
            <text:p>120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hite, Mrs. John Stuart (Ella Holmes)</text:p>
          </table:table-cell>
          <table:table-cell office:value-type="string">
            <text:p>female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760</text:p>
          </table:table-cell>
          <table:table-cell office:value-type="string">
            <text:p>135.6333</text:p>
          </table:table-cell>
          <table:table-cell office:value-type="string">
            <text:p>C32</text:p>
          </table:table-cell>
          <table:table-cell office:value-type="string">
            <text:p>C</text:p>
          </table:table-cell>
          <table:table-cell/>
          <table:table-cell office:value-type="float" office:value="8">
            <text:p>8</text:p>
          </table:table-cell>
          <table:table-cell table:number-columns-repeated="1010"/>
        </table:table-row>
        <table:table-row table:style-name="ro1" table:visibility="filter">
          <table:table-cell office:value-type="float" office:value="319">
            <text:p>3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ick, Miss. Mary Natalie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928">
            <text:p>36928</text:p>
          </table:table-cell>
          <table:table-cell office:value-type="string">
            <text:p>164.8667</text:p>
          </table:table-cell>
          <table:table-cell office:value-type="string">
            <text:p>C7</text:p>
          </table:table-cell>
          <table:table-cell office:value-type="string">
            <text:p>S</text:p>
          </table:table-cell>
          <table:table-cell/>
          <table:table-cell office:value-type="float" office:value="8">
            <text:p>8</text:p>
          </table:table-cell>
          <table:table-cell table:number-columns-repeated="1010"/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ick, Mr. George Dennick</text:p>
          </table:table-cell>
          <table:table-cell office:value-type="string">
            <text:p>male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float" office:value="36928">
            <text:p>36928</text:p>
          </table:table-cell>
          <table:table-cell office:value-type="string">
            <text:p>164.8667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57">
            <text:p>8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ick, Mrs. George Dennick (Mary Hitchcock)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36928">
            <text:p>36928</text:p>
          </table:table-cell>
          <table:table-cell office:value-type="string">
            <text:p>164.8667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8">
            <text:p>8</text:p>
          </table:table-cell>
          <table:table-cell table:number-columns-repeated="1010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degren, Mr. Carl/Charles Peter</text:p>
          </table:table-cell>
          <table:table-cell office:value-type="string">
            <text:p>male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4">
            <text:p>347064</text:p>
          </table:table-cell>
          <table:table-cell office:value-type="string">
            <text:p>7.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299">
            <text:p>12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idener, Mr. George Dunton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113503">
            <text:p>113503</text:p>
          </table:table-cell>
          <table:table-cell office:value-type="string">
            <text:p>211.5</text:p>
          </table:table-cell>
          <table:table-cell office:value-type="string">
            <text:p>C80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idener, Mr. Harry Elkins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3503">
            <text:p>113503</text:p>
          </table:table-cell>
          <table:table-cell office:value-type="string">
            <text:p>211.5</text:p>
          </table:table-cell>
          <table:table-cell office:value-type="string">
            <text:p>C82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1110">
            <text:p>11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idener, Mrs. George Dunton (Eleanor Elkins)</text:p>
          </table:table-cell>
          <table:table-cell office:value-type="string">
            <text:p>female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113503">
            <text:p>113503</text:p>
          </table:table-cell>
          <table:table-cell office:value-type="string">
            <text:p>211.5</text:p>
          </table:table-cell>
          <table:table-cell office:value-type="string">
            <text:p>C80</text:p>
          </table:table-cell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klund, Mr. Jakob Alfred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01267">
            <text:p>3101267</text:p>
          </table:table-cell>
          <table:table-cell office:value-type="string">
            <text:p>6.4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klund, Mr. Karl Johan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01266">
            <text:p>3101266</text:p>
          </table:table-cell>
          <table:table-cell office:value-type="string">
            <text:p>6.4958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ilhelms, Mr. Charles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44270">
            <text:p>24427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ilkes, Mrs. James (Ellen Needs)</text:p>
          </table:table-cell>
          <table:table-cell office:value-type="string">
            <text:p>female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3272">
            <text:p>363272</text:p>
          </table:table-cell>
          <table:table-cell office:value-type="float" office:value="7">
            <text:p>7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float" office:value="1123">
            <text:p>11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illard, Miss. Constance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13795">
            <text:p>113795</text:p>
          </table:table-cell>
          <table:table-cell office:value-type="string">
            <text:p>26.5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ller, Mr. Aaron (Abi Weller")"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10">
            <text:p>3410</text:p>
          </table:table-cell>
          <table:table-cell office:value-type="string">
            <text:p>8.71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lley, Mr. Edward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.O./P.P. 751</text:p>
          </table:table-cell>
          <table:table-cell office:value-type="string">
            <text:p>7.5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illiams, Mr. Charles Duane</text:p>
          </table:table-cell>
          <table:table-cell office:value-type="string">
            <text:p>male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597</text:p>
          </table:table-cell>
          <table:table-cell office:value-type="string">
            <text:p>61.379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illiams, Mr. Charles Eugene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44373">
            <text:p>244373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lliams, Mr. Howard Hugh "Harry"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A/5 2466</text:p>
          </table:table-cell>
          <table:table-cell office:value-type="string">
            <text:p>8.0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lliams, Mr. Leslie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54636">
            <text:p>54636</text:p>
          </table:table-cell>
          <table:table-cell office:value-type="string">
            <text:p>16.1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15">
            <text:p>9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illiams, Mr. Richard Norris II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597</text:p>
          </table:table-cell>
          <table:table-cell office:value-type="string">
            <text:p>61.3792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A</text:p>
          </table:table-cell>
          <table:table-cell table:number-columns-repeated="1010"/>
        </table:table-row>
        <table:table-row table:style-name="ro1" table:visibility="filter"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illiams-Lambert, Mr. Fletcher Fellow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510">
            <text:p>113510</text:p>
          </table:table-cell>
          <table:table-cell office:value-type="float" office:value="35">
            <text:p>35</text:p>
          </table:table-cell>
          <table:table-cell office:value-type="string">
            <text:p>C128</text:p>
          </table:table-cell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263">
            <text:p>12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ilson, Miss. Helen Alice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6966">
            <text:p>16966</text:p>
          </table:table-cell>
          <table:table-cell office:value-type="string">
            <text:p>134.5</text:p>
          </table:table-cell>
          <table:table-cell office:value-type="string">
            <text:p>E39 E41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ndelov, Mr. Einar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Q 3101317</text:p>
          </table:table-cell>
          <table:table-cell office:value-type="string">
            <text:p>7.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rz, Mr. Albert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15154">
            <text:p>315154</text:p>
          </table:table-cell>
          <table:table-cell office:value-type="string">
            <text:p>8.66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seman, Mr. Phillippe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A/4. 34244</text:p>
          </table:table-cell>
          <table:table-cell office:value-type="string">
            <text:p>7.2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ittevrongel, Mr. Camille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45771">
            <text:p>345771</text:p>
          </table:table-cell>
          <table:table-cell office:value-type="string">
            <text:p>9.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oolner, Mr. Hugh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9947">
            <text:p>19947</text:p>
          </table:table-cell>
          <table:table-cell office:value-type="string">
            <text:p>35.5</text:p>
          </table:table-cell>
          <table:table-cell office:value-type="string">
            <text:p>C52</text:p>
          </table:table-cell>
          <table:table-cell office:value-type="string">
            <text:p>S</text:p>
          </table:table-cell>
          <table:table-cell/>
          <table:table-cell office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right, Miss. Marion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20844">
            <text:p>220844</text:p>
          </table:table-cell>
          <table:table-cell office:value-type="string">
            <text:p>13.5</text:p>
          </table:table-cell>
          <table:table-cell/>
          <table:table-cell office:value-type="string">
            <text:p>S</text:p>
          </table:table-cell>
          <table:table-cell/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right, Mr. George</text:p>
          </table:table-cell>
          <table:table-cell office:value-type="string">
            <text:p>male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113807">
            <text:p>113807</text:p>
          </table:table-cell>
          <table:table-cell office:value-type="string">
            <text:p>26.5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Yasbeck, Mr. Antoni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59">
            <text:p>2659</text:p>
          </table:table-cell>
          <table:table-cell office:value-type="string">
            <text:p>14.454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Yasbeck, Mrs. Antoni (Selini Alexander)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59">
            <text:p>2659</text:p>
          </table:table-cell>
          <table:table-cell office:value-type="string">
            <text:p>14.4542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 table:visibility="filter">
          <table:table-cell office:value-type="float" office:value="326">
            <text:p>3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oung, Miss. Marie Grice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760</text:p>
          </table:table-cell>
          <table:table-cell office:value-type="string">
            <text:p>135.6333</text:p>
          </table:table-cell>
          <table:table-cell office:value-type="string">
            <text:p>C32</text:p>
          </table:table-cell>
          <table:table-cell office:value-type="string">
            <text:p>C</text:p>
          </table:table-cell>
          <table:table-cell/>
          <table:table-cell office:value-type="float" office:value="8">
            <text:p>8</text:p>
          </table:table-cell>
          <table:table-cell table:number-columns-repeated="1010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Youseff, Mr. Gerious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2628">
            <text:p>2628</text:p>
          </table:table-cell>
          <table:table-cell office:value-type="string">
            <text:p>7.225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Yousif, Mr. Wazli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47">
            <text:p>2647</text:p>
          </table:table-cell>
          <table:table-cell office:value-type="string">
            <text:p>7.225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Yousseff, Mr. Geriou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27">
            <text:p>2627</text:p>
          </table:table-cell>
          <table:table-cell office:value-type="string">
            <text:p>14.4583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Yrois, Miss. Henriette ("Mrs Harbeck"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8747">
            <text:p>248747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Zabour, Miss. Hileni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65">
            <text:p>2665</text:p>
          </table:table-cell>
          <table:table-cell office:value-type="string">
            <text:p>14.454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Zabour, Miss. Thamine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65">
            <text:p>2665</text:p>
          </table:table-cell>
          <table:table-cell office:value-type="string">
            <text:p>14.4542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Zakarian, Mr. Mapriededer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656">
            <text:p>2656</text:p>
          </table:table-cell>
          <table:table-cell office:value-type="string">
            <text:p>7.225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Zakarian, Mr. Ortin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670">
            <text:p>2670</text:p>
          </table:table-cell>
          <table:table-cell office:value-type="string">
            <text:p>7.225</text:p>
          </table:table-cell>
          <table:table-cell/>
          <table:table-cell office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Zimmerman, Mr. Leo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15082">
            <text:p>315082</text:p>
          </table:table-cell>
          <table:table-cell office:value-type="string">
            <text:p>7.875</text:p>
          </table:table-cell>
          <table:table-cell/>
          <table:table-cell office:value-type="string">
            <text:p>S</text:p>
          </table:table-cell>
          <table:table-cell table:number-columns-repeated="1012"/>
        </table:table-row>
        <table:table-row table:style-name="ro1" table:number-rows-repeated="10472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feboats" table:style-name="ta1">
        <table:table-column table:style-name="co2" table:number-columns-repeated="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11" table:default-cell-style-name="ce1"/>
        <table:table-row table:style-name="ro1">
          <table:table-cell table:style-name="ce6" office:value-type="string">
            <text:p>LifeBoatId</text:p>
          </table:table-cell>
          <table:table-cell table:style-name="ce6" office:value-type="string">
            <text:p>LifeBoatCat</text:p>
          </table:table-cell>
          <table:table-cell table:style-name="ce6" office:value-type="string">
            <text:p>Side</text:p>
          </table:table-cell>
          <table:table-cell table:style-name="ce6" office:value-type="string">
            <text:p>Position</text:p>
          </table:table-cell>
          <table:table-cell table:style-name="ce6" office:value-type="string">
            <text:p>Location</text:p>
          </table:table-cell>
          <table:table-cell table:style-name="ce6"/>
          <table:table-cell table:style-name="ce6" office:value-type="string">
            <text:p>LifeBoatCat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Places</text:p>
          </table:table-cell>
          <table:table-cell table:style-name="ce6"/>
          <table:table-cell table:style-name="ce6" office:value-type="string">
            <text:p>LifeBoatId</text:p>
          </table:table-cell>
          <table:table-cell table:style-name="ce6" office:value-type="string">
            <text:p>Launch_time</text:p>
          </table:table-cell>
          <table:table-cell table:style-name="ce6" office:value-type="string">
            <text:p>Recovery_time</text:p>
          </table:table-cell>
          <table:table-cell table:style-name="ce7" office:value-type="string">
            <text:p>Comment</text:p>
          </table:table-cell>
          <table:table-cell table:number-columns-repeated="4"/>
          <table:table-cell table:style-name="ce6"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cours</text:p>
          </table:table-cell>
          <table:table-cell office:value-type="string">
            <text:p>tribord</text:p>
          </table:table-cell>
          <table:table-cell office:value-type="string">
            <text:p>avant</text:p>
          </table:table-cell>
          <table:table-cell office:value-type="string">
            <text:p>passerelle navigation</text:p>
          </table:table-cell>
          <table:table-cell/>
          <table:table-cell office:value-type="string">
            <text:p>standard</text:p>
          </table:table-cell>
          <table:table-cell office:value-type="string">
            <text:p>bois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table:style-name="ce8" office:value-type="time" office:time-value="PT01H10M00S">
            <text:p>1:10:00 AM</text:p>
          </table:table-cell>
          <table:table-cell table:style-name="ce8" office:value-type="string">
            <text:p><text:s/>-</text:p>
          </table:table-cell>
          <table:table-cell table:style-name="ce7" office:value-type="string">
            <text:p>heure de prise en charge par le Carpahtia non trouvée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cours</text:p>
          </table:table-cell>
          <table:table-cell office:value-type="string">
            <text:p>babord</text:p>
          </table:table-cell>
          <table:table-cell office:value-type="string">
            <text:p>avant</text:p>
          </table:table-cell>
          <table:table-cell office:value-type="string">
            <text:p>passerelle navigation</text:p>
          </table:table-cell>
          <table:table-cell/>
          <table:table-cell office:value-type="string">
            <text:p>secours</text:p>
          </table:table-cell>
          <table:table-cell office:value-type="string">
            <text:p>bois</text:p>
          </table:table-cell>
          <table:table-cell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table:style-name="ce8" office:value-type="time" office:time-value="PT01H45M00S">
            <text:p>1:45:00 AM</text:p>
          </table:table-cell>
          <table:table-cell table:style-name="ce8" office:value-type="time" office:time-value="PT04H10M00S">
            <text:p>4:10:00 AM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andard</text:p>
          </table:table-cell>
          <table:table-cell office:value-type="string">
            <text:p>tribord</text:p>
          </table:table-cell>
          <table:table-cell office:value-type="string">
            <text:p>avant</text:p>
          </table:table-cell>
          <table:table-cell office:value-type="string">
            <text:p>pont</text:p>
          </table:table-cell>
          <table:table-cell/>
          <table:table-cell office:value-type="string">
            <text:p>radeau</text:p>
          </table:table-cell>
          <table:table-cell office:value-type="string">
            <text:p>bois et toile</text:p>
          </table:table-cell>
          <table:table-cell office:value-type="float" office:value="47">
            <text:p>47</text:p>
          </table:table-cell>
          <table:table-cell/>
          <table:table-cell office:value-type="float" office:value="3">
            <text:p>3</text:p>
          </table:table-cell>
          <table:table-cell table:style-name="ce8" office:value-type="time" office:time-value="PT01H05M00S">
            <text:p>1:05:00 AM</text:p>
          </table:table-cell>
          <table:table-cell table:style-name="ce8" office:value-type="time" office:time-value="PT07H30M00S">
            <text:p>7:30:00 AM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andard</text:p>
          </table:table-cell>
          <table:table-cell office:value-type="string">
            <text:p>babord</text:p>
          </table:table-cell>
          <table:table-cell office:value-type="string">
            <text:p>avant</text:p>
          </table:table-cell>
          <table:table-cell office:value-type="string">
            <text:p>pont</text:p>
          </table:table-cell>
          <table:table-cell table:number-columns-repeated="5"/>
          <table:table-cell office:value-type="float" office:value="4">
            <text:p>4</text:p>
          </table:table-cell>
          <table:table-cell table:style-name="ce8" office:value-type="time" office:time-value="PT01H55M00S">
            <text:p>1:55:00 AM</text:p>
          </table:table-cell>
          <table:table-cell table:style-name="ce8" office:value-type="time" office:time-value="PT08H00M00S">
            <text:p>8:00:00 AM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tandard</text:p>
          </table:table-cell>
          <table:table-cell office:value-type="string">
            <text:p>tribord</text:p>
          </table:table-cell>
          <table:table-cell office:value-type="string">
            <text:p>avant</text:p>
          </table:table-cell>
          <table:table-cell office:value-type="string">
            <text:p>pont</text:p>
          </table:table-cell>
          <table:table-cell table:number-columns-repeated="5"/>
          <table:table-cell office:value-type="float" office:value="5">
            <text:p>5</text:p>
          </table:table-cell>
          <table:table-cell table:style-name="ce8" office:value-type="time" office:time-value="PT01H55M00S">
            <text:p>1:55:00 AM</text:p>
          </table:table-cell>
          <table:table-cell table:style-name="ce8" office:value-type="time" office:time-value="PT06H00M00S">
            <text:p>6:00:00 AM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andard</text:p>
          </table:table-cell>
          <table:table-cell office:value-type="string">
            <text:p>babord</text:p>
          </table:table-cell>
          <table:table-cell office:value-type="string">
            <text:p>avant</text:p>
          </table:table-cell>
          <table:table-cell office:value-type="string">
            <text:p>pont</text:p>
          </table:table-cell>
          <table:table-cell table:number-columns-repeated="5"/>
          <table:table-cell office:value-type="float" office:value="6">
            <text:p>6</text:p>
          </table:table-cell>
          <table:table-cell table:style-name="ce8" office:value-type="time" office:time-value="PT01H55M00S">
            <text:p>1:55:00 AM</text:p>
          </table:table-cell>
          <table:table-cell table:style-name="ce8" office:value-type="time" office:time-value="PT08H00M00S">
            <text:p>8:00:00 AM</text:p>
          </table:table-cell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tandard</text:p>
          </table:table-cell>
          <table:table-cell office:value-type="string">
            <text:p>tribord</text:p>
          </table:table-cell>
          <table:table-cell office:value-type="string">
            <text:p>avant</text:p>
          </table:table-cell>
          <table:table-cell office:value-type="string">
            <text:p>pont</text:p>
          </table:table-cell>
          <table:table-cell table:number-columns-repeated="3"/>
          <table:table-cell table:style-name="ce6"/>
          <table:table-cell/>
          <table:table-cell office:value-type="float" office:value="7">
            <text:p>7</text:p>
          </table:table-cell>
          <table:table-cell table:style-name="ce8" office:value-type="time" office:time-value="PT01H45M00S">
            <text:p>1:45:00 AM</text:p>
          </table:table-cell>
          <table:table-cell table:style-name="ce8" office:value-type="time" office:time-value="PT06H15M00S">
            <text:p>6:15:00 AM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andard</text:p>
          </table:table-cell>
          <table:table-cell office:value-type="string">
            <text:p>babord</text:p>
          </table:table-cell>
          <table:table-cell office:value-type="string">
            <text:p>avant</text:p>
          </table:table-cell>
          <table:table-cell office:value-type="string">
            <text:p>pont</text:p>
          </table:table-cell>
          <table:table-cell table:style-name="ce6"/>
          <table:table-cell table:number-columns-repeated="3"/>
          <table:table-cell table:style-name="ce6"/>
          <table:table-cell office:value-type="float" office:value="8">
            <text:p>8</text:p>
          </table:table-cell>
          <table:table-cell table:style-name="ce8" office:value-type="time" office:time-value="PT01H10M00S">
            <text:p>1:10:00 AM</text:p>
          </table:table-cell>
          <table:table-cell table:style-name="ce8" office:value-type="time" office:time-value="PT07H30M00S">
            <text:p>7:30:00 AM</text:p>
          </table:table-cell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tandard</text:p>
          </table:table-cell>
          <table:table-cell office:value-type="string">
            <text:p>tribord</text:p>
          </table:table-cell>
          <table:table-cell office:value-type="string">
            <text:p>arrière</text:p>
          </table:table-cell>
          <table:table-cell office:value-type="string">
            <text:p>pont</text:p>
          </table:table-cell>
          <table:table-cell table:number-columns-repeated="5"/>
          <table:table-cell office:value-type="float" office:value="9">
            <text:p>9</text:p>
          </table:table-cell>
          <table:table-cell table:style-name="ce8" office:value-type="time" office:time-value="PT01H20M00S">
            <text:p>1:20:00 AM</text:p>
          </table:table-cell>
          <table:table-cell table:style-name="ce8" office:value-type="time" office:time-value="PT06H15M00S">
            <text:p>6:15:00 AM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tandard</text:p>
          </table:table-cell>
          <table:table-cell office:value-type="string">
            <text:p>babord</text:p>
          </table:table-cell>
          <table:table-cell office:value-type="string">
            <text:p>arrière</text:p>
          </table:table-cell>
          <table:table-cell office:value-type="string">
            <text:p>pont</text:p>
          </table:table-cell>
          <table:table-cell table:number-columns-repeated="5"/>
          <table:table-cell office:value-type="float" office:value="10">
            <text:p>10</text:p>
          </table:table-cell>
          <table:table-cell table:style-name="ce8" office:value-type="time" office:time-value="PT01H20M00S">
            <text:p>1:20:00 AM</text:p>
          </table:table-cell>
          <table:table-cell table:style-name="ce8" office:value-type="time" office:time-value="PT08H00M00S">
            <text:p>8:00:00 AM</text:p>
          </table:table-cell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tandard</text:p>
          </table:table-cell>
          <table:table-cell office:value-type="string">
            <text:p>tribord</text:p>
          </table:table-cell>
          <table:table-cell office:value-type="string">
            <text:p>arrière</text:p>
          </table:table-cell>
          <table:table-cell office:value-type="string">
            <text:p>pont</text:p>
          </table:table-cell>
          <table:table-cell table:number-columns-repeated="5"/>
          <table:table-cell office:value-type="float" office:value="11">
            <text:p>11</text:p>
          </table:table-cell>
          <table:table-cell table:style-name="ce8" office:value-type="time" office:time-value="PT01H25M00S">
            <text:p>1:25:00 AM</text:p>
          </table:table-cell>
          <table:table-cell table:style-name="ce8" office:value-type="time" office:time-value="PT07H00M00S">
            <text:p>7:00:00 AM</text:p>
          </table:table-cell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tandard</text:p>
          </table:table-cell>
          <table:table-cell office:value-type="string">
            <text:p>babord</text:p>
          </table:table-cell>
          <table:table-cell office:value-type="string">
            <text:p>arrière</text:p>
          </table:table-cell>
          <table:table-cell office:value-type="string">
            <text:p>pont</text:p>
          </table:table-cell>
          <table:table-cell table:number-columns-repeated="5"/>
          <table:table-cell office:value-type="float" office:value="12">
            <text:p>12</text:p>
          </table:table-cell>
          <table:table-cell table:style-name="ce8" office:value-type="time" office:time-value="PT01H25M00S">
            <text:p>1:25:00 AM</text:p>
          </table:table-cell>
          <table:table-cell table:style-name="ce8" office:value-type="time" office:time-value="PT08H15M00S">
            <text:p>8:15:00 AM</text:p>
          </table:table-cell>
          <table:table-cell table:number-columns-repeated="101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ndard</text:p>
          </table:table-cell>
          <table:table-cell office:value-type="string">
            <text:p>tribord</text:p>
          </table:table-cell>
          <table:table-cell office:value-type="string">
            <text:p>arrière</text:p>
          </table:table-cell>
          <table:table-cell office:value-type="string">
            <text:p>pont</text:p>
          </table:table-cell>
          <table:table-cell table:number-columns-repeated="5"/>
          <table:table-cell office:value-type="float" office:value="13">
            <text:p>13</text:p>
          </table:table-cell>
          <table:table-cell table:style-name="ce8" office:value-type="time" office:time-value="PT01H35M00S">
            <text:p>1:35:00 AM</text:p>
          </table:table-cell>
          <table:table-cell table:style-name="ce8" office:value-type="time" office:time-value="PT06H30M00S">
            <text:p>6:30:00 AM</text:p>
          </table:table-cell>
          <table:table-cell table:number-columns-repeated="101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tandard</text:p>
          </table:table-cell>
          <table:table-cell office:value-type="string">
            <text:p>babord</text:p>
          </table:table-cell>
          <table:table-cell office:value-type="string">
            <text:p>arrière</text:p>
          </table:table-cell>
          <table:table-cell office:value-type="string">
            <text:p>pont</text:p>
          </table:table-cell>
          <table:table-cell table:number-columns-repeated="5"/>
          <table:table-cell office:value-type="float" office:value="14">
            <text:p>14</text:p>
          </table:table-cell>
          <table:table-cell table:style-name="ce8" office:value-type="time" office:time-value="PT01H30M00S">
            <text:p>1:30:00 AM</text:p>
          </table:table-cell>
          <table:table-cell table:style-name="ce8" office:value-type="time" office:time-value="PT07H15M00S">
            <text:p>7:15:00 AM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andard</text:p>
          </table:table-cell>
          <table:table-cell office:value-type="string">
            <text:p>tribord</text:p>
          </table:table-cell>
          <table:table-cell office:value-type="string">
            <text:p>arrière</text:p>
          </table:table-cell>
          <table:table-cell office:value-type="string">
            <text:p>pont</text:p>
          </table:table-cell>
          <table:table-cell table:number-columns-repeated="5"/>
          <table:table-cell office:value-type="float" office:value="15">
            <text:p>15</text:p>
          </table:table-cell>
          <table:table-cell table:style-name="ce8" office:value-type="time" office:time-value="PT01H35M00S">
            <text:p>1:35:00 AM</text:p>
          </table:table-cell>
          <table:table-cell table:style-name="ce8" office:value-type="time" office:time-value="PT07H30M00S">
            <text:p>7:30:00 AM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tandard</text:p>
          </table:table-cell>
          <table:table-cell office:value-type="string">
            <text:p>babord</text:p>
          </table:table-cell>
          <table:table-cell office:value-type="string">
            <text:p>arrière</text:p>
          </table:table-cell>
          <table:table-cell office:value-type="string">
            <text:p>pont</text:p>
          </table:table-cell>
          <table:table-cell table:number-columns-repeated="5"/>
          <table:table-cell office:value-type="float" office:value="16">
            <text:p>16</text:p>
          </table:table-cell>
          <table:table-cell table:style-name="ce8" office:value-type="time" office:time-value="PT01H35M00S">
            <text:p>1:35:00 AM</text:p>
          </table:table-cell>
          <table:table-cell table:style-name="ce8" office:value-type="time" office:time-value="PT06H45M00S">
            <text:p>6:45:00 AM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A</text:p>
          </table:table-cell>
          <table:table-cell office:value-type="string">
            <text:p>radeau</text:p>
          </table:table-cell>
          <table:table-cell office:value-type="string">
            <text:p>tribord</text:p>
          </table:table-cell>
          <table:table-cell office:value-type="string">
            <text:p>avant</text:p>
          </table:table-cell>
          <table:table-cell office:value-type="string">
            <text:p>toit quartier officiers</text:p>
          </table:table-cell>
          <table:table-cell table:number-columns-repeated="5"/>
          <table:table-cell table:style-name="ce4" office:value-type="string">
            <text:p>A</text:p>
          </table:table-cell>
          <table:table-cell table:style-name="ce9" office:value-type="time" office:time-value="PT02H15M00S">
            <text:p>2:15:00 AM</text:p>
          </table:table-cell>
          <table:table-cell table:style-name="ce8" office:value-type="string">
            <text:p><text:s/>-</text:p>
          </table:table-cell>
          <table:table-cell table:style-name="ce7" office:value-type="string">
            <text:p>dérive, sauvetage certains passager par canot 14, non récupéré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</text:p>
          </table:table-cell>
          <table:table-cell office:value-type="string">
            <text:p>radeau</text:p>
          </table:table-cell>
          <table:table-cell office:value-type="string">
            <text:p>babord</text:p>
          </table:table-cell>
          <table:table-cell office:value-type="string">
            <text:p>avant</text:p>
          </table:table-cell>
          <table:table-cell office:value-type="string">
            <text:p>toit quartier officiers</text:p>
          </table:table-cell>
          <table:table-cell table:number-columns-repeated="5"/>
          <table:table-cell table:style-name="ce4" office:value-type="string">
            <text:p>B</text:p>
          </table:table-cell>
          <table:table-cell table:style-name="ce10" office:value-type="time" office:time-value="PT02H15M00S">
            <text:p>2:15:00 AM</text:p>
          </table:table-cell>
          <table:table-cell table:style-name="ce8" office:value-type="string">
            <text:p><text:s/>- </text:p>
          </table:table-cell>
          <table:table-cell table:style-name="ce7" office:value-type="string">
            <text:p>s'est retourné, sauvetage certains passagers par canots 4 et 12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C</text:p>
          </table:table-cell>
          <table:table-cell office:value-type="string">
            <text:p>radeau</text:p>
          </table:table-cell>
          <table:table-cell office:value-type="string">
            <text:p>tribord</text:p>
          </table:table-cell>
          <table:table-cell office:value-type="string">
            <text:p>avant</text:p>
          </table:table-cell>
          <table:table-cell office:value-type="string">
            <text:p>pont</text:p>
          </table:table-cell>
          <table:table-cell table:number-columns-repeated="5"/>
          <table:table-cell table:style-name="ce4" office:value-type="string">
            <text:p>C</text:p>
          </table:table-cell>
          <table:table-cell table:style-name="ce10" office:value-type="time" office:time-value="PT01H40M00S">
            <text:p>1:40:00 AM</text:p>
          </table:table-cell>
          <table:table-cell table:style-name="ce8" office:value-type="time" office:time-value="PT05H45M00S">
            <text:p>5:45:00 AM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D</text:p>
          </table:table-cell>
          <table:table-cell office:value-type="string">
            <text:p>radeau</text:p>
          </table:table-cell>
          <table:table-cell office:value-type="string">
            <text:p>babord</text:p>
          </table:table-cell>
          <table:table-cell table:style-name="ce6" office:value-type="string">
            <text:p>avant</text:p>
          </table:table-cell>
          <table:table-cell office:value-type="string">
            <text:p>pont</text:p>
          </table:table-cell>
          <table:table-cell table:number-columns-repeated="5"/>
          <table:table-cell table:style-name="ce4" office:value-type="string">
            <text:p>D</text:p>
          </table:table-cell>
          <table:table-cell table:style-name="ce8" office:value-type="time" office:time-value="PT02H05M00S">
            <text:p>2:05:00 AM</text:p>
          </table:table-cell>
          <table:table-cell table:style-name="ce8" office:value-type="time" office:time-value="PT07H15M00S">
            <text:p>7:15:00 A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estics" table:style-name="ta2"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2" table:number-columns-repeated="1018" table:default-cell-style-name="ce1"/>
        <table:table-row table:style-name="ro2">
          <table:table-cell table:style-name="ce2" office:value-type="string">
            <text:p>Passenger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Role</text:p>
          </table:table-cell>
          <table:table-cell table:style-name="ce11" office:value-type="string">
            <text:p>serving</text:p>
          </table:table-cell>
          <table:table-cell table:style-name="ce2" office:value-type="string">
            <text:p>PassengerId</text:p>
          </table:table-cell>
          <table:table-cell table:style-name="ce2" office:value-type="string">
            <text:p>Name</text:p>
          </table:table-cell>
          <table:table-cell table:style-name="ce6" table:number-columns-repeated="1018"/>
        </table:table-row>
        <table:table-row table:style-name="ro2">
          <table:table-cell office:value-type="float" office:value="709">
            <text:p>709</text:p>
          </table:table-cell>
          <table:table-cell office:value-type="string">
            <text:p>Cleaver, Miss. Alice</text:p>
          </table:table-cell>
          <table:table-cell table:style-name="ce4" office:value-type="string">
            <text:p>nurse</text:p>
          </table:table-cell>
          <table:table-cell table:style-name="ce12" office:value-type="string">
            <text:p>&gt;&gt;&gt;</text:p>
          </table:table-cell>
          <table:table-cell office:value-type="float" office:value="306">
            <text:p>306</text:p>
          </table:table-cell>
          <table:table-cell office:value-type="string">
            <text:p>Allison, Master. Hudson Trevor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1001">
            <text:p>1001</text:p>
          </table:table-cell>
          <table:table-cell office:value-type="string">
            <text:p>Swane, Mr. George</text:p>
          </table:table-cell>
          <table:table-cell table:style-name="ce4" office:value-type="string">
            <text:p>chauffeur</text:p>
          </table:table-cell>
          <table:table-cell table:style-name="ce12" office:value-type="string">
            <text:p>&gt;&gt;&gt;</text:p>
          </table:table-cell>
          <table:table-cell office:value-type="float" office:value="1198">
            <text:p>1198</text:p>
          </table:table-cell>
          <table:table-cell office:value-type="string">
            <text:p>Allison, Mr. Hudson Joshua Creighton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346">
            <text:p>346</text:p>
          </table:table-cell>
          <table:table-cell office:value-type="string">
            <text:p>Brown, Miss. Amelia "Mildred"</text:p>
          </table:table-cell>
          <table:table-cell table:style-name="ce4" office:value-type="string">
            <text:p>cuisinière</text:p>
          </table:table-cell>
          <table:table-cell table:style-name="ce12" office:value-type="string">
            <text:p>&gt;&gt;&gt;</text:p>
          </table:table-cell>
          <table:table-cell office:value-type="float" office:value="499">
            <text:p>499</text:p>
          </table:table-cell>
          <table:table-cell office:value-type="string">
            <text:p>Allison, Mrs. Hudson J C (Bessie Waldo Daniels)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1033">
            <text:p>1033</text:p>
          </table:table-cell>
          <table:table-cell office:value-type="string">
            <text:p>Daniels, Miss. Sarah</text:p>
          </table:table-cell>
          <table:table-cell table:style-name="ce4" office:value-type="string">
            <text:p>gouvernante</text:p>
          </table:table-cell>
          <table:table-cell table:style-name="ce12" office:value-type="string">
            <text:p>&gt;&gt;&gt;</text:p>
          </table:table-cell>
          <table:table-cell office:value-type="float" office:value="499">
            <text:p>499</text:p>
          </table:table-cell>
          <table:table-cell office:value-type="string">
            <text:p>Allison, Mrs. Hudson J C (Bessie Waldo Daniels)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2">
          <table:table-cell office:value-type="float" office:value="558">
            <text:p>558</text:p>
          </table:table-cell>
          <table:table-cell office:value-type="string">
            <text:p>Robbins, Mr. Victor</text:p>
          </table:table-cell>
          <table:table-cell table:style-name="ce4" office:value-type="string">
            <text:p>valet</text:p>
          </table:table-cell>
          <table:table-cell table:style-name="ce12" office:value-type="string">
            <text:p>&gt;&gt;&gt;</text:p>
          </table:table-cell>
          <table:table-cell office:value-type="float" office:value="1094">
            <text:p>1094</text:p>
          </table:table-cell>
          <table:table-cell office:value-type="string">
            <text:p>Astor, Col. John Jacob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381">
            <text:p>381</text:p>
          </table:table-cell>
          <table:table-cell office:value-type="string">
            <text:p>Bidois, Miss. Rosalie</text:p>
          </table:table-cell>
          <table:table-cell table:style-name="ce4" office:value-type="string">
            <text:p>gouvernante</text:p>
          </table:table-cell>
          <table:table-cell table:style-name="ce12" office:value-type="string">
            <text:p>&gt;&gt;&gt;</text:p>
          </table:table-cell>
          <table:table-cell office:value-type="float" office:value="701">
            <text:p>701</text:p>
          </table:table-cell>
          <table:table-cell office:value-type="string">
            <text:p>Astor, Mrs. John Jacob (Madeleine Talmadge Force)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717">
            <text:p>717</text:p>
          </table:table-cell>
          <table:table-cell office:value-type="string">
            <text:p>Endres, Miss. Caroline Louise</text:p>
          </table:table-cell>
          <table:table-cell table:style-name="ce4" office:value-type="string">
            <text:p>infirmière</text:p>
          </table:table-cell>
          <table:table-cell table:style-name="ce12" office:value-type="string">
            <text:p>&gt;&gt;&gt;</text:p>
          </table:table-cell>
          <table:table-cell office:value-type="float" office:value="701">
            <text:p>701</text:p>
          </table:table-cell>
          <table:table-cell office:value-type="string">
            <text:p>Astor, Mrs. John Jacob (Madeleine Talmadge Force)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642">
            <text:p>642</text:p>
          </table:table-cell>
          <table:table-cell office:value-type="string">
            <text:p>Sägesser, Mlle. Emma</text:p>
          </table:table-cell>
          <table:table-cell table:style-name="ce4" office:value-type="string">
            <text:p>gouvernante</text:p>
          </table:table-cell>
          <table:table-cell table:style-name="ce12" office:value-type="string">
            <text:p>&gt;&gt;&gt;</text:p>
          </table:table-cell>
          <table:table-cell office:value-type="float" office:value="370">
            <text:p>370</text:p>
          </table:table-cell>
          <table:table-cell office:value-type="string">
            <text:p>Aubart, Mme. Leontine Pauline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219">
            <text:p>219</text:p>
          </table:table-cell>
          <table:table-cell office:value-type="string">
            <text:p>Bazzani, Miss. Albina</text:p>
          </table:table-cell>
          <table:table-cell table:style-name="ce4" office:value-type="string">
            <text:p>gouvernante</text:p>
          </table:table-cell>
          <table:table-cell table:style-name="ce12" office:value-type="string">
            <text:p>&gt;&gt;&gt;</text:p>
          </table:table-cell>
          <table:table-cell office:value-type="float" office:value="940">
            <text:p>940</text:p>
          </table:table-cell>
          <table:table-cell office:value-type="string">
            <text:p>Bucknell, Mrs. William Robert (Emma Eliza Ward)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738">
            <text:p>738</text:p>
          </table:table-cell>
          <table:table-cell office:value-type="string">
            <text:p>Lesurer, Mr. Gustave J</text:p>
          </table:table-cell>
          <table:table-cell table:style-name="ce4" office:value-type="string">
            <text:p>valet</text:p>
          </table:table-cell>
          <table:table-cell table:style-name="ce12" office:value-type="string">
            <text:p>&gt;&gt;&gt;</text:p>
          </table:table-cell>
          <table:table-cell office:value-type="float" office:value="680">
            <text:p>680</text:p>
          </table:table-cell>
          <table:table-cell office:value-type="string">
            <text:p>Cardeza, Mr. Thomas Drake Martinez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259">
            <text:p>259</text:p>
          </table:table-cell>
          <table:table-cell office:value-type="string">
            <text:p>Ward, Miss. Anna</text:p>
          </table:table-cell>
          <table:table-cell table:style-name="ce4" office:value-type="string">
            <text:p>gouvernante</text:p>
          </table:table-cell>
          <table:table-cell table:style-name="ce12" office:value-type="string">
            <text:p>&gt;&gt;&gt;</text:p>
          </table:table-cell>
          <table:table-cell office:value-type="float" office:value="1235">
            <text:p>1235</text:p>
          </table:table-cell>
          <table:table-cell office:value-type="string">
            <text:p>Cardeza, Mrs. James Warburton Martinez (Charlotte Wardle Drake)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970">
            <text:p>970</text:p>
          </table:table-cell>
          <table:table-cell office:value-type="string">
            <text:p>Aldworth, Mr. Charles Augustus</text:p>
          </table:table-cell>
          <table:table-cell table:style-name="ce4" office:value-type="string">
            <text:p>chauffeur</text:p>
          </table:table-cell>
          <table:table-cell table:style-name="ce12" office:value-type="string">
            <text:p>&gt;&gt;&gt;</text:p>
          </table:table-cell>
          <table:table-cell office:value-type="float" office:value="391">
            <text:p>391</text:p>
          </table:table-cell>
          <table:table-cell office:value-type="string">
            <text:p>Carter, Mr. William Ernest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843">
            <text:p>843</text:p>
          </table:table-cell>
          <table:table-cell office:value-type="string">
            <text:p>Serepeca, Miss. Augusta</text:p>
          </table:table-cell>
          <table:table-cell table:style-name="ce4" office:value-type="string">
            <text:p>gouvernante</text:p>
          </table:table-cell>
          <table:table-cell table:style-name="ce12" office:value-type="string">
            <text:p>&gt;&gt;&gt;</text:p>
          </table:table-cell>
          <table:table-cell office:value-type="float" office:value="764">
            <text:p>764</text:p>
          </table:table-cell>
          <table:table-cell office:value-type="string">
            <text:p>Carter, Mrs. William Ernest (Lucile Polk)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291">
            <text:p>291</text:p>
          </table:table-cell>
          <table:table-cell office:value-type="string">
            <text:p>Barber, Miss. Ellen "Nellie"</text:p>
          </table:table-cell>
          <table:table-cell table:style-name="ce4" office:value-type="string">
            <text:p>gouvernante</text:p>
          </table:table-cell>
          <table:table-cell table:style-name="ce12" office:value-type="string">
            <text:p>&gt;&gt;&gt;</text:p>
          </table:table-cell>
          <table:table-cell office:value-type="float" office:value="988">
            <text:p>988</text:p>
          </table:table-cell>
          <table:table-cell office:value-type="string">
            <text:p>Cavendish, Mrs. Tyrell William (Julia Florence Siegel)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538">
            <text:p>538</text:p>
          </table:table-cell>
          <table:table-cell office:value-type="string">
            <text:p>LeRoy, Miss. Bertha</text:p>
          </table:table-cell>
          <table:table-cell table:style-name="ce4" office:value-type="string">
            <text:p>gouvernante</text:p>
          </table:table-cell>
          <table:table-cell table:style-name="ce12" office:value-type="string">
            <text:p>&gt;&gt;&gt;</text:p>
          </table:table-cell>
          <table:table-cell office:value-type="float" office:value="1131">
            <text:p>1131</text:p>
          </table:table-cell>
          <table:table-cell office:value-type="string">
            <text:p>Douglas, Mrs. Walter Donald (Mahala Dutton)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310">
            <text:p>310</text:p>
          </table:table-cell>
          <table:table-cell office:value-type="string">
            <text:p>Francatelli, Miss. Laura Mabel</text:p>
          </table:table-cell>
          <table:table-cell table:style-name="ce4" office:value-type="string">
            <text:p>domestique</text:p>
          </table:table-cell>
          <table:table-cell table:style-name="ce12" office:value-type="string">
            <text:p>&gt;&gt;&gt;</text:p>
          </table:table-cell>
          <table:table-cell office:value-type="float" office:value="557">
            <text:p>557</text:p>
          </table:table-cell>
          <table:table-cell office:value-type="string">
            <text:p>Duff Gordon, Lady. (Lucille Christiana Sutherland) ("Mrs Morgan")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610">
            <text:p>610</text:p>
          </table:table-cell>
          <table:table-cell office:value-type="string">
            <text:p>Shute, Miss. Elizabeth W</text:p>
          </table:table-cell>
          <table:table-cell table:style-name="ce4" office:value-type="string">
            <text:p>gouvernante</text:p>
          </table:table-cell>
          <table:table-cell table:style-name="ce12" office:value-type="string">
            <text:p>&gt;&gt;&gt;</text:p>
          </table:table-cell>
          <table:table-cell office:value-type="float" office:value="888">
            <text:p>888</text:p>
          </table:table-cell>
          <table:table-cell office:value-type="string">
            <text:p>Graham, Miss. Margaret Edith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Giglio, Mr. Victor</text:p>
          </table:table-cell>
          <table:table-cell table:style-name="ce4" office:value-type="string">
            <text:p>valet</text:p>
          </table:table-cell>
          <table:table-cell table:style-name="ce12" office:value-type="string">
            <text:p>&gt;&gt;&gt;</text:p>
          </table:table-cell>
          <table:table-cell office:value-type="float" office:value="790">
            <text:p>790</text:p>
          </table:table-cell>
          <table:table-cell office:value-type="string">
            <text:p>Guggenheim, Mr. Benjamin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182">
            <text:p>182</text:p>
          </table:table-cell>
          <table:table-cell office:value-type="string">
            <text:p>Pernot, Mr. Rene</text:p>
          </table:table-cell>
          <table:table-cell table:style-name="ce4" office:value-type="string">
            <text:p>chauffeur</text:p>
          </table:table-cell>
          <table:table-cell table:style-name="ce12" office:value-type="string">
            <text:p>&gt;&gt;&gt;</text:p>
          </table:table-cell>
          <table:table-cell office:value-type="float" office:value="790">
            <text:p>790</text:p>
          </table:table-cell>
          <table:table-cell office:value-type="string">
            <text:p>Guggenheim, Mr. Benjamin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682">
            <text:p>682</text:p>
          </table:table-cell>
          <table:table-cell office:value-type="string">
            <text:p>Hassab, Mr. Hammad</text:p>
          </table:table-cell>
          <table:table-cell table:style-name="ce4" office:value-type="string">
            <text:p>guide-interprète</text:p>
          </table:table-cell>
          <table:table-cell table:style-name="ce12" office:value-type="string">
            <text:p>&gt;&gt;&gt;</text:p>
          </table:table-cell>
          <table:table-cell office:value-type="float" office:value="646">
            <text:p>646</text:p>
          </table:table-cell>
          <table:table-cell office:value-type="string">
            <text:p>Harper, Mr. Henry Sleeper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2">
          <table:table-cell office:value-type="float" office:value="1282">
            <text:p>1282</text:p>
          </table:table-cell>
          <table:table-cell office:value-type="string">
            <text:p>Payne, Mr. Vivian Ponsonby</text:p>
          </table:table-cell>
          <table:table-cell table:style-name="ce4" office:value-type="string">
            <text:p>assistant</text:p>
          </table:table-cell>
          <table:table-cell table:style-name="ce12" office:value-type="string">
            <text:p>&gt;&gt;&gt;</text:p>
          </table:table-cell>
          <table:table-cell office:value-type="float" office:value="1200">
            <text:p>1200</text:p>
          </table:table-cell>
          <table:table-cell office:value-type="string">
            <text:p>Hays, Mr. Charles Melville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521">
            <text:p>521</text:p>
          </table:table-cell>
          <table:table-cell office:value-type="string">
            <text:p>Perreault, Miss. Anne</text:p>
          </table:table-cell>
          <table:table-cell table:style-name="ce4" office:value-type="string">
            <text:p>gouvernante</text:p>
          </table:table-cell>
          <table:table-cell table:style-name="ce12" office:value-type="string">
            <text:p>&gt;&gt;&gt;</text:p>
          </table:table-cell>
          <table:table-cell office:value-type="float" office:value="821">
            <text:p>821</text:p>
          </table:table-cell>
          <table:table-cell office:value-type="string">
            <text:p>Hays, Mrs. Charles Melville (Clara Jennings Gregg)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2">
          <table:table-cell office:value-type="float" office:value="816">
            <text:p>816</text:p>
          </table:table-cell>
          <table:table-cell office:value-type="string">
            <text:p>Fry, Mr. Richard</text:p>
          </table:table-cell>
          <table:table-cell table:style-name="ce4" office:value-type="string">
            <text:p>valet</text:p>
          </table:table-cell>
          <table:table-cell table:style-name="ce12" office:value-type="string">
            <text:p>&gt;&gt;&gt;</text:p>
          </table:table-cell>
          <table:table-cell office:value-type="float" office:value="1264">
            <text:p>1264</text:p>
          </table:table-cell>
          <table:table-cell office:value-type="string">
            <text:p>Ismay, Mr. Joseph Bruce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264">
            <text:p>264</text:p>
          </table:table-cell>
          <table:table-cell office:value-type="string">
            <text:p>Harrison, Mr. William</text:p>
          </table:table-cell>
          <table:table-cell table:style-name="ce4" office:value-type="string">
            <text:p>secrétaire</text:p>
          </table:table-cell>
          <table:table-cell table:style-name="ce12" office:value-type="string">
            <text:p>&gt;&gt;&gt;</text:p>
          </table:table-cell>
          <table:table-cell office:value-type="float" office:value="1264">
            <text:p>1264</text:p>
          </table:table-cell>
          <table:table-cell office:value-type="string">
            <text:p>Ismay, Mr. Joseph Bruce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2">
          <table:table-cell office:value-type="float" office:value="603">
            <text:p>603</text:p>
          </table:table-cell>
          <table:table-cell office:value-type="string">
            <text:p>Harrington, Mr. Charles H</text:p>
          </table:table-cell>
          <table:table-cell table:style-name="ce4" office:value-type="string">
            <text:p>valet</text:p>
          </table:table-cell>
          <table:table-cell table:style-name="ce12" office:value-type="string">
            <text:p>&gt;&gt;&gt;</text:p>
          </table:table-cell>
          <table:table-cell office:value-type="float" office:value="959">
            <text:p>959</text:p>
          </table:table-cell>
          <table:table-cell office:value-type="string">
            <text:p>Moore, Mr. Clarence Bloomfield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1306">
            <text:p>1306</text:p>
          </table:table-cell>
          <table:table-cell office:value-type="string">
            <text:p>Oliva y Ocana, Dona. Fermina</text:p>
          </table:table-cell>
          <table:table-cell table:style-name="ce4" office:value-type="string">
            <text:p>gouvernante</text:p>
          </table:table-cell>
          <table:table-cell table:style-name="ce12" office:value-type="string">
            <text:p>&gt;&gt;&gt;</text:p>
          </table:table-cell>
          <table:table-cell office:value-type="float" office:value="308">
            <text:p>308</text:p>
          </table:table-cell>
          <table:table-cell office:value-type="string">
            <text:p>Peñasco y Castellana, Mrs. Victor de Satode (Maria Josefa Perez de Soto y Vallejo)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1216">
            <text:p>1216</text:p>
          </table:table-cell>
          <table:table-cell office:value-type="string">
            <text:p>Kreuchen, Miss. Emilie</text:p>
          </table:table-cell>
          <table:table-cell table:style-name="ce4" office:value-type="string">
            <text:p>gouvernante</text:p>
          </table:table-cell>
          <table:table-cell table:style-name="ce12" office:value-type="string">
            <text:p>&gt;&gt;&gt;</text:p>
          </table:table-cell>
          <table:table-cell office:value-type="float" office:value="780">
            <text:p>780</text:p>
          </table:table-cell>
          <table:table-cell office:value-type="string">
            <text:p>Robert, Mrs. Edward Scott (Elisabeth Walton McMillan)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505">
            <text:p>505</text:p>
          </table:table-cell>
          <table:table-cell office:value-type="string">
            <text:p>Maioni, Miss. Roberta</text:p>
          </table:table-cell>
          <table:table-cell table:style-name="ce4" office:value-type="string">
            <text:p>gouvernante</text:p>
          </table:table-cell>
          <table:table-cell table:style-name="ce12" office:value-type="string">
            <text:p>&gt;&gt;&gt;</text:p>
          </table:table-cell>
          <table:table-cell office:value-type="float" office:value="760">
            <text:p>760</text:p>
          </table:table-cell>
          <table:table-cell office:value-type="string">
            <text:p>Rothes, the Countess. of (Lucy Noel Martha Dyer-Edwards)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1267">
            <text:p>1267</text:p>
          </table:table-cell>
          <table:table-cell office:value-type="string">
            <text:p>Bowen, Miss. Grace Scott</text:p>
          </table:table-cell>
          <table:table-cell table:style-name="ce4" office:value-type="string">
            <text:p>gouvernante</text:p>
          </table:table-cell>
          <table:table-cell table:style-name="ce12" office:value-type="string">
            <text:p>&gt;&gt;&gt;</text:p>
          </table:table-cell>
          <table:table-cell office:value-type="float" office:value="956">
            <text:p>956</text:p>
          </table:table-cell>
          <table:table-cell office:value-type="string">
            <text:p>Ryerson, Master. John Borie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951">
            <text:p>951</text:p>
          </table:table-cell>
          <table:table-cell office:value-type="string">
            <text:p>Chaudanson, Miss. Victorine</text:p>
          </table:table-cell>
          <table:table-cell table:style-name="ce4" office:value-type="string">
            <text:p>gouvernante</text:p>
          </table:table-cell>
          <table:table-cell table:style-name="ce12" office:value-type="string">
            <text:p>&gt;&gt;&gt;</text:p>
          </table:table-cell>
          <table:table-cell office:value-type="float" office:value="1034">
            <text:p>1034</text:p>
          </table:table-cell>
          <table:table-cell office:value-type="string">
            <text:p>Ryerson, Mr. Arthur Larned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338">
            <text:p>338</text:p>
          </table:table-cell>
          <table:table-cell office:value-type="string">
            <text:p>Burns, Miss. Elizabeth Margaret</text:p>
          </table:table-cell>
          <table:table-cell table:style-name="ce4" office:value-type="string">
            <text:p>nurse</text:p>
          </table:table-cell>
          <table:table-cell table:style-name="ce12" office:value-type="string">
            <text:p>&gt;&gt;&gt;</text:p>
          </table:table-cell>
          <table:table-cell office:value-type="float" office:value="1088">
            <text:p>1088</text:p>
          </table:table-cell>
          <table:table-cell office:value-type="string">
            <text:p>Spedden, Mr. Robert Douglas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1263">
            <text:p>1263</text:p>
          </table:table-cell>
          <table:table-cell office:value-type="string">
            <text:p>Wilson, Miss. Helen Alice</text:p>
          </table:table-cell>
          <table:table-cell table:style-name="ce4" office:value-type="string">
            <text:p>gouvernante</text:p>
          </table:table-cell>
          <table:table-cell table:style-name="ce12" office:value-type="string">
            <text:p>&gt;&gt;&gt;</text:p>
          </table:table-cell>
          <table:table-cell office:value-type="float" office:value="320">
            <text:p>320</text:p>
          </table:table-cell>
          <table:table-cell office:value-type="string">
            <text:p>Spedden, Mrs. Frederic Oakley (Margaretta Corning Stone)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196">
            <text:p>196</text:p>
          </table:table-cell>
          <table:table-cell office:value-type="string">
            <text:p>Lurette, Miss. Elise</text:p>
          </table:table-cell>
          <table:table-cell table:style-name="ce4" office:value-type="string">
            <text:p>gouvernante</text:p>
          </table:table-cell>
          <table:table-cell table:style-name="ce12" office:value-type="string">
            <text:p>&gt;&gt;&gt;</text:p>
          </table:table-cell>
          <table:table-cell office:value-type="float" office:value="32">
            <text:p>32</text:p>
          </table:table-cell>
          <table:table-cell office:value-type="string">
            <text:p>Spencer, Mrs. William Augustus (Marie Eugenie)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Icard, Miss. Amelie</text:p>
          </table:table-cell>
          <table:table-cell table:style-name="ce4" office:value-type="string">
            <text:p>gouvernante</text:p>
          </table:table-cell>
          <table:table-cell table:style-name="ce12" office:value-type="string">
            <text:p>&gt;&gt;&gt;</text:p>
          </table:table-cell>
          <table:table-cell office:value-type="float" office:value="830">
            <text:p>830</text:p>
          </table:table-cell>
          <table:table-cell office:value-type="string">
            <text:p>Stone, Mrs. George Nelson (Martha Evelyn)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1048">
            <text:p>1048</text:p>
          </table:table-cell>
          <table:table-cell office:value-type="string">
            <text:p>Bird, Miss. Ellen</text:p>
          </table:table-cell>
          <table:table-cell table:style-name="ce4" office:value-type="string">
            <text:p>gouvernante</text:p>
          </table:table-cell>
          <table:table-cell table:style-name="ce12" office:value-type="string">
            <text:p>&gt;&gt;&gt;</text:p>
          </table:table-cell>
          <table:table-cell office:value-type="float" office:value="1006">
            <text:p>1006</text:p>
          </table:table-cell>
          <table:table-cell office:value-type="string">
            <text:p>Straus, Mrs. Isidor (Rosalie Ida Blun)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307">
            <text:p>307</text:p>
          </table:table-cell>
          <table:table-cell office:value-type="string">
            <text:p>Fleming, Miss. Margaret</text:p>
          </table:table-cell>
          <table:table-cell table:style-name="ce4" office:value-type="string">
            <text:p>gouvernante</text:p>
          </table:table-cell>
          <table:table-cell table:style-name="ce12" office:value-type="string">
            <text:p>&gt;&gt;&gt;</text:p>
          </table:table-cell>
          <table:table-cell office:value-type="float" office:value="582">
            <text:p>582</text:p>
          </table:table-cell>
          <table:table-cell office:value-type="string">
            <text:p>Thayer, Mrs. John Borland (Marian Longstreth Morris)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270">
            <text:p>270</text:p>
          </table:table-cell>
          <table:table-cell office:value-type="string">
            <text:p>Bissette, Miss. Amelia</text:p>
          </table:table-cell>
          <table:table-cell table:style-name="ce4" office:value-type="string">
            <text:p>gouvernante</text:p>
          </table:table-cell>
          <table:table-cell table:style-name="ce12" office:value-type="string">
            <text:p>&gt;&gt;&gt;</text:p>
          </table:table-cell>
          <table:table-cell office:value-type="float" office:value="1206">
            <text:p>1206</text:p>
          </table:table-cell>
          <table:table-cell office:value-type="string">
            <text:p>White, Mrs. John Stuart (Ella Holmes)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374">
            <text:p>374</text:p>
          </table:table-cell>
          <table:table-cell office:value-type="string">
            <text:p>Ringhini, Mr. Sante</text:p>
          </table:table-cell>
          <table:table-cell table:style-name="ce4" office:value-type="string">
            <text:p>valet</text:p>
          </table:table-cell>
          <table:table-cell table:style-name="ce12" office:value-type="string">
            <text:p>&gt;&gt;&gt;</text:p>
          </table:table-cell>
          <table:table-cell office:value-type="float" office:value="1206">
            <text:p>1206</text:p>
          </table:table-cell>
          <table:table-cell office:value-type="string">
            <text:p>White, Mrs. John Stuart (Ella Holmes)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967">
            <text:p>967</text:p>
          </table:table-cell>
          <table:table-cell office:value-type="string">
            <text:p>Keeping, Mr. Edwin</text:p>
          </table:table-cell>
          <table:table-cell table:style-name="ce4" office:value-type="string">
            <text:p>valet</text:p>
          </table:table-cell>
          <table:table-cell table:style-name="ce12" office:value-type="string">
            <text:p>&gt;&gt;&gt;</text:p>
          </table:table-cell>
          <table:table-cell office:value-type="float" office:value="1299">
            <text:p>1299</text:p>
          </table:table-cell>
          <table:table-cell office:value-type="string">
            <text:p>Widener, Mr. George Dunton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3">
          <table:table-cell office:value-type="float" office:value="966">
            <text:p>966</text:p>
          </table:table-cell>
          <table:table-cell office:value-type="string">
            <text:p>Geiger, Miss. Amalie</text:p>
          </table:table-cell>
          <table:table-cell table:style-name="ce4" office:value-type="string">
            <text:p>gouvernante</text:p>
          </table:table-cell>
          <table:table-cell table:style-name="ce12" office:value-type="string">
            <text:p>&gt;&gt;&gt;</text:p>
          </table:table-cell>
          <table:table-cell office:value-type="float" office:value="1110">
            <text:p>1110</text:p>
          </table:table-cell>
          <table:table-cell office:value-type="string">
            <text:p>Widener, Mrs. George Dunton (Eleanor Elkins)</text:p>
          </table:table-cell>
          <table:table-cell/>
          <table:table-cell table:style-name="ce13"/>
          <table:table-cell table:style-name="ce4"/>
          <table:table-cell table:number-columns-repeated="1015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Passengers.A2:Passengers.N131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libri Light" svg:font-family="'Calibri Light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time-style style:name="N810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 style:data-style-name="N0">
      <style:table-cell-properties fo:background-color="#d9e1f2"/>
    </style:style>
    <style:style style:name="_32_0_a0__25__20_-_20_Accent2" style:display-name="20 % - Accent2" style:family="table-cell" style:parent-style-name="Default" style:data-style-name="N0">
      <style:table-cell-properties fo:background-color="#fce4d6"/>
    </style:style>
    <style:style style:name="_32_0_a0__25__20_-_20_Accent3" style:display-name="20 % - Accent3" style:family="table-cell" style:parent-style-name="Default" style:data-style-name="N0">
      <style:table-cell-properties fo:background-color="#ededed"/>
    </style:style>
    <style:style style:name="_32_0_a0__25__20_-_20_Accent4" style:display-name="20 % - Accent4" style:family="table-cell" style:parent-style-name="Default" style:data-style-name="N0">
      <style:table-cell-properties fo:background-color="#fff2cc"/>
    </style:style>
    <style:style style:name="_32_0_a0__25__20_-_20_Accent5" style:display-name="20 % - Accent5" style:family="table-cell" style:parent-style-name="Default" style:data-style-name="N0">
      <style:table-cell-properties fo:background-color="#ddebf7"/>
    </style:style>
    <style:style style:name="_32_0_a0__25__20_-_20_Accent6" style:display-name="20 % - Accent6" style:family="table-cell" style:parent-style-name="Default" style:data-style-name="N0">
      <style:table-cell-properties fo:background-color="#e2efda"/>
    </style:style>
    <style:style style:name="_34_0_a0__25__20_-_20_Accent1" style:display-name="40 % - Accent1" style:family="table-cell" style:parent-style-name="Default" style:data-style-name="N0">
      <style:table-cell-properties fo:background-color="#b4c6e7"/>
    </style:style>
    <style:style style:name="_34_0_a0__25__20_-_20_Accent2" style:display-name="40 % - Accent2" style:family="table-cell" style:parent-style-name="Default" style:data-style-name="N0">
      <style:table-cell-properties fo:background-color="#f8cbad"/>
    </style:style>
    <style:style style:name="_34_0_a0__25__20_-_20_Accent3" style:display-name="40 % - Accent3" style:family="table-cell" style:parent-style-name="Default" style:data-style-name="N0">
      <style:table-cell-properties fo:background-color="#dbdbdb"/>
    </style:style>
    <style:style style:name="_34_0_a0__25__20_-_20_Accent4" style:display-name="40 % - Accent4" style:family="table-cell" style:parent-style-name="Default" style:data-style-name="N0">
      <style:table-cell-properties fo:background-color="#ffe699"/>
    </style:style>
    <style:style style:name="_34_0_a0__25__20_-_20_Accent5" style:display-name="40 % - Accent5" style:family="table-cell" style:parent-style-name="Default" style:data-style-name="N0">
      <style:table-cell-properties fo:background-color="#bdd7ee"/>
    </style:style>
    <style:style style:name="_34_0_a0__25__20_-_20_Accent6" style:display-name="40 % - Accent6" style:family="table-cell" style:parent-style-name="Default" style:data-style-name="N0">
      <style:table-cell-properties fo:background-color="#c6e0b4"/>
    </style:style>
    <style:style style:name="_36_0_a0__25__20_-_20_Accent1" style:display-name="60 % - Accent1" style:family="table-cell" style:parent-style-name="Default" style:data-style-name="N0">
      <style:table-cell-properties fo:background-color="#8ea9db"/>
    </style:style>
    <style:style style:name="_36_0_a0__25__20_-_20_Accent2" style:display-name="60 % - Accent2" style:family="table-cell" style:parent-style-name="Default" style:data-style-name="N0">
      <style:table-cell-properties fo:background-color="#f4b084"/>
    </style:style>
    <style:style style:name="_36_0_a0__25__20_-_20_Accent3" style:display-name="60 % - Accent3" style:family="table-cell" style:parent-style-name="Default" style:data-style-name="N0">
      <style:table-cell-properties fo:background-color="#c9c9c9"/>
    </style:style>
    <style:style style:name="_36_0_a0__25__20_-_20_Accent4" style:display-name="60 % - Accent4" style:family="table-cell" style:parent-style-name="Default" style:data-style-name="N0">
      <style:table-cell-properties fo:background-color="#ffd966"/>
    </style:style>
    <style:style style:name="_36_0_a0__25__20_-_20_Accent5" style:display-name="60 % - Accent5" style:family="table-cell" style:parent-style-name="Default" style:data-style-name="N0">
      <style:table-cell-properties fo:background-color="#9bc2e6"/>
    </style:style>
    <style:style style:name="_36_0_a0__25__20_-_20_Accent6" style:display-name="60 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Avertissement" style:family="table-cell" style:parent-style-name="Default" style:data-style-name="N0">
      <style:text-properties fo:color="#ff0000"/>
    </style:style>
    <style:style style:name="Calcul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ellule_20_liée" style:display-name="Cellule liée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Entrée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Insatisfaisant" style:family="table-cell" style:parent-style-name="Default" style:data-style-name="N0">
      <style:table-cell-properties fo:background-color="#ffc7ce"/>
      <style:text-properties fo:color="#9c0006"/>
    </style:style>
    <style:style style:name="Neutre" style:family="table-cell" style:parent-style-name="Default" style:data-style-name="N0">
      <style:table-cell-properties fo:background-color="#ffeb9c"/>
      <style:text-properties fo:color="#9c57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Sortie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exte_20_explicatif" style:display-name="Texte explicatif" style:family="table-cell" style:parent-style-name="Default" style:data-style-name="N0">
      <style:text-properties fo:color="#7f7f7f" fo:font-style="italic" style:font-style-asian="italic" style:font-style-complex="italic"/>
    </style:style>
    <style:style style:name="Titre" style:family="table-cell" style:parent-style-name="Default" style:data-style-name="N0">
      <style:text-properties fo:color="#44546a" style:font-name="Calibri Light" fo:font-size="18pt" style:font-name-asian="Calibri Light" style:font-size-asian="18pt" style:font-name-complex="Calibri Light" style:font-size-complex="18pt"/>
    </style:style>
    <style:style style:name="Titre_a0_1" style:display-name="Titre 1" style:family="table-cell" style:parent-style-name="Default" style:data-style-name="N0">
      <style:table-cell-properties fo:border-bottom="0.0346in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Titre_a0_2" style:display-name="Titre 2" style:family="table-cell" style:parent-style-name="Default" style:data-style-name="N0">
      <style:table-cell-properties fo:border-bottom="0.0346in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itre_a0_3" style:display-name="Titre 3" style:family="table-cell" style:parent-style-name="Default" style:data-style-name="N0">
      <style:table-cell-properties fo:border-bottom="0.028in solid #8ea9db" fo:border-left="none" fo:border-right="none" fo:border-top="none"/>
      <style:text-properties fo:color="#44546a" fo:font-weight="bold" style:font-weight-asian="bold" style:font-weight-complex="bold"/>
    </style:style>
    <style:style style:name="Titre_a0_4" style:display-name="Titre 4" style:family="table-cell" style:parent-style-name="Default" style:data-style-name="N0">
      <style:text-properties fo:color="#44546a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154in double #4472c4" style:border-line-width-bottom="0.0008in 0.0138in 0.0008in" fo:border-left="none" fo:border-right="none" fo:border-top="0.0008in solid #4472c4"/>
      <style:text-properties fo:font-weight="bold" style:font-weight-asian="bold" style:font-weight-complex="bold"/>
    </style:style>
    <style:style style:name="Vérification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5">12/05/2022</text:date>, <text:time>14:4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initial-creator>lejeunea</meta:initial-creator>
    <dc:creator>Anne Lejeune</dc:creator>
    <meta:creation-date>2022-11-30T19:50:54Z</meta:creation-date>
    <dc:date>2022-12-04T15:01:57Z</dc:date>
    <meta:document-statistic meta:table-count="3" meta:cell-count="15402" meta:object-count="0"/>
  </office:meta>
</office:document-meta>
</file>